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" table:style-name="ta1">
        <table:shapes>
          <draw:frame draw:z-index="0" draw:style-name="gr1" draw:text-style-name="P1" svg:width="11.7035in" svg:height="7.1843in" svg:x="3.1319in" svg:y="171.5972in">
            <draw:object draw:notify-on-update-of-ranges="PredictionTS.A2:PredictionTS.A997 PredictionTS.B2:PredictionTS.B997 PredictionTS.A2:PredictionTS.A997 PredictionTS.E2:PredictionTS.E9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0814" calcext:value-type="float">
            <text:p>1.2508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74556" calcext:value-type="float">
            <text:p>6.37E-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300416" calcext:value-type="float">
            <text:p>1.30041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7791447" calcext:value-type="float">
            <text:p>7.79E-0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383171" calcext:value-type="float">
            <text:p>1.38317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179743" calcext:value-type="float">
            <text:p>9.18E-0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450403" calcext:value-type="float">
            <text:p>1.45040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.056804" calcext:value-type="float">
            <text:p>1.06E+0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569873" calcext:value-type="float">
            <text:p>1.56987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.169705" calcext:value-type="float">
            <text:p>1.17E+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648426" calcext:value-type="float">
            <text:p>1.64842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269749" calcext:value-type="float">
            <text:p>1.27E+0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719707" calcext:value-type="float">
            <text:p>1.7197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369793" calcext:value-type="float">
            <text:p>1.37E+0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810387" calcext:value-type="float">
            <text:p>1.81038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.467358" calcext:value-type="float">
            <text:p>1.47E+0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882654" calcext:value-type="float">
            <text:p>1.88265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562522" calcext:value-type="float">
            <text:p>1.56E+0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914023" calcext:value-type="float">
            <text:p>1.91402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.657686" calcext:value-type="float">
            <text:p>1.66E+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61444" calcext:value-type="float">
            <text:p>1.96144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750564" calcext:value-type="float">
            <text:p>1.75E+0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.009333" calcext:value-type="float">
            <text:p>2.00933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83915" calcext:value-type="float">
            <text:p>1.84E+0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018422" calcext:value-type="float">
            <text:p>2.01842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927737" calcext:value-type="float">
            <text:p>1.93E+0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033551" calcext:value-type="float">
            <text:p>2.0335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2.01444" calcext:value-type="float">
            <text:p>2.01E+0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066635" calcext:value-type="float">
            <text:p>2.066635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2.092959" calcext:value-type="float">
            <text:p>2.09E+0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054949" calcext:value-type="float">
            <text:p>2.054949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.171478" calcext:value-type="float">
            <text:p>2.17E+0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050653" calcext:value-type="float">
            <text:p>2.05065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2.249666" calcext:value-type="float">
            <text:p>2.25E+0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111873" calcext:value-type="float">
            <text:p>2.11187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.315723" calcext:value-type="float">
            <text:p>2.32E+0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070689" calcext:value-type="float">
            <text:p>2.07068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381781" calcext:value-type="float">
            <text:p>2.38E+0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048648" calcext:value-type="float">
            <text:p>2.048648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447838" calcext:value-type="float">
            <text:p>2.45E+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629" calcext:value-type="float">
            <text:p>1.76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500721" calcext:value-type="float">
            <text:p>2.50E+0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83725" calcext:value-type="float">
            <text:p>1.83725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551565" calcext:value-type="float">
            <text:p>2.55E+0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768503" calcext:value-type="float">
            <text:p>1.76850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60241" calcext:value-type="float">
            <text:p>2.60E+00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668825" calcext:value-type="float">
            <text:p>1.668825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639194" calcext:value-type="float">
            <text:p>2.64E+0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592328" calcext:value-type="float">
            <text:p>1.592328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670111" calcext:value-type="float">
            <text:p>2.67E+0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659684" calcext:value-type="float">
            <text:p>1.659684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701028" calcext:value-type="float">
            <text:p>2.70E+00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026247" calcext:value-type="float">
            <text:p>2.02624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731267" calcext:value-type="float">
            <text:p>2.73E+00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166259" calcext:value-type="float">
            <text:p>2.166259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760941" calcext:value-type="float">
            <text:p>2.76E+00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157843" calcext:value-type="float">
            <text:p>2.157843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790614" calcext:value-type="float">
            <text:p>2.79E+00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202154" calcext:value-type="float">
            <text:p>2.20215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822135" calcext:value-type="float">
            <text:p>2.82E+0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25126" calcext:value-type="float">
            <text:p>2.2512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856611" calcext:value-type="float">
            <text:p>2.86E+00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261833" calcext:value-type="float">
            <text:p>2.261833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891087" calcext:value-type="float">
            <text:p>2.89E+0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085407" calcext:value-type="float">
            <text:p>2.085407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920004" calcext:value-type="float">
            <text:p>2.92E+00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808218" calcext:value-type="float">
            <text:p>1.808218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929671" calcext:value-type="float">
            <text:p>2.93E+00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.692714" calcext:value-type="float">
            <text:p>1.69271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939339" calcext:value-type="float">
            <text:p>2.94E+0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54824" calcext:value-type="float">
            <text:p>1.554824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947648" calcext:value-type="float">
            <text:p>2.95E+00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208951" calcext:value-type="float">
            <text:p>1.20895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93596" calcext:value-type="float">
            <text:p>2.94E+0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253981" calcext:value-type="float">
            <text:p>1.25398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924272" calcext:value-type="float">
            <text:p>2.92E+0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203044" calcext:value-type="float">
            <text:p>1.20304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.912584" calcext:value-type="float">
            <text:p>2.91E+00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224631" calcext:value-type="float">
            <text:p>1.224631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890297" calcext:value-type="float">
            <text:p>2.89E+0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172119" calcext:value-type="float">
            <text:p>1.17211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866873" calcext:value-type="float">
            <text:p>2.87E+0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242958" calcext:value-type="float">
            <text:p>1.242958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843449" calcext:value-type="float">
            <text:p>2.84E+0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467736" calcext:value-type="float">
            <text:p>1.467736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829398" calcext:value-type="float">
            <text:p>2.83E+00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582497" calcext:value-type="float">
            <text:p>1.582497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818595" calcext:value-type="float">
            <text:p>2.82E+0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654275" calcext:value-type="float">
            <text:p>1.654275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807793" calcext:value-type="float">
            <text:p>2.81E+0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670448" calcext:value-type="float">
            <text:p>1.670448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802772" calcext:value-type="float">
            <text:p>2.80E+0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748177" calcext:value-type="float">
            <text:p>1.748177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801903" calcext:value-type="float">
            <text:p>2.80E+00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774269" calcext:value-type="float">
            <text:p>1.774269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801034" calcext:value-type="float">
            <text:p>2.80E+00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766226" calcext:value-type="float">
            <text:p>1.766226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798934" calcext:value-type="float">
            <text:p>2.80E+0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756793" calcext:value-type="float">
            <text:p>1.756793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795146" calcext:value-type="float">
            <text:p>2.80E+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749416" calcext:value-type="float">
            <text:p>1.74941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791359" calcext:value-type="float">
            <text:p>2.79E+0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.872952" calcext:value-type="float">
            <text:p>1.872952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788093" calcext:value-type="float">
            <text:p>2.79E+0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082378" calcext:value-type="float">
            <text:p>2.082378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786305" calcext:value-type="float">
            <text:p>2.79E+00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.024374" calcext:value-type="float">
            <text:p>2.024374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784516" calcext:value-type="float">
            <text:p>2.78E+0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015625" calcext:value-type="float">
            <text:p>2.01562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78267" calcext:value-type="float">
            <text:p>2.78E+0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70016" calcext:value-type="float">
            <text:p>1.7001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780304" calcext:value-type="float">
            <text:p>2.78E+00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.85489" calcext:value-type="float">
            <text:p>1.85489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777937" calcext:value-type="float">
            <text:p>2.78E+0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668166" calcext:value-type="float">
            <text:p>1.668166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775571" calcext:value-type="float">
            <text:p>2.78E+00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364113" calcext:value-type="float">
            <text:p>1.36411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56798" calcext:value-type="float">
            <text:p>2.76E+0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312583" calcext:value-type="float">
            <text:p>1.312583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36979" calcext:value-type="float">
            <text:p>2.74E+0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337081" calcext:value-type="float">
            <text:p>1.33708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717161" calcext:value-type="float">
            <text:p>2.72E+00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707474" calcext:value-type="float">
            <text:p>1.70747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698583" calcext:value-type="float">
            <text:p>2.70E+00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653149" calcext:value-type="float">
            <text:p>1.653149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680355" calcext:value-type="float">
            <text:p>2.68E+0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760781" calcext:value-type="float">
            <text:p>1.760781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662128" calcext:value-type="float">
            <text:p>2.66E+00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002346" calcext:value-type="float">
            <text:p>2.00234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653336" calcext:value-type="float">
            <text:p>2.65E+0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192789" calcext:value-type="float">
            <text:p>2.192789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65035" calcext:value-type="float">
            <text:p>2.65E+0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189423" calcext:value-type="float">
            <text:p>2.189423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647363" calcext:value-type="float">
            <text:p>2.65E+00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230027" calcext:value-type="float">
            <text:p>2.230027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640688" calcext:value-type="float">
            <text:p>2.64E+00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320034" calcext:value-type="float">
            <text:p>2.320034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62966" calcext:value-type="float">
            <text:p>2.63E+0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271314" calcext:value-type="float">
            <text:p>2.271314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618631" calcext:value-type="float">
            <text:p>2.62E+0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7252" calcext:value-type="float">
            <text:p>1.9725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602115" calcext:value-type="float">
            <text:p>2.60E+00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99209" calcext:value-type="float">
            <text:p>1.499209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572679" calcext:value-type="float">
            <text:p>2.57E+00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446087" calcext:value-type="float">
            <text:p>1.446087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543244" calcext:value-type="float">
            <text:p>2.54E+00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232315" calcext:value-type="float">
            <text:p>1.2323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510392" calcext:value-type="float">
            <text:p>2.51E+00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112164" calcext:value-type="float">
            <text:p>1.11216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45614" calcext:value-type="float">
            <text:p>2.46E+0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69972" calcext:value-type="float">
            <text:p>1.06997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401887" calcext:value-type="float">
            <text:p>2.40E+00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068735" calcext:value-type="float">
            <text:p>1.06873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2.347634" calcext:value-type="float">
            <text:p>2.35E+00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79652" calcext:value-type="float">
            <text:p>1.07965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29244" calcext:value-type="float">
            <text:p>2.29E+00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76113" calcext:value-type="float">
            <text:p>1.076113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237224" calcext:value-type="float">
            <text:p>2.24E+00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081358" calcext:value-type="float">
            <text:p>1.081358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182008" calcext:value-type="float">
            <text:p>2.18E+0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098508" calcext:value-type="float">
            <text:p>1.09850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131352" calcext:value-type="float">
            <text:p>2.13E+00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108233" calcext:value-type="float">
            <text:p>1.10823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08172" calcext:value-type="float">
            <text:p>2.08E+00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111816" calcext:value-type="float">
            <text:p>1.11181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032087" calcext:value-type="float">
            <text:p>2.03E+00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12063" calcext:value-type="float">
            <text:p>1.1206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.984751" calcext:value-type="float">
            <text:p>1.98E+00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129258" calcext:value-type="float">
            <text:p>1.12925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.938618" calcext:value-type="float">
            <text:p>1.94E+00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127936" calcext:value-type="float">
            <text:p>1.12793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.892485" calcext:value-type="float">
            <text:p>1.89E+00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20731" calcext:value-type="float">
            <text:p>1.12073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846549" calcext:value-type="float">
            <text:p>1.85E+00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115322" calcext:value-type="float">
            <text:p>1.11532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800816" calcext:value-type="float">
            <text:p>1.80E+00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111788" calcext:value-type="float">
            <text:p>1.111788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755082" calcext:value-type="float">
            <text:p>1.76E+00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094037" calcext:value-type="float">
            <text:p>1.09403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709056" calcext:value-type="float">
            <text:p>1.71E+0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68934" calcext:value-type="float">
            <text:p>1.06893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662453" calcext:value-type="float">
            <text:p>1.66E+00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059245" calcext:value-type="float">
            <text:p>1.05924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61585" calcext:value-type="float">
            <text:p>1.62E+00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042331" calcext:value-type="float">
            <text:p>1.04233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569323" calcext:value-type="float">
            <text:p>1.57E+00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020542" calcext:value-type="float">
            <text:p>1.02054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523154" calcext:value-type="float">
            <text:p>1.52E+00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12517" calcext:value-type="float">
            <text:p>1.012517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476984" calcext:value-type="float">
            <text:p>1.48E+00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09117" calcext:value-type="float">
            <text:p>1.00911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430882" calcext:value-type="float">
            <text:p>1.43E+00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988376" calcext:value-type="float">
            <text:p>0.998837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389427" calcext:value-type="float">
            <text:p>1.39E+00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99916" calcext:value-type="float">
            <text:p>0.99991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347971" calcext:value-type="float">
            <text:p>1.35E+00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03021" calcext:value-type="float">
            <text:p>1.00302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306516" calcext:value-type="float">
            <text:p>1.31E+0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007184" calcext:value-type="float">
            <text:p>1.007184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272045" calcext:value-type="float">
            <text:p>1.27E+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8277" calcext:value-type="float">
            <text:p>1.0082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8771" calcext:value-type="float">
            <text:p>1.24E+00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014443" calcext:value-type="float">
            <text:p>1.014443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205497" calcext:value-type="float">
            <text:p>1.21E+00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23262" calcext:value-type="float">
            <text:p>1.023262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180923" calcext:value-type="float">
            <text:p>1.18E+00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029928" calcext:value-type="float">
            <text:p>1.029928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160199" calcext:value-type="float">
            <text:p>1.16E+00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34573" calcext:value-type="float">
            <text:p>1.034573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139476" calcext:value-type="float">
            <text:p>1.14E+00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56517" calcext:value-type="float">
            <text:p>1.05651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2394" calcext:value-type="float">
            <text:p>1.12E+00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88759" calcext:value-type="float">
            <text:p>1.088759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112955" calcext:value-type="float">
            <text:p>1.11E+0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12546" calcext:value-type="float">
            <text:p>1.112546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10197" calcext:value-type="float">
            <text:p>1.10E+00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157404" calcext:value-type="float">
            <text:p>1.157404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092646" calcext:value-type="float">
            <text:p>1.09E+00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216721" calcext:value-type="float">
            <text:p>1.216721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.086124" calcext:value-type="float">
            <text:p>1.09E+0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47814" calcext:value-type="float">
            <text:p>1.24781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079602" calcext:value-type="float">
            <text:p>1.08E+00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183854" calcext:value-type="float">
            <text:p>1.183854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.071424" calcext:value-type="float">
            <text:p>1.07E+00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78375" calcext:value-type="float">
            <text:p>1.078375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057078" calcext:value-type="float">
            <text:p>1.06E+0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60832" calcext:value-type="float">
            <text:p>1.060832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.042732" calcext:value-type="float">
            <text:p>1.04E+00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030645" calcext:value-type="float">
            <text:p>1.03064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027979" calcext:value-type="float">
            <text:p>1.03E+00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1109" calcext:value-type="float">
            <text:p>1.01109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005694" calcext:value-type="float">
            <text:p>1.01E+00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9947154" calcext:value-type="float">
            <text:p>0.9947154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9834094" calcext:value-type="float">
            <text:p>9.83E-01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002474" calcext:value-type="float">
            <text:p>1.002474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9611247" calcext:value-type="float">
            <text:p>9.61E-01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01113" calcext:value-type="float">
            <text:p>1.01113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9429808" calcext:value-type="float">
            <text:p>9.43E-01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017815" calcext:value-type="float">
            <text:p>1.017815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9253448" calcext:value-type="float">
            <text:p>9.25E-0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020512" calcext:value-type="float">
            <text:p>1.02051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9077088" calcext:value-type="float">
            <text:p>9.08E-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018367" calcext:value-type="float">
            <text:p>1.018367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8936539" calcext:value-type="float">
            <text:p>8.94E-01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020228" calcext:value-type="float">
            <text:p>1.020228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8809217" calcext:value-type="float">
            <text:p>8.81E-0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020303" calcext:value-type="float">
            <text:p>1.020303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8681896" calcext:value-type="float">
            <text:p>8.68E-01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023567" calcext:value-type="float">
            <text:p>1.023567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8575993" calcext:value-type="float">
            <text:p>8.58E-0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24653" calcext:value-type="float">
            <text:p>1.024653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8486263" calcext:value-type="float">
            <text:p>8.49E-0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027989" calcext:value-type="float">
            <text:p>1.027989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8396534" calcext:value-type="float">
            <text:p>8.40E-01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040719" calcext:value-type="float">
            <text:p>1.040719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8334665" calcext:value-type="float">
            <text:p>8.33E-0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06085" calcext:value-type="float">
            <text:p>1.06085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313011" calcext:value-type="float">
            <text:p>8.31E-01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70052" calcext:value-type="float">
            <text:p>1.070052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8291356" calcext:value-type="float">
            <text:p>8.29E-0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70773" calcext:value-type="float">
            <text:p>1.07077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273584" calcext:value-type="float">
            <text:p>8.27E-0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054515" calcext:value-type="float">
            <text:p>1.054515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8267534" calcext:value-type="float">
            <text:p>8.27E-0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057055" calcext:value-type="float">
            <text:p>1.057055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261484" calcext:value-type="float">
            <text:p>8.26E-01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041097" calcext:value-type="float">
            <text:p>1.041097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8251158" calcext:value-type="float">
            <text:p>8.25E-0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032268" calcext:value-type="float">
            <text:p>1.032268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819667" calcext:value-type="float">
            <text:p>8.20E-0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024016" calcext:value-type="float">
            <text:p>1.02401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142183" calcext:value-type="float">
            <text:p>8.14E-0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028051" calcext:value-type="float">
            <text:p>1.02805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8087695" calcext:value-type="float">
            <text:p>8.09E-01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045009" calcext:value-type="float">
            <text:p>1.045009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805852" calcext:value-type="float">
            <text:p>8.06E-0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049959" calcext:value-type="float">
            <text:p>1.049959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8031316" calcext:value-type="float">
            <text:p>8.03E-01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059399" calcext:value-type="float">
            <text:p>1.059399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8004112" calcext:value-type="float">
            <text:p>8.00E-0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64939" calcext:value-type="float">
            <text:p>1.06493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001231" calcext:value-type="float">
            <text:p>8.00E-01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07784" calcext:value-type="float">
            <text:p>1.07784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8005726" calcext:value-type="float">
            <text:p>8.01E-0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072255" calcext:value-type="float">
            <text:p>1.072255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8010222" calcext:value-type="float">
            <text:p>8.01E-01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64007" calcext:value-type="float">
            <text:p>1.064007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8014717" calcext:value-type="float">
            <text:p>8.01E-0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06443" calcext:value-type="float">
            <text:p>1.06443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7997176" calcext:value-type="float">
            <text:p>8.00E-01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070034" calcext:value-type="float">
            <text:p>1.070034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7961844" calcext:value-type="float">
            <text:p>7.96E-01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076352" calcext:value-type="float">
            <text:p>1.076352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7926512" calcext:value-type="float">
            <text:p>7.93E-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089557" calcext:value-type="float">
            <text:p>1.089557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7891179" calcext:value-type="float">
            <text:p>7.89E-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106617" calcext:value-type="float">
            <text:p>1.106617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7855847" calcext:value-type="float">
            <text:p>7.86E-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106336" calcext:value-type="float">
            <text:p>1.10633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7807623" calcext:value-type="float">
            <text:p>7.81E-0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96773" calcext:value-type="float">
            <text:p>1.09677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748992" calcext:value-type="float">
            <text:p>7.75E-01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088979" calcext:value-type="float">
            <text:p>1.088979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690361" calcext:value-type="float">
            <text:p>7.69E-01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076552" calcext:value-type="float">
            <text:p>1.07655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63173" calcext:value-type="float">
            <text:p>7.63E-01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061327" calcext:value-type="float">
            <text:p>1.061327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573098" calcext:value-type="float">
            <text:p>7.57E-01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020974" calcext:value-type="float">
            <text:p>1.020974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476255" calcext:value-type="float">
            <text:p>7.48E-0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9920548" calcext:value-type="float">
            <text:p>0.9920548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7348562" calcext:value-type="float">
            <text:p>7.35E-01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972856" calcext:value-type="float">
            <text:p>0.972856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220869" calcext:value-type="float">
            <text:p>7.22E-01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9461616" calcext:value-type="float">
            <text:p>0.9461616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7093175" calcext:value-type="float">
            <text:p>7.09E-01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9179636" calcext:value-type="float">
            <text:p>0.9179636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6965482" calcext:value-type="float">
            <text:p>6.97E-01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9211183" calcext:value-type="float">
            <text:p>0.9211183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6817228" calcext:value-type="float">
            <text:p>6.82E-0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939684" calcext:value-type="float">
            <text:p>0.93968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652375" calcext:value-type="float">
            <text:p>6.65E-01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9532415" calcext:value-type="float">
            <text:p>0.9532415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6487521" calcext:value-type="float">
            <text:p>6.49E-01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9707054" calcext:value-type="float">
            <text:p>0.9707054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6322667" calcext:value-type="float">
            <text:p>6.32E-01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9895048" calcext:value-type="float">
            <text:p>0.9895048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6157813" calcext:value-type="float">
            <text:p>6.16E-01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989486" calcext:value-type="float">
            <text:p>0.989486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603165" calcext:value-type="float">
            <text:p>6.03E-01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9825631" calcext:value-type="float">
            <text:p>0.9825631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5936725" calcext:value-type="float">
            <text:p>5.94E-01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9788998" calcext:value-type="float">
            <text:p>0.9788998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5841799" calcext:value-type="float">
            <text:p>5.84E-01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9724097" calcext:value-type="float">
            <text:p>0.9724097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5746873" calcext:value-type="float">
            <text:p>5.75E-01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9655718" calcext:value-type="float">
            <text:p>0.9655718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5651948" calcext:value-type="float">
            <text:p>5.65E-01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9652331" calcext:value-type="float">
            <text:p>0.9652331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5565184" calcext:value-type="float">
            <text:p>5.57E-0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9718114" calcext:value-type="float">
            <text:p>0.9718114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485009" calcext:value-type="float">
            <text:p>5.49E-01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9786609" calcext:value-type="float">
            <text:p>0.9786609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5404835" calcext:value-type="float">
            <text:p>5.40E-01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9837803" calcext:value-type="float">
            <text:p>0.9837803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5324661" calcext:value-type="float">
            <text:p>5.32E-01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9880283" calcext:value-type="float">
            <text:p>0.988028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5244486" calcext:value-type="float">
            <text:p>5.24E-01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9939553" calcext:value-type="float">
            <text:p>0.9939553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519259" calcext:value-type="float">
            <text:p>5.19E-01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00036" calcext:value-type="float">
            <text:p>1.00036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5163524" calcext:value-type="float">
            <text:p>5.16E-01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005868" calcext:value-type="float">
            <text:p>1.005868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5134458" calcext:value-type="float">
            <text:p>5.13E-01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010898" calcext:value-type="float">
            <text:p>1.010898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5105391" calcext:value-type="float">
            <text:p>5.11E-01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015313" calcext:value-type="float">
            <text:p>1.015313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5076325" calcext:value-type="float">
            <text:p>5.08E-01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016913" calcext:value-type="float">
            <text:p>1.016913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5085412" calcext:value-type="float">
            <text:p>5.09E-0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018731" calcext:value-type="float">
            <text:p>1.01873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125301" calcext:value-type="float">
            <text:p>5.13E-01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021157" calcext:value-type="float">
            <text:p>1.021157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5165191" calcext:value-type="float">
            <text:p>5.17E-01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022511" calcext:value-type="float">
            <text:p>1.022511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520508" calcext:value-type="float">
            <text:p>5.21E-0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023587" calcext:value-type="float">
            <text:p>1.023587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24497" calcext:value-type="float">
            <text:p>5.24E-01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027134" calcext:value-type="float">
            <text:p>1.027134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5314768" calcext:value-type="float">
            <text:p>5.31E-01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030976" calcext:value-type="float">
            <text:p>1.030976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5408712" calcext:value-type="float">
            <text:p>5.41E-01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034344" calcext:value-type="float">
            <text:p>1.034344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5502657" calcext:value-type="float">
            <text:p>5.50E-01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039052" calcext:value-type="float">
            <text:p>1.039052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5596601" calcext:value-type="float">
            <text:p>5.60E-01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044233" calcext:value-type="float">
            <text:p>1.044233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5690546" calcext:value-type="float">
            <text:p>5.69E-01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047592" calcext:value-type="float">
            <text:p>1.047592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5828743" calcext:value-type="float">
            <text:p>5.83E-0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050025" calcext:value-type="float">
            <text:p>1.05002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6002667" calcext:value-type="float">
            <text:p>6.00E-01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053169" calcext:value-type="float">
            <text:p>1.053169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6176591" calcext:value-type="float">
            <text:p>6.18E-01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056372" calcext:value-type="float">
            <text:p>1.056372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6350515" calcext:value-type="float">
            <text:p>6.35E-0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05979" calcext:value-type="float">
            <text:p>1.05979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652444" calcext:value-type="float">
            <text:p>6.52E-01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070543" calcext:value-type="float">
            <text:p>1.070543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6716827" calcext:value-type="float">
            <text:p>6.72E-01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079248" calcext:value-type="float">
            <text:p>1.079248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6924121" calcext:value-type="float">
            <text:p>6.92E-01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085116" calcext:value-type="float">
            <text:p>1.085116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7131415" calcext:value-type="float">
            <text:p>7.13E-01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09635" calcext:value-type="float">
            <text:p>1.09635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733871" calcext:value-type="float">
            <text:p>7.34E-01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108847" calcext:value-type="float">
            <text:p>1.108847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7546004" calcext:value-type="float">
            <text:p>7.55E-01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101693" calcext:value-type="float">
            <text:p>1.101693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7768508" calcext:value-type="float">
            <text:p>7.77E-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7143" calcext:value-type="float">
            <text:p>1.097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03294" calcext:value-type="float">
            <text:p>8.00E-01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09878" calcext:value-type="float">
            <text:p>1.0987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8238079" calcext:value-type="float">
            <text:p>8.24E-01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094746" calcext:value-type="float">
            <text:p>1.094746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8472865" calcext:value-type="float">
            <text:p>8.47E-01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091295" calcext:value-type="float">
            <text:p>1.091295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870765" calcext:value-type="float">
            <text:p>8.71E-01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096329" calcext:value-type="float">
            <text:p>1.096329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8920215" calcext:value-type="float">
            <text:p>8.92E-01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106698" calcext:value-type="float">
            <text:p>1.106698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911484" calcext:value-type="float">
            <text:p>9.11E-01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117393" calcext:value-type="float">
            <text:p>1.117393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9309465" calcext:value-type="float">
            <text:p>9.31E-01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130486" calcext:value-type="float">
            <text:p>1.130486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9504091" calcext:value-type="float">
            <text:p>9.50E-01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144956" calcext:value-type="float">
            <text:p>1.144956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9698716" calcext:value-type="float">
            <text:p>9.70E-0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212396" calcext:value-type="float">
            <text:p>1.212396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9910487" calcext:value-type="float">
            <text:p>9.91E-0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257835" calcext:value-type="float">
            <text:p>1.25783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01361" calcext:value-type="float">
            <text:p>1.01E+00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271961" calcext:value-type="float">
            <text:p>1.271961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1.036172" calcext:value-type="float">
            <text:p>1.04E+00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325962" calcext:value-type="float">
            <text:p>1.325962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.058733" calcext:value-type="float">
            <text:p>1.06E+00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385263" calcext:value-type="float">
            <text:p>1.385263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1.081294" calcext:value-type="float">
            <text:p>1.08E+00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35419" calcext:value-type="float">
            <text:p>1.35419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105188" calcext:value-type="float">
            <text:p>1.11E+00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3033" calcext:value-type="float">
            <text:p>1.3033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130158" calcext:value-type="float">
            <text:p>1.13E+00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272243" calcext:value-type="float">
            <text:p>1.272243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.155128" calcext:value-type="float">
            <text:p>1.16E+00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231756" calcext:value-type="float">
            <text:p>1.231756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.180098" calcext:value-type="float">
            <text:p>1.18E+00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197228" calcext:value-type="float">
            <text:p>1.197228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205068" calcext:value-type="float">
            <text:p>1.21E+00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184141" calcext:value-type="float">
            <text:p>1.184141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.221772" calcext:value-type="float">
            <text:p>1.22E+00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179365" calcext:value-type="float">
            <text:p>1.17936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31802" calcext:value-type="float">
            <text:p>1.23E+00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17352" calcext:value-type="float">
            <text:p>1.17352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241833" calcext:value-type="float">
            <text:p>1.24E+00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170497" calcext:value-type="float">
            <text:p>1.170497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251864" calcext:value-type="float">
            <text:p>1.25E+00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167415" calcext:value-type="float">
            <text:p>1.167415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261894" calcext:value-type="float">
            <text:p>1.26E+00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199823" calcext:value-type="float">
            <text:p>1.199823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.267524" calcext:value-type="float">
            <text:p>1.27E+00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218782" calcext:value-type="float">
            <text:p>1.218782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2696" calcext:value-type="float">
            <text:p>1.27E+00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22507" calcext:value-type="float">
            <text:p>1.22507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.271677" calcext:value-type="float">
            <text:p>1.27E+00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25697" calcext:value-type="float">
            <text:p>1.25697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.273753" calcext:value-type="float">
            <text:p>1.27E+00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294689" calcext:value-type="float">
            <text:p>1.294689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27583" calcext:value-type="float">
            <text:p>1.28E+00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240275" calcext:value-type="float">
            <text:p>1.240275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274172" calcext:value-type="float">
            <text:p>1.27E+0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186648" calcext:value-type="float">
            <text:p>1.18664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269499" calcext:value-type="float">
            <text:p>1.27E+00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157029" calcext:value-type="float">
            <text:p>1.157029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264826" calcext:value-type="float">
            <text:p>1.26E+00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119259" calcext:value-type="float">
            <text:p>1.119259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260153" calcext:value-type="float">
            <text:p>1.26E+00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089393" calcext:value-type="float">
            <text:p>1.089393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255481" calcext:value-type="float">
            <text:p>1.26E+00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76534" calcext:value-type="float">
            <text:p>1.076534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242255" calcext:value-type="float">
            <text:p>1.24E+00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74381" calcext:value-type="float">
            <text:p>1.074381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222124" calcext:value-type="float">
            <text:p>1.22E+00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073288" calcext:value-type="float">
            <text:p>1.073288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201993" calcext:value-type="float">
            <text:p>1.20E+00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072409" calcext:value-type="float">
            <text:p>1.072409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181863" calcext:value-type="float">
            <text:p>1.18E+00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071404" calcext:value-type="float">
            <text:p>1.071404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161732" calcext:value-type="float">
            <text:p>1.16E+00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.055757" calcext:value-type="float">
            <text:p>1.055757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139683" calcext:value-type="float">
            <text:p>1.14E+00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44191" calcext:value-type="float">
            <text:p>1.04419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116087" calcext:value-type="float">
            <text:p>1.12E+00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03688" calcext:value-type="float">
            <text:p>1.03688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09249" calcext:value-type="float">
            <text:p>1.09E+00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026107" calcext:value-type="float">
            <text:p>1.026107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068894" calcext:value-type="float">
            <text:p>1.07E+00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016229" calcext:value-type="float">
            <text:p>1.016229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045297" calcext:value-type="float">
            <text:p>1.05E+00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010853" calcext:value-type="float">
            <text:p>1.010853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021353" calcext:value-type="float">
            <text:p>1.02E+00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011791" calcext:value-type="float">
            <text:p>1.011791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997127" calcext:value-type="float">
            <text:p>9.97E-01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.013703" calcext:value-type="float">
            <text:p>1.013703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0.9729015" calcext:value-type="float">
            <text:p>9.73E-01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.01425" calcext:value-type="float">
            <text:p>1.01425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0.9486759" calcext:value-type="float">
            <text:p>9.49E-01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01457" calcext:value-type="float">
            <text:p>1.01457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0.9244503" calcext:value-type="float">
            <text:p>9.24E-01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013795" calcext:value-type="float">
            <text:p>1.013795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9043978" calcext:value-type="float">
            <text:p>9.04E-0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015971" calcext:value-type="float">
            <text:p>1.0159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877146" calcext:value-type="float">
            <text:p>8.88E-01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019193" calcext:value-type="float">
            <text:p>1.019193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8710314" calcext:value-type="float">
            <text:p>8.71E-01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020711" calcext:value-type="float">
            <text:p>1.020711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8543482" calcext:value-type="float">
            <text:p>8.54E-01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021831" calcext:value-type="float">
            <text:p>1.021831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837665" calcext:value-type="float">
            <text:p>8.38E-01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032658" calcext:value-type="float">
            <text:p>1.032658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8272698" calcext:value-type="float">
            <text:p>8.27E-01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044632" calcext:value-type="float">
            <text:p>1.044632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8219514" calcext:value-type="float">
            <text:p>8.22E-01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05364" calcext:value-type="float">
            <text:p>1.05364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816633" calcext:value-type="float">
            <text:p>8.17E-01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077853" calcext:value-type="float">
            <text:p>1.077853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8113145" calcext:value-type="float">
            <text:p>8.11E-01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114014" calcext:value-type="float">
            <text:p>1.114014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059961" calcext:value-type="float">
            <text:p>8.06E-01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081091" calcext:value-type="float">
            <text:p>1.081091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103435" calcext:value-type="float">
            <text:p>8.10E-01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062512" calcext:value-type="float">
            <text:p>1.06251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224946" calcext:value-type="float">
            <text:p>8.22E-01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060184" calcext:value-type="float">
            <text:p>1.060184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346457" calcext:value-type="float">
            <text:p>8.35E-01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047321" calcext:value-type="float">
            <text:p>1.047321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8467969" calcext:value-type="float">
            <text:p>8.47E-01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038427" calcext:value-type="float">
            <text:p>1.038427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858948" calcext:value-type="float">
            <text:p>8.59E-01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05186" calcext:value-type="float">
            <text:p>1.05186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8679021" calcext:value-type="float">
            <text:p>8.68E-01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073179" calcext:value-type="float">
            <text:p>1.073179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8742749" calcext:value-type="float">
            <text:p>8.74E-01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.089056" calcext:value-type="float">
            <text:p>1.089056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8806478" calcext:value-type="float">
            <text:p>8.81E-01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126695" calcext:value-type="float">
            <text:p>1.12669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8870207" calcext:value-type="float">
            <text:p>8.87E-01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17852" calcext:value-type="float">
            <text:p>1.17852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8933936" calcext:value-type="float">
            <text:p>8.93E-01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211441" calcext:value-type="float">
            <text:p>1.211441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9101483" calcext:value-type="float">
            <text:p>9.10E-0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2174" calcext:value-type="float">
            <text:p>1.217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935285" calcext:value-type="float">
            <text:p>9.35E-01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225656" calcext:value-type="float">
            <text:p>1.225656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9604216" calcext:value-type="float">
            <text:p>9.60E-01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236377" calcext:value-type="float">
            <text:p>1.236377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9855583" calcext:value-type="float">
            <text:p>9.86E-01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247353" calcext:value-type="float">
            <text:p>1.247353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010695" calcext:value-type="float">
            <text:p>1.01E+00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26272" calcext:value-type="float">
            <text:p>1.26272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1.0355" calcext:value-type="float">
            <text:p>1.04E+00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271896" calcext:value-type="float">
            <text:p>1.271896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060037" calcext:value-type="float">
            <text:p>1.06E+00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277536" calcext:value-type="float">
            <text:p>1.277536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1.084573" calcext:value-type="float">
            <text:p>1.08E+00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286742" calcext:value-type="float">
            <text:p>1.286742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1.10911" calcext:value-type="float">
            <text:p>1.11E+00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295907" calcext:value-type="float">
            <text:p>1.295907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133647" calcext:value-type="float">
            <text:p>1.13E+00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185351" calcext:value-type="float">
            <text:p>1.185351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.15619" calcext:value-type="float">
            <text:p>1.16E+0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166039" calcext:value-type="float">
            <text:p>1.16603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177122" calcext:value-type="float">
            <text:p>1.18E+00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206541" calcext:value-type="float">
            <text:p>1.206541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198055" calcext:value-type="float">
            <text:p>1.20E+00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205924" calcext:value-type="float">
            <text:p>1.205924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218987" calcext:value-type="float">
            <text:p>1.22E+00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209773" calcext:value-type="float">
            <text:p>1.209773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.23992" calcext:value-type="float">
            <text:p>1.24E+00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533259" calcext:value-type="float">
            <text:p>1.533259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.258219" calcext:value-type="float">
            <text:p>1.26E+00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817391" calcext:value-type="float">
            <text:p>1.817391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.274392" calcext:value-type="float">
            <text:p>1.27E+00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889486" calcext:value-type="float">
            <text:p>1.889486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290566" calcext:value-type="float">
            <text:p>1.29E+00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079394" calcext:value-type="float">
            <text:p>2.07939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.306739" calcext:value-type="float">
            <text:p>1.31E+00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232954" calcext:value-type="float">
            <text:p>2.232954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322912" calcext:value-type="float">
            <text:p>1.32E+00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258324" calcext:value-type="float">
            <text:p>2.258324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.354389" calcext:value-type="float">
            <text:p>1.35E+00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18675" calcext:value-type="float">
            <text:p>2.1867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398221" calcext:value-type="float">
            <text:p>1.40E+00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11069" calcext:value-type="float">
            <text:p>2.11069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.442053" calcext:value-type="float">
            <text:p>1.44E+00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019153" calcext:value-type="float">
            <text:p>2.019153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.485886" calcext:value-type="float">
            <text:p>1.49E+00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.916788" calcext:value-type="float">
            <text:p>1.91678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529718" calcext:value-type="float">
            <text:p>1.53E+00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.786995" calcext:value-type="float">
            <text:p>1.78699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.561227" calcext:value-type="float">
            <text:p>1.56E+00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689438" calcext:value-type="float">
            <text:p>1.689438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.582786" calcext:value-type="float">
            <text:p>1.58E+00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622543" calcext:value-type="float">
            <text:p>1.622543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.604346" calcext:value-type="float">
            <text:p>1.60E+00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.549228" calcext:value-type="float">
            <text:p>1.549228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625905" calcext:value-type="float">
            <text:p>1.63E+00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480168" calcext:value-type="float">
            <text:p>1.480168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.647464" calcext:value-type="float">
            <text:p>1.65E+00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267312" calcext:value-type="float">
            <text:p>1.267312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.656342" calcext:value-type="float">
            <text:p>1.66E+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8093" calcext:value-type="float">
            <text:p>1.1980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4981" calcext:value-type="float">
            <text:p>1.65E+00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192622" calcext:value-type="float">
            <text:p>1.192622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.65362" calcext:value-type="float">
            <text:p>1.65E+00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148061" calcext:value-type="float">
            <text:p>1.148061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652259" calcext:value-type="float">
            <text:p>1.65E+00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116157" calcext:value-type="float">
            <text:p>1.116157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650899" calcext:value-type="float">
            <text:p>1.65E+00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107576" calcext:value-type="float">
            <text:p>1.107576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641966" calcext:value-type="float">
            <text:p>1.64E+00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140136" calcext:value-type="float">
            <text:p>1.140136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.62692" calcext:value-type="float">
            <text:p>1.63E+00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201584" calcext:value-type="float">
            <text:p>1.201584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11875" calcext:value-type="float">
            <text:p>1.61E+00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.273451" calcext:value-type="float">
            <text:p>1.273451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.596829" calcext:value-type="float">
            <text:p>1.60E+00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366332" calcext:value-type="float">
            <text:p>1.366332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581784" calcext:value-type="float">
            <text:p>1.58E+00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562496" calcext:value-type="float">
            <text:p>1.562496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57776" calcext:value-type="float">
            <text:p>1.58E+0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768035" calcext:value-type="float">
            <text:p>1.76803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582634" calcext:value-type="float">
            <text:p>1.58E+00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.937454" calcext:value-type="float">
            <text:p>1.937454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.587509" calcext:value-type="float">
            <text:p>1.59E+0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101804" calcext:value-type="float">
            <text:p>2.101804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592384" calcext:value-type="float">
            <text:p>1.59E+00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217447" calcext:value-type="float">
            <text:p>2.217447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.597258" calcext:value-type="float">
            <text:p>1.60E+00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353031" calcext:value-type="float">
            <text:p>2.353031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.618034" calcext:value-type="float">
            <text:p>1.62E+00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418365" calcext:value-type="float">
            <text:p>2.41836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.651648" calcext:value-type="float">
            <text:p>1.65E+00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431551" calcext:value-type="float">
            <text:p>2.431551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.685261" calcext:value-type="float">
            <text:p>1.69E+00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471525" calcext:value-type="float">
            <text:p>2.471525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.718875" calcext:value-type="float">
            <text:p>1.72E+00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568028" calcext:value-type="float">
            <text:p>2.568028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.752489" calcext:value-type="float">
            <text:p>1.75E+00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461425" calcext:value-type="float">
            <text:p>2.461425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.794439" calcext:value-type="float">
            <text:p>1.79E+0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358684" calcext:value-type="float">
            <text:p>2.35868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84312" calcext:value-type="float">
            <text:p>1.84E+00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338225" calcext:value-type="float">
            <text:p>2.338225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.891801" calcext:value-type="float">
            <text:p>1.89E+00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288453" calcext:value-type="float">
            <text:p>2.288453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.940482" calcext:value-type="float">
            <text:p>1.94E+00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226524" calcext:value-type="float">
            <text:p>2.226524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989163" calcext:value-type="float">
            <text:p>1.99E+00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.967727" calcext:value-type="float">
            <text:p>1.967727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2.019844" calcext:value-type="float">
            <text:p>2.02E+00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023144" calcext:value-type="float">
            <text:p>2.023144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2.035992" calcext:value-type="float">
            <text:p>2.04E+00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247528" calcext:value-type="float">
            <text:p>2.247528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2.05214" calcext:value-type="float">
            <text:p>2.05E+00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.315906" calcext:value-type="float">
            <text:p>2.31590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2.068288" calcext:value-type="float">
            <text:p>2.07E+00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35203" calcext:value-type="float">
            <text:p>2.35203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2.084435" calcext:value-type="float">
            <text:p>2.08E+00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389212" calcext:value-type="float">
            <text:p>2.389212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101156" calcext:value-type="float">
            <text:p>2.10E+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445635" calcext:value-type="float">
            <text:p>2.44563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118338" calcext:value-type="float">
            <text:p>2.12E+00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501293" calcext:value-type="float">
            <text:p>2.501293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2.135521" calcext:value-type="float">
            <text:p>2.14E+00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.635159" calcext:value-type="float">
            <text:p>2.635159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152703" calcext:value-type="float">
            <text:p>2.15E+00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.033291" calcext:value-type="float">
            <text:p>3.033291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.169886" calcext:value-type="float">
            <text:p>2.17E+00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.785244" calcext:value-type="float">
            <text:p>2.785244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.22382" calcext:value-type="float">
            <text:p>2.22E+00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.61736" calcext:value-type="float">
            <text:p>2.61736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2.307426" calcext:value-type="float">
            <text:p>2.31E+00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880245" calcext:value-type="float">
            <text:p>2.880245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391033" calcext:value-type="float">
            <text:p>2.39E+00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.208478" calcext:value-type="float">
            <text:p>3.208478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2.474639" calcext:value-type="float">
            <text:p>2.47E+00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397121" calcext:value-type="float">
            <text:p>3.397121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.558246" calcext:value-type="float">
            <text:p>2.56E+00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.45222" calcext:value-type="float">
            <text:p>4.45222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2.642463" calcext:value-type="float">
            <text:p>2.64E+0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577079" calcext:value-type="float">
            <text:p>4.57707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727175" calcext:value-type="float">
            <text:p>2.73E+00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579843" calcext:value-type="float">
            <text:p>4.579843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811887" calcext:value-type="float">
            <text:p>2.81E+00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582963" calcext:value-type="float">
            <text:p>4.582963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.896599" calcext:value-type="float">
            <text:p>2.90E+00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585505" calcext:value-type="float">
            <text:p>4.585505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2.981311" calcext:value-type="float">
            <text:p>2.98E+00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586267" calcext:value-type="float">
            <text:p>4.586267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105445" calcext:value-type="float">
            <text:p>3.11E+0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586343" calcext:value-type="float">
            <text:p>4.586343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261409" calcext:value-type="float">
            <text:p>3.26E+00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586057" calcext:value-type="float">
            <text:p>4.586057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3.417373" calcext:value-type="float">
            <text:p>3.42E+00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585587" calcext:value-type="float">
            <text:p>4.585587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573336" calcext:value-type="float">
            <text:p>3.57E+00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585182" calcext:value-type="float">
            <text:p>4.585182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3.7293" calcext:value-type="float">
            <text:p>3.73E+00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574444" calcext:value-type="float">
            <text:p>4.574444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853668" calcext:value-type="float">
            <text:p>3.85E+0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480823" calcext:value-type="float">
            <text:p>4.48082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952529" calcext:value-type="float">
            <text:p>3.95E+00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388826" calcext:value-type="float">
            <text:p>4.388826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051389" calcext:value-type="float">
            <text:p>4.05E+00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168351" calcext:value-type="float">
            <text:p>4.168351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4.150249" calcext:value-type="float">
            <text:p>4.15E+00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3.580731" calcext:value-type="float">
            <text:p>3.580731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4.24911" calcext:value-type="float">
            <text:p>4.25E+00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053256" calcext:value-type="float">
            <text:p>3.053256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4.285513" calcext:value-type="float">
            <text:p>4.29E+00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.889648" calcext:value-type="float">
            <text:p>2.889648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4.271492" calcext:value-type="float">
            <text:p>4.27E+00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.911113" calcext:value-type="float">
            <text:p>2.911113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25747" calcext:value-type="float">
            <text:p>4.26E+00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2.910174" calcext:value-type="float">
            <text:p>2.91017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4.243449" calcext:value-type="float">
            <text:p>4.24E+00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.8629" calcext:value-type="float">
            <text:p>2.8629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229428" calcext:value-type="float">
            <text:p>4.23E+00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.096635" calcext:value-type="float">
            <text:p>3.096635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205621" calcext:value-type="float">
            <text:p>4.21E+0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417012" calcext:value-type="float">
            <text:p>3.41701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173914" calcext:value-type="float">
            <text:p>4.17E+00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3.471898" calcext:value-type="float">
            <text:p>3.471898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142207" calcext:value-type="float">
            <text:p>4.14E+00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3.564567" calcext:value-type="float">
            <text:p>3.564567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1105" calcext:value-type="float">
            <text:p>4.11E+00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3.733066" calcext:value-type="float">
            <text:p>3.733066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078793" calcext:value-type="float">
            <text:p>4.08E+00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14278" calcext:value-type="float">
            <text:p>4.14278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05883" calcext:value-type="float">
            <text:p>4.06E+00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.330547" calcext:value-type="float">
            <text:p>4.330547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048348" calcext:value-type="float">
            <text:p>4.05E+00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279753" calcext:value-type="float">
            <text:p>4.279753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037866" calcext:value-type="float">
            <text:p>4.04E+00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4.257054" calcext:value-type="float">
            <text:p>4.257054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027385" calcext:value-type="float">
            <text:p>4.03E+00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303983" calcext:value-type="float">
            <text:p>4.303983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16903" calcext:value-type="float">
            <text:p>4.02E+00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.071893" calcext:value-type="float">
            <text:p>4.071893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004609" calcext:value-type="float">
            <text:p>4.00E+0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586115" calcext:value-type="float">
            <text:p>3.58611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990851" calcext:value-type="float">
            <text:p>3.99E+00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3.315706" calcext:value-type="float">
            <text:p>3.315706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977094" calcext:value-type="float">
            <text:p>3.98E+00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030076" calcext:value-type="float">
            <text:p>3.030076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3.963336" calcext:value-type="float">
            <text:p>3.96E+00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749729" calcext:value-type="float">
            <text:p>2.749729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949579" calcext:value-type="float">
            <text:p>3.95E+00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417997" calcext:value-type="float">
            <text:p>2.417997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3.909913" calcext:value-type="float">
            <text:p>3.91E+00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316203" calcext:value-type="float">
            <text:p>2.31620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849329" calcext:value-type="float">
            <text:p>3.85E+00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32666" calcext:value-type="float">
            <text:p>2.32666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8746" calcext:value-type="float">
            <text:p>3.79E+00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301217" calcext:value-type="float">
            <text:p>2.301217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728162" calcext:value-type="float">
            <text:p>3.73E+00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274363" calcext:value-type="float">
            <text:p>2.274363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.667579" calcext:value-type="float">
            <text:p>3.67E+00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343251" calcext:value-type="float">
            <text:p>2.343251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3.597448" calcext:value-type="float">
            <text:p>3.60E+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385797" calcext:value-type="float">
            <text:p>2.38579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519609" calcext:value-type="float">
            <text:p>3.52E+00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400737" calcext:value-type="float">
            <text:p>2.400737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44177" calcext:value-type="float">
            <text:p>3.44E+00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424245" calcext:value-type="float">
            <text:p>2.424245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.363931" calcext:value-type="float">
            <text:p>3.36E+00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468149" calcext:value-type="float">
            <text:p>2.468149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286093" calcext:value-type="float">
            <text:p>3.29E+00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475994" calcext:value-type="float">
            <text:p>2.475994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234438" calcext:value-type="float">
            <text:p>3.23E+00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462842" calcext:value-type="float">
            <text:p>2.462842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203925" calcext:value-type="float">
            <text:p>3.20E+00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467736" calcext:value-type="float">
            <text:p>2.467736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3.173411" calcext:value-type="float">
            <text:p>3.17E+00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470072" calcext:value-type="float">
            <text:p>2.470072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142897" calcext:value-type="float">
            <text:p>3.14E+00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467549" calcext:value-type="float">
            <text:p>2.467549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112383" calcext:value-type="float">
            <text:p>3.11E+00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471701" calcext:value-type="float">
            <text:p>2.471701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3.089468" calcext:value-type="float">
            <text:p>3.09E+00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483356" calcext:value-type="float">
            <text:p>2.48335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072688" calcext:value-type="float">
            <text:p>3.07E+00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497993" calcext:value-type="float">
            <text:p>2.49799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055908" calcext:value-type="float">
            <text:p>3.06E+00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514015" calcext:value-type="float">
            <text:p>2.514015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039128" calcext:value-type="float">
            <text:p>3.04E+00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.531222" calcext:value-type="float">
            <text:p>2.531222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022347" calcext:value-type="float">
            <text:p>3.02E+00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613985" calcext:value-type="float">
            <text:p>2.613985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014306" calcext:value-type="float">
            <text:p>3.01E+00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722976" calcext:value-type="float">
            <text:p>2.722976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013319" calcext:value-type="float">
            <text:p>3.01E+00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.747169" calcext:value-type="float">
            <text:p>2.747169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3.012333" calcext:value-type="float">
            <text:p>3.01E+00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2.789263" calcext:value-type="float">
            <text:p>2.789263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011346" calcext:value-type="float">
            <text:p>3.01E+00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.874523" calcext:value-type="float">
            <text:p>2.874523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3.010359" calcext:value-type="float">
            <text:p>3.01E+00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02768" calcext:value-type="float">
            <text:p>3.02768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.016714" calcext:value-type="float">
            <text:p>3.02E+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21734" calcext:value-type="float">
            <text:p>3.1217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28996" calcext:value-type="float">
            <text:p>3.03E+00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070559" calcext:value-type="float">
            <text:p>3.07055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041278" calcext:value-type="float">
            <text:p>3.04E+00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041542" calcext:value-type="float">
            <text:p>3.041542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05356" calcext:value-type="float">
            <text:p>3.05E+00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055868" calcext:value-type="float">
            <text:p>3.055868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065841" calcext:value-type="float">
            <text:p>3.07E+00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01541" calcext:value-type="float">
            <text:p>3.0154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074236" calcext:value-type="float">
            <text:p>3.07E+00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.931449" calcext:value-type="float">
            <text:p>2.931449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3.079491" calcext:value-type="float">
            <text:p>3.08E+00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848153" calcext:value-type="float">
            <text:p>2.848153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3.084746" calcext:value-type="float">
            <text:p>3.08E+00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2.775458" calcext:value-type="float">
            <text:p>2.775458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090002" calcext:value-type="float">
            <text:p>3.09E+00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713892" calcext:value-type="float">
            <text:p>2.713892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3.095257" calcext:value-type="float">
            <text:p>3.10E+00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.53858" calcext:value-type="float">
            <text:p>2.53858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088116" calcext:value-type="float">
            <text:p>3.09E+00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442348" calcext:value-type="float">
            <text:p>2.44234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3.070967" calcext:value-type="float">
            <text:p>3.07E+00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423893" calcext:value-type="float">
            <text:p>2.423893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053817" calcext:value-type="float">
            <text:p>3.05E+00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39589" calcext:value-type="float">
            <text:p>2.39589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3.036667" calcext:value-type="float">
            <text:p>3.04E+00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.362099" calcext:value-type="float">
            <text:p>2.362099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019518" calcext:value-type="float">
            <text:p>3.02E+00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319789" calcext:value-type="float">
            <text:p>2.319789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2.991327" calcext:value-type="float">
            <text:p>2.99E+00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321304" calcext:value-type="float">
            <text:p>2.321304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2.954224" calcext:value-type="float">
            <text:p>2.95E+00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345512" calcext:value-type="float">
            <text:p>2.345512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2.91712" calcext:value-type="float">
            <text:p>2.92E+00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356672" calcext:value-type="float">
            <text:p>2.356672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2.880016" calcext:value-type="float">
            <text:p>2.88E+00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364331" calcext:value-type="float">
            <text:p>2.364331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2.842912" calcext:value-type="float">
            <text:p>2.84E+00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387636" calcext:value-type="float">
            <text:p>2.387636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2.811687" calcext:value-type="float">
            <text:p>2.81E+00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411058" calcext:value-type="float">
            <text:p>2.41105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785209" calcext:value-type="float">
            <text:p>2.79E+00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42507" calcext:value-type="float">
            <text:p>2.42507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2.75873" calcext:value-type="float">
            <text:p>2.76E+00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444295" calcext:value-type="float">
            <text:p>2.444295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2.732252" calcext:value-type="float">
            <text:p>2.73E+00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47591" calcext:value-type="float">
            <text:p>2.47591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2.705773" calcext:value-type="float">
            <text:p>2.71E+00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612488" calcext:value-type="float">
            <text:p>2.612488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696665" calcext:value-type="float">
            <text:p>2.70E+00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823532" calcext:value-type="float">
            <text:p>2.82353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701581" calcext:value-type="float">
            <text:p>2.70E+00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.839746" calcext:value-type="float">
            <text:p>2.83974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.706497" calcext:value-type="float">
            <text:p>2.71E+00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.896231" calcext:value-type="float">
            <text:p>2.896231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711413" calcext:value-type="float">
            <text:p>2.71E+00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054854" calcext:value-type="float">
            <text:p>3.054854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716329" calcext:value-type="float">
            <text:p>2.72E+00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.091283" calcext:value-type="float">
            <text:p>3.09128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728725" calcext:value-type="float">
            <text:p>2.73E+00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0022" calcext:value-type="float">
            <text:p>3.002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74716" calcext:value-type="float">
            <text:p>2.75E+00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.900888" calcext:value-type="float">
            <text:p>2.900888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765595" calcext:value-type="float">
            <text:p>2.77E+00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81395" calcext:value-type="float">
            <text:p>2.8139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784031" calcext:value-type="float">
            <text:p>2.78E+00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742869" calcext:value-type="float">
            <text:p>2.742869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802466" calcext:value-type="float">
            <text:p>2.80E+00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620428" calcext:value-type="float">
            <text:p>2.620428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806716" calcext:value-type="float">
            <text:p>2.81E+00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526937" calcext:value-type="float">
            <text:p>2.526937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799513" calcext:value-type="float">
            <text:p>2.80E+00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481221" calcext:value-type="float">
            <text:p>2.481221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792311" calcext:value-type="float">
            <text:p>2.79E+00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427806" calcext:value-type="float">
            <text:p>2.427806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785109" calcext:value-type="float">
            <text:p>2.79E+00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363573" calcext:value-type="float">
            <text:p>2.363573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777906" calcext:value-type="float">
            <text:p>2.78E+00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337386" calcext:value-type="float">
            <text:p>2.337386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756076" calcext:value-type="float">
            <text:p>2.76E+0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315085" calcext:value-type="float">
            <text:p>2.31508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722436" calcext:value-type="float">
            <text:p>2.72E+00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265956" calcext:value-type="float">
            <text:p>2.265956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688796" calcext:value-type="float">
            <text:p>2.69E+00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22422" calcext:value-type="float">
            <text:p>2.22422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655157" calcext:value-type="float">
            <text:p>2.66E+00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17983" calcext:value-type="float">
            <text:p>2.17983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621517" calcext:value-type="float">
            <text:p>2.62E+00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039978" calcext:value-type="float">
            <text:p>2.039978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582095" calcext:value-type="float">
            <text:p>2.58E+00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.893458" calcext:value-type="float">
            <text:p>1.893458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538006" calcext:value-type="float">
            <text:p>2.54E+00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.784161" calcext:value-type="float">
            <text:p>1.784161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493916" calcext:value-type="float">
            <text:p>2.49E+00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.649101" calcext:value-type="float">
            <text:p>1.649101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449827" calcext:value-type="float">
            <text:p>2.45E+00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521444" calcext:value-type="float">
            <text:p>1.521444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405737" calcext:value-type="float">
            <text:p>2.41E+00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434622" calcext:value-type="float">
            <text:p>1.434622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355152" calcext:value-type="float">
            <text:p>2.36E+00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38535" calcext:value-type="float">
            <text:p>1.3853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299322" calcext:value-type="float">
            <text:p>2.30E+00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349303" calcext:value-type="float">
            <text:p>1.349303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243493" calcext:value-type="float">
            <text:p>2.24E+00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318194" calcext:value-type="float">
            <text:p>1.318194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187663" calcext:value-type="float">
            <text:p>2.19E+00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289423" calcext:value-type="float">
            <text:p>1.289423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131833" calcext:value-type="float">
            <text:p>2.13E+00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188591" calcext:value-type="float">
            <text:p>1.188591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075282" calcext:value-type="float">
            <text:p>2.08E+00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139619" calcext:value-type="float">
            <text:p>1.139619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018148" calcext:value-type="float">
            <text:p>2.02E+00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118118" calcext:value-type="float">
            <text:p>1.118118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1.961013" calcext:value-type="float">
            <text:p>1.96E+00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085896" calcext:value-type="float">
            <text:p>1.085896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1.903879" calcext:value-type="float">
            <text:p>1.90E+00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06342" calcext:value-type="float">
            <text:p>1.06342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1.846745" calcext:value-type="float">
            <text:p>1.85E+00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075013" calcext:value-type="float">
            <text:p>1.075013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1.790351" calcext:value-type="float">
            <text:p>1.79E+00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092792" calcext:value-type="float">
            <text:p>1.09279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1.734556" calcext:value-type="float">
            <text:p>1.73E+00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104125" calcext:value-type="float">
            <text:p>1.104125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.67876" calcext:value-type="float">
            <text:p>1.68E+00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135335" calcext:value-type="float">
            <text:p>1.135335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.622964" calcext:value-type="float">
            <text:p>1.62E+00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176412" calcext:value-type="float">
            <text:p>1.176412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.567168" calcext:value-type="float">
            <text:p>1.57E+00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190093" calcext:value-type="float">
            <text:p>1.190093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.520893" calcext:value-type="float">
            <text:p>1.52E+00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177629" calcext:value-type="float">
            <text:p>1.177629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.482304" calcext:value-type="float">
            <text:p>1.48E+00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167599" calcext:value-type="float">
            <text:p>1.167599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.443715" calcext:value-type="float">
            <text:p>1.44E+00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157984" calcext:value-type="float">
            <text:p>1.157984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.405126" calcext:value-type="float">
            <text:p>1.41E+00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148758" calcext:value-type="float">
            <text:p>1.148758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.366538" calcext:value-type="float">
            <text:p>1.37E+00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113205" calcext:value-type="float">
            <text:p>1.113205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.328644" calcext:value-type="float">
            <text:p>1.33E+00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090149" calcext:value-type="float">
            <text:p>1.09014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291311" calcext:value-type="float">
            <text:p>1.29E+00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076949" calcext:value-type="float">
            <text:p>1.076949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253978" calcext:value-type="float">
            <text:p>1.25E+00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.058247" calcext:value-type="float">
            <text:p>1.058247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.216646" calcext:value-type="float">
            <text:p>1.22E+00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.041422" calcext:value-type="float">
            <text:p>1.041422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.179313" calcext:value-type="float">
            <text:p>1.18E+00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1.020741" calcext:value-type="float">
            <text:p>1.020741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.141597" calcext:value-type="float">
            <text:p>1.14E+00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.014036" calcext:value-type="float">
            <text:p>1.014036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103572" calcext:value-type="float">
            <text:p>1.10E+00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.012607" calcext:value-type="float">
            <text:p>1.012607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.065548" calcext:value-type="float">
            <text:p>1.07E+00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1.008005" calcext:value-type="float">
            <text:p>1.008005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.027523" calcext:value-type="float">
            <text:p>1.03E+00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.004157" calcext:value-type="float">
            <text:p>1.004157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0.9894982" calcext:value-type="float">
            <text:p>9.89E-01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1.012007" calcext:value-type="float">
            <text:p>1.012007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0.9557112" calcext:value-type="float">
            <text:p>9.56E-01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021571" calcext:value-type="float">
            <text:p>1.02157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9253455" calcext:value-type="float">
            <text:p>9.25E-01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.028256" calcext:value-type="float">
            <text:p>1.028256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0.8949799" calcext:value-type="float">
            <text:p>8.95E-01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.041352" calcext:value-type="float">
            <text:p>1.041352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0.8646143" calcext:value-type="float">
            <text:p>8.65E-01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.059315" calcext:value-type="float">
            <text:p>1.059315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8342487" calcext:value-type="float">
            <text:p>8.34E-01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.06641" calcext:value-type="float">
            <text:p>1.06641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8152207" calcext:value-type="float">
            <text:p>8.15E-01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063486" calcext:value-type="float">
            <text:p>1.063486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8053464" calcext:value-type="float">
            <text:p>8.05E-01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.061487" calcext:value-type="float">
            <text:p>1.061487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795472" calcext:value-type="float">
            <text:p>7.95E-01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.058689" calcext:value-type="float">
            <text:p>1.058689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7855977" calcext:value-type="float">
            <text:p>7.86E-01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.055983" calcext:value-type="float">
            <text:p>1.055983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7757233" calcext:value-type="float">
            <text:p>7.76E-01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.043988" calcext:value-type="float">
            <text:p>1.043988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767286" calcext:value-type="float">
            <text:p>7.67E-0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03857" calcext:value-type="float">
            <text:p>1.0385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7600089" calcext:value-type="float">
            <text:p>7.60E-01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.036844" calcext:value-type="float">
            <text:p>1.036844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7527318" calcext:value-type="float">
            <text:p>7.53E-01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.032103" calcext:value-type="float">
            <text:p>1.032103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7454547" calcext:value-type="float">
            <text:p>7.45E-01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.028204" calcext:value-type="float">
            <text:p>1.028204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7381776" calcext:value-type="float">
            <text:p>7.38E-01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.034067" calcext:value-type="float">
            <text:p>1.034067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7315237" calcext:value-type="float">
            <text:p>7.32E-01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.04162" calcext:value-type="float">
            <text:p>1.04162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725373" calcext:value-type="float">
            <text:p>7.25E-01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.047074" calcext:value-type="float">
            <text:p>1.047074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7192223" calcext:value-type="float">
            <text:p>7.19E-01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.059046" calcext:value-type="float">
            <text:p>1.059046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7130716" calcext:value-type="float">
            <text:p>7.13E-01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074296" calcext:value-type="float">
            <text:p>1.074296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7069208" calcext:value-type="float">
            <text:p>7.07E-01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091615" calcext:value-type="float">
            <text:p>1.091615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7068834" calcext:value-type="float">
            <text:p>7.07E-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97098" calcext:value-type="float">
            <text:p>1.0970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17815" calcext:value-type="float">
            <text:p>7.12E-01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.099191" calcext:value-type="float">
            <text:p>1.099191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7166796" calcext:value-type="float">
            <text:p>7.17E-01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.107277" calcext:value-type="float">
            <text:p>1.107277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7215777" calcext:value-type="float">
            <text:p>7.22E-01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.116185" calcext:value-type="float">
            <text:p>1.116185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7264758" calcext:value-type="float">
            <text:p>7.26E-01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130719" calcext:value-type="float">
            <text:p>1.130719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730728" calcext:value-type="float">
            <text:p>7.31E-01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138234" calcext:value-type="float">
            <text:p>1.138234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7344588" calcext:value-type="float">
            <text:p>7.34E-01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144801" calcext:value-type="float">
            <text:p>1.144801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7381896" calcext:value-type="float">
            <text:p>7.38E-01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160682" calcext:value-type="float">
            <text:p>1.160682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7419204" calcext:value-type="float">
            <text:p>7.42E-01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179783" calcext:value-type="float">
            <text:p>1.179783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7456511" calcext:value-type="float">
            <text:p>7.46E-01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.131727" calcext:value-type="float">
            <text:p>1.131727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7450264" calcext:value-type="float">
            <text:p>7.45E-0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093839" calcext:value-type="float">
            <text:p>1.09383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408852" calcext:value-type="float">
            <text:p>7.41E-01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.072369" calcext:value-type="float">
            <text:p>1.072369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736744" calcext:value-type="float">
            <text:p>7.37E-01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.044504" calcext:value-type="float">
            <text:p>1.044504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7326028" calcext:value-type="float">
            <text:p>7.33E-01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1.021837" calcext:value-type="float">
            <text:p>1.021837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7284616" calcext:value-type="float">
            <text:p>7.28E-01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.016698" calcext:value-type="float">
            <text:p>1.016698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7183784" calcext:value-type="float">
            <text:p>7.18E-01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.020561" calcext:value-type="float">
            <text:p>1.020561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7034979" calcext:value-type="float">
            <text:p>7.03E-0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.023377" calcext:value-type="float">
            <text:p>1.023377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6886174" calcext:value-type="float">
            <text:p>6.89E-01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.028236" calcext:value-type="float">
            <text:p>1.028236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6737369" calcext:value-type="float">
            <text:p>6.74E-01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.033754" calcext:value-type="float">
            <text:p>1.033754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6588564" calcext:value-type="float">
            <text:p>6.59E-01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.046998" calcext:value-type="float">
            <text:p>1.046998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6461093" calcext:value-type="float">
            <text:p>6.46E-01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05943" calcext:value-type="float">
            <text:p>1.0594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6350846" calcext:value-type="float">
            <text:p>6.35E-01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.071587" calcext:value-type="float">
            <text:p>1.071587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2406" calcext:value-type="float">
            <text:p>6.24E-01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.097882" calcext:value-type="float">
            <text:p>1.097882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130353" calcext:value-type="float">
            <text:p>6.13E-01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.136766" calcext:value-type="float">
            <text:p>1.136766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020106" calcext:value-type="float">
            <text:p>6.02E-01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.120247" calcext:value-type="float">
            <text:p>1.120247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5919058" calcext:value-type="float">
            <text:p>5.92E-01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.084053" calcext:value-type="float">
            <text:p>1.084053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5825437" calcext:value-type="float">
            <text:p>5.83E-01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.056093" calcext:value-type="float">
            <text:p>1.056093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5731816" calcext:value-type="float">
            <text:p>5.73E-01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1.016426" calcext:value-type="float">
            <text:p>1.016426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5638194" calcext:value-type="float">
            <text:p>5.64E-01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9730399" calcext:value-type="float">
            <text:p>0.9730399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5544573" calcext:value-type="float">
            <text:p>5.54E-01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9428369" calcext:value-type="float">
            <text:p>0.9428369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5419766" calcext:value-type="float">
            <text:p>5.42E-01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9336326" calcext:value-type="float">
            <text:p>0.9336326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269781" calcext:value-type="float">
            <text:p>5.27E-01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928159" calcext:value-type="float">
            <text:p>0.928159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5119796" calcext:value-type="float">
            <text:p>5.12E-01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9192368" calcext:value-type="float">
            <text:p>0.9192368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4969811" calcext:value-type="float">
            <text:p>4.97E-01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9093886" calcext:value-type="float">
            <text:p>0.9093886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4819827" calcext:value-type="float">
            <text:p>4.82E-01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9069608" calcext:value-type="float">
            <text:p>0.9069608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4678089" calcext:value-type="float">
            <text:p>4.68E-01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915489" calcext:value-type="float">
            <text:p>0.915489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4543009" calcext:value-type="float">
            <text:p>4.54E-01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9258873" calcext:value-type="float">
            <text:p>0.9258873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440793" calcext:value-type="float">
            <text:p>4.41E-01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9333731" calcext:value-type="float">
            <text:p>0.9333731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.427285" calcext:value-type="float">
            <text:p>4.27E-01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9395625" calcext:value-type="float">
            <text:p>0.9395625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4137771" calcext:value-type="float">
            <text:p>4.14E-01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9519913" calcext:value-type="float">
            <text:p>0.9519913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0.4032992" calcext:value-type="float">
            <text:p>4.03E-0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9655382" calcext:value-type="float">
            <text:p>0.965538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3952676" calcext:value-type="float">
            <text:p>3.95E-01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9763166" calcext:value-type="float">
            <text:p>0.9763166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0.387236" calcext:value-type="float">
            <text:p>3.87E-01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9866489" calcext:value-type="float">
            <text:p>0.9866489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3792043" calcext:value-type="float">
            <text:p>3.79E-01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9958857" calcext:value-type="float">
            <text:p>0.9958857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.3711727" calcext:value-type="float">
            <text:p>3.71E-01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993659" calcext:value-type="float">
            <text:p>0.993659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3674126" calcext:value-type="float">
            <text:p>3.67E-01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9951292" calcext:value-type="float">
            <text:p>0.9951292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0.367101" calcext:value-type="float">
            <text:p>3.67E-01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000421" calcext:value-type="float">
            <text:p>1.000421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667894" calcext:value-type="float">
            <text:p>3.67E-01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.002128" calcext:value-type="float">
            <text:p>1.002128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0.3664778" calcext:value-type="float">
            <text:p>3.66E-01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.003193" calcext:value-type="float">
            <text:p>1.003193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661663" calcext:value-type="float">
            <text:p>3.66E-0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1.012706" calcext:value-type="float">
            <text:p>1.012706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.3682372" calcext:value-type="float">
            <text:p>3.68E-0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22003" calcext:value-type="float">
            <text:p>1.02200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722317" calcext:value-type="float">
            <text:p>3.72E-01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.02841" calcext:value-type="float">
            <text:p>1.02841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3762262" calcext:value-type="float">
            <text:p>3.76E-01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.041231" calcext:value-type="float">
            <text:p>1.041231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802206" calcext:value-type="float">
            <text:p>3.80E-01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.059541" calcext:value-type="float">
            <text:p>1.059541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0.3842151" calcext:value-type="float">
            <text:p>3.84E-01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.067309" calcext:value-type="float">
            <text:p>1.067309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975183" calcext:value-type="float">
            <text:p>3.98E-01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.065561" calcext:value-type="float">
            <text:p>1.065561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.418337" calcext:value-type="float">
            <text:p>4.18E-01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06539" calcext:value-type="float">
            <text:p>1.06539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4391557" calcext:value-type="float">
            <text:p>4.39E-01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.064238" calcext:value-type="float">
            <text:p>1.064238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4599744" calcext:value-type="float">
            <text:p>4.60E-01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.063147" calcext:value-type="float">
            <text:p>1.063147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480793" calcext:value-type="float">
            <text:p>4.81E-01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.055588" calcext:value-type="float">
            <text:p>1.055588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0.5001553" calcext:value-type="float">
            <text:p>5.00E-01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5183418" calcext:value-type="float">
            <text:p>5.18E-01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.054163" calcext:value-type="float">
            <text:p>1.054163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.5365282" calcext:value-type="float">
            <text:p>5.37E-01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.051849" calcext:value-type="float">
            <text:p>1.051849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5547147" calcext:value-type="float">
            <text:p>5.55E-01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.04985" calcext:value-type="float">
            <text:p>1.04985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0.5729011" calcext:value-type="float">
            <text:p>5.73E-01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.037169" calcext:value-type="float">
            <text:p>1.037169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897025" calcext:value-type="float">
            <text:p>5.90E-01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037581" calcext:value-type="float">
            <text:p>1.037581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0.6053858" calcext:value-type="float">
            <text:p>6.05E-01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.046901" calcext:value-type="float">
            <text:p>1.046901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621069" calcext:value-type="float">
            <text:p>6.21E-01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.050936" calcext:value-type="float">
            <text:p>1.050936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.6367522" calcext:value-type="float">
            <text:p>6.37E-01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.056217" calcext:value-type="float">
            <text:p>1.056217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6524355" calcext:value-type="float">
            <text:p>6.52E-01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141864" calcext:value-type="float">
            <text:p>1.141864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0.6710931" calcext:value-type="float">
            <text:p>6.71E-0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273187" calcext:value-type="float">
            <text:p>1.27318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6921522" calcext:value-type="float">
            <text:p>6.92E-01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.354821" calcext:value-type="float">
            <text:p>1.354821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0.7132113" calcext:value-type="float">
            <text:p>7.13E-0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.566044" calcext:value-type="float">
            <text:p>1.566044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7342704" calcext:value-type="float">
            <text:p>7.34E-01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.80025" calcext:value-type="float">
            <text:p>1.80025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7553294" calcext:value-type="float">
            <text:p>7.55E-01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.748003" calcext:value-type="float">
            <text:p>1.748003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792453" calcext:value-type="float">
            <text:p>7.92E-0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.683956" calcext:value-type="float">
            <text:p>1.68395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8425466" calcext:value-type="float">
            <text:p>8.43E-01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.717305" calcext:value-type="float">
            <text:p>1.717305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8926401" calcext:value-type="float">
            <text:p>8.93E-01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.690889" calcext:value-type="float">
            <text:p>1.690889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0.9427336" calcext:value-type="float">
            <text:p>9.43E-01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.670025" calcext:value-type="float">
            <text:p>1.670025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9928271" calcext:value-type="float">
            <text:p>9.93E-01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.626189" calcext:value-type="float">
            <text:p>1.626189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.03613" calcext:value-type="float">
            <text:p>1.04E+00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727195" calcext:value-type="float">
            <text:p>1.7271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.073951" calcext:value-type="float">
            <text:p>1.07E+00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.9004" calcext:value-type="float">
            <text:p>1.90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1.111772" calcext:value-type="float">
            <text:p>1.11E+00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.019545" calcext:value-type="float">
            <text:p>2.019545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1.149592" calcext:value-type="float">
            <text:p>1.15E+00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.120598" calcext:value-type="float">
            <text:p>2.120598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1.187413" calcext:value-type="float">
            <text:p>1.19E+00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.263551" calcext:value-type="float">
            <text:p>2.263551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227996" calcext:value-type="float">
            <text:p>1.23E+00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330222" calcext:value-type="float">
            <text:p>2.330222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27081" calcext:value-type="float">
            <text:p>1.27E+00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358884" calcext:value-type="float">
            <text:p>2.358884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313624" calcext:value-type="float">
            <text:p>1.31E+00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384209" calcext:value-type="float">
            <text:p>2.384209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356438" calcext:value-type="float">
            <text:p>1.36E+00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408393" calcext:value-type="float">
            <text:p>2.408393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399252" calcext:value-type="float">
            <text:p>1.40E+00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434649" calcext:value-type="float">
            <text:p>2.434649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453708" calcext:value-type="float">
            <text:p>1.45E+00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456485" calcext:value-type="float">
            <text:p>2.45648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517563" calcext:value-type="float">
            <text:p>1.52E+00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470509" calcext:value-type="float">
            <text:p>2.470509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581419" calcext:value-type="float">
            <text:p>1.58E+00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488799" calcext:value-type="float">
            <text:p>2.488799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645275" calcext:value-type="float">
            <text:p>1.65E+00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.51575" calcext:value-type="float">
            <text:p>2.51575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70913" calcext:value-type="float">
            <text:p>1.71E+00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.435905" calcext:value-type="float">
            <text:p>2.435905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773946" calcext:value-type="float">
            <text:p>1.77E+00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.40804" calcext:value-type="float">
            <text:p>2.40804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839537" calcext:value-type="float">
            <text:p>1.84E+00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.427325" calcext:value-type="float">
            <text:p>2.427325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905128" calcext:value-type="float">
            <text:p>1.91E+00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445017" calcext:value-type="float">
            <text:p>2.445017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970719" calcext:value-type="float">
            <text:p>1.97E+00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.445619" calcext:value-type="float">
            <text:p>2.445619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2.03631" calcext:value-type="float">
            <text:p>2.04E+00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.462575" calcext:value-type="float">
            <text:p>2.462575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2.097272" calcext:value-type="float">
            <text:p>2.10E+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5034" calcext:value-type="float">
            <text:p>2.5650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154496" calcext:value-type="float">
            <text:p>2.15E+00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2.930756" calcext:value-type="float">
            <text:p>2.930756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2.21172" calcext:value-type="float">
            <text:p>2.21E+00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3.570264" calcext:value-type="float">
            <text:p>3.570264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2.268943" calcext:value-type="float">
            <text:p>2.27E+00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4.128413" calcext:value-type="float">
            <text:p>4.128413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2.326167" calcext:value-type="float">
            <text:p>2.33E+00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543426" calcext:value-type="float">
            <text:p>4.543426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.411298" calcext:value-type="float">
            <text:p>2.41E+00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582063" calcext:value-type="float">
            <text:p>4.582063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.51896" calcext:value-type="float">
            <text:p>2.52E+00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584466" calcext:value-type="float">
            <text:p>4.584466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.626622" calcext:value-type="float">
            <text:p>2.63E+00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.585759" calcext:value-type="float">
            <text:p>4.585759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2.734284" calcext:value-type="float">
            <text:p>2.73E+00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586368" calcext:value-type="float">
            <text:p>4.586368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2.841946" calcext:value-type="float">
            <text:p>2.84E+00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.586435" calcext:value-type="float">
            <text:p>4.586435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2.987797" calcext:value-type="float">
            <text:p>2.99E+00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586441" calcext:value-type="float">
            <text:p>4.58644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164479" calcext:value-type="float">
            <text:p>3.16E+00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586501" calcext:value-type="float">
            <text:p>4.586501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3.341161" calcext:value-type="float">
            <text:p>3.34E+00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586535" calcext:value-type="float">
            <text:p>4.586535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3.517844" calcext:value-type="float">
            <text:p>3.52E+00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4.586552" calcext:value-type="float">
            <text:p>4.586552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3.694526" calcext:value-type="float">
            <text:p>3.69E+00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586587" calcext:value-type="float">
            <text:p>4.586587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3.859689" calcext:value-type="float">
            <text:p>3.86E+00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.58659" calcext:value-type="float">
            <text:p>4.58659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4.015551" calcext:value-type="float">
            <text:p>4.02E+00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586589" calcext:value-type="float">
            <text:p>4.586589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4.171413" calcext:value-type="float">
            <text:p>4.17E+00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4.586589" calcext:value-type="float">
            <text:p>4.586589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4.327276" calcext:value-type="float">
            <text:p>4.33E+00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4.586589" calcext:value-type="float">
            <text:p>4.586589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4.483138" calcext:value-type="float">
            <text:p>4.48E+00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586584" calcext:value-type="float">
            <text:p>4.586584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4.637091" calcext:value-type="float">
            <text:p>4.64E+00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586542" calcext:value-type="float">
            <text:p>4.58654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789502" calcext:value-type="float">
            <text:p>4.79E+00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586498" calcext:value-type="float">
            <text:p>4.586498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941914" calcext:value-type="float">
            <text:p>4.94E+00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586387" calcext:value-type="float">
            <text:p>4.586387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5.094325" calcext:value-type="float">
            <text:p>5.09E+00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585957" calcext:value-type="float">
            <text:p>4.585957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5.246736" calcext:value-type="float">
            <text:p>5.25E+00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580088" calcext:value-type="float">
            <text:p>4.580088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5.335718" calcext:value-type="float">
            <text:p>5.34E+00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567393" calcext:value-type="float">
            <text:p>4.567393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5.373491" calcext:value-type="float">
            <text:p>5.37E+00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580687" calcext:value-type="float">
            <text:p>4.580687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5.411263" calcext:value-type="float">
            <text:p>5.41E+00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584284" calcext:value-type="float">
            <text:p>4.584284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5.449036" calcext:value-type="float">
            <text:p>5.45E+00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585082" calcext:value-type="float">
            <text:p>4.585082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5.486808" calcext:value-type="float">
            <text:p>5.49E+00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58656" calcext:value-type="float">
            <text:p>4.58656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5.506632" calcext:value-type="float">
            <text:p>5.51E+00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586589" calcext:value-type="float">
            <text:p>4.586589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.511964" calcext:value-type="float">
            <text:p>5.51E+00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4.586589" calcext:value-type="float">
            <text:p>4.586589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5.517296" calcext:value-type="float">
            <text:p>5.52E+00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58659" calcext:value-type="float">
            <text:p>4.58659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5.522628" calcext:value-type="float">
            <text:p>5.52E+00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4.58659" calcext:value-type="float">
            <text:p>4.58659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5.527961" calcext:value-type="float">
            <text:p>5.53E+00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58659" calcext:value-type="float">
            <text:p>4.58659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5.59054" calcext:value-type="float">
            <text:p>5.59E+00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4.586589" calcext:value-type="float">
            <text:p>4.586589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5.69934" calcext:value-type="float">
            <text:p>5.70E+00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.586587" calcext:value-type="float">
            <text:p>4.586587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5.808139" calcext:value-type="float">
            <text:p>5.81E+00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4.586582" calcext:value-type="float">
            <text:p>4.586582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5.916939" calcext:value-type="float">
            <text:p>5.92E+00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.586567" calcext:value-type="float">
            <text:p>4.586567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6.025738" calcext:value-type="float">
            <text:p>6.03E+00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586469" calcext:value-type="float">
            <text:p>4.586469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6.091508" calcext:value-type="float">
            <text:p>6.09E+00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586181" calcext:value-type="float">
            <text:p>4.586181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6.122538" calcext:value-type="float">
            <text:p>6.12E+00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4.586073" calcext:value-type="float">
            <text:p>4.586073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6.153567" calcext:value-type="float">
            <text:p>6.15E+00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4.585864" calcext:value-type="float">
            <text:p>4.585864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6.184597" calcext:value-type="float">
            <text:p>6.18E+00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585315" calcext:value-type="float">
            <text:p>4.585315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215626" calcext:value-type="float">
            <text:p>6.22E+00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586023" calcext:value-type="float">
            <text:p>4.586023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6.211658" calcext:value-type="float">
            <text:p>6.21E+00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.586335" calcext:value-type="float">
            <text:p>4.586335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6.179433" calcext:value-type="float">
            <text:p>6.18E+00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586208" calcext:value-type="float">
            <text:p>4.586208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6.147208" calcext:value-type="float">
            <text:p>6.15E+00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4.586096" calcext:value-type="float">
            <text:p>4.586096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6.114983" calcext:value-type="float">
            <text:p>6.11E+00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.58612" calcext:value-type="float">
            <text:p>4.58612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6.082758" calcext:value-type="float">
            <text:p>6.08E+00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.585591" calcext:value-type="float">
            <text:p>4.585591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052966" calcext:value-type="float">
            <text:p>6.05E+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583742" calcext:value-type="float">
            <text:p>4.58374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025138" calcext:value-type="float">
            <text:p>6.03E+0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.581012" calcext:value-type="float">
            <text:p>4.581012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5.99731" calcext:value-type="float">
            <text:p>6.00E+00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57519" calcext:value-type="float">
            <text:p>4.57519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5.969482" calcext:value-type="float">
            <text:p>5.97E+00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561122" calcext:value-type="float">
            <text:p>4.561122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5.941654" calcext:value-type="float">
            <text:p>5.94E+00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491136" calcext:value-type="float">
            <text:p>4.491136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5.8879" calcext:value-type="float">
            <text:p>5.89E+00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.334765" calcext:value-type="float">
            <text:p>4.334765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5.813214" calcext:value-type="float">
            <text:p>5.81E+00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.274687" calcext:value-type="float">
            <text:p>4.274687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5.738528" calcext:value-type="float">
            <text:p>5.74E+00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4.170415" calcext:value-type="float">
            <text:p>4.170415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5.663842" calcext:value-type="float">
            <text:p>5.66E+00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3.950248" calcext:value-type="float">
            <text:p>3.950248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5.589157" calcext:value-type="float">
            <text:p>5.59E+00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3.984962" calcext:value-type="float">
            <text:p>3.984962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5.501419" calcext:value-type="float">
            <text:p>5.50E+00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104355" calcext:value-type="float">
            <text:p>4.10435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5.403143" calcext:value-type="float">
            <text:p>5.40E+00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092253" calcext:value-type="float">
            <text:p>4.092253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304868" calcext:value-type="float">
            <text:p>5.30E+00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096369" calcext:value-type="float">
            <text:p>4.096369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5.206593" calcext:value-type="float">
            <text:p>5.21E+00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133695" calcext:value-type="float">
            <text:p>4.133695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5.108317" calcext:value-type="float">
            <text:p>5.11E+00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127102" calcext:value-type="float">
            <text:p>4.127102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5.023638" calcext:value-type="float">
            <text:p>5.02E+00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.074796" calcext:value-type="float">
            <text:p>4.074796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4.949935" calcext:value-type="float">
            <text:p>4.95E+00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.006964" calcext:value-type="float">
            <text:p>4.006964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4.876232" calcext:value-type="float">
            <text:p>4.88E+00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3.935388" calcext:value-type="float">
            <text:p>3.935388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4.80253" calcext:value-type="float">
            <text:p>4.80E+00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3.862933" calcext:value-type="float">
            <text:p>3.862933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4.728827" calcext:value-type="float">
            <text:p>4.73E+00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3.359588" calcext:value-type="float">
            <text:p>3.359588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4.660224" calcext:value-type="float">
            <text:p>4.66E+00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966046" calcext:value-type="float">
            <text:p>2.96604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595739" calcext:value-type="float">
            <text:p>4.60E+00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2.995935" calcext:value-type="float">
            <text:p>2.995935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531253" calcext:value-type="float">
            <text:p>4.53E+00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.97651" calcext:value-type="float">
            <text:p>2.97651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466768" calcext:value-type="float">
            <text:p>4.47E+00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.862057" calcext:value-type="float">
            <text:p>2.862057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402282" calcext:value-type="float">
            <text:p>4.40E+00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.98803" calcext:value-type="float">
            <text:p>2.98803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339864" calcext:value-type="float">
            <text:p>4.34E+00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270742" calcext:value-type="float">
            <text:p>3.270742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279114" calcext:value-type="float">
            <text:p>4.28E+00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.460287" calcext:value-type="float">
            <text:p>3.460287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4.218365" calcext:value-type="float">
            <text:p>4.22E+00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3.667388" calcext:value-type="float">
            <text:p>3.667388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4.157615" calcext:value-type="float">
            <text:p>4.16E+00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3.892483" calcext:value-type="float">
            <text:p>3.892483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4.096866" calcext:value-type="float">
            <text:p>4.10E+00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4.40993" calcext:value-type="float">
            <text:p>4.40993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.060341" calcext:value-type="float">
            <text:p>4.06E+00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536706" calcext:value-type="float">
            <text:p>4.53670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.043374" calcext:value-type="float">
            <text:p>4.04E+00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4.530029" calcext:value-type="float">
            <text:p>4.530029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4.026406" calcext:value-type="float">
            <text:p>4.03E+00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.533442" calcext:value-type="float">
            <text:p>4.533442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4.009439" calcext:value-type="float">
            <text:p>4.01E+00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553088" calcext:value-type="float">
            <text:p>4.553088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3.992472" calcext:value-type="float">
            <text:p>3.99E+00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550475" calcext:value-type="float">
            <text:p>4.550475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3.990835" calcext:value-type="float">
            <text:p>3.99E+00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525366" calcext:value-type="float">
            <text:p>4.525366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4.001574" calcext:value-type="float">
            <text:p>4.00E+00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478264" calcext:value-type="float">
            <text:p>4.478264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4.012314" calcext:value-type="float">
            <text:p>4.01E+00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4.401163" calcext:value-type="float">
            <text:p>4.401163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4.023053" calcext:value-type="float">
            <text:p>4.02E+00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4.287162" calcext:value-type="float">
            <text:p>4.287162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4.033792" calcext:value-type="float">
            <text:p>4.03E+00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3.520279" calcext:value-type="float">
            <text:p>3.520279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4.016385" calcext:value-type="float">
            <text:p>4.02E+00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730486" calcext:value-type="float">
            <text:p>2.730486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3.976254" calcext:value-type="float">
            <text:p>3.98E+00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.600089" calcext:value-type="float">
            <text:p>2.600089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3.936122" calcext:value-type="float">
            <text:p>3.94E+00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480401" calcext:value-type="float">
            <text:p>2.480401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3.895991" calcext:value-type="float">
            <text:p>3.90E+00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373308" calcext:value-type="float">
            <text:p>2.373308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3.855859" calcext:value-type="float">
            <text:p>3.86E+00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334787" calcext:value-type="float">
            <text:p>2.334787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3.788177" calcext:value-type="float">
            <text:p>3.79E+00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339629" calcext:value-type="float">
            <text:p>2.339629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3.69825" calcext:value-type="float">
            <text:p>3.70E+00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345612" calcext:value-type="float">
            <text:p>2.345612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3.608324" calcext:value-type="float">
            <text:p>3.61E+00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350979" calcext:value-type="float">
            <text:p>2.350979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3.518397" calcext:value-type="float">
            <text:p>3.52E+00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355994" calcext:value-type="float">
            <text:p>2.355994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3.428471" calcext:value-type="float">
            <text:p>3.43E+00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423617" calcext:value-type="float">
            <text:p>2.423617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3.348822" calcext:value-type="float">
            <text:p>3.35E+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14595" calcext:value-type="float">
            <text:p>2.5145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27747" calcext:value-type="float">
            <text:p>3.28E+00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523893" calcext:value-type="float">
            <text:p>2.523893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.206119" calcext:value-type="float">
            <text:p>3.21E+00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563473" calcext:value-type="float">
            <text:p>2.563473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3.134768" calcext:value-type="float">
            <text:p>3.13E+00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.672177" calcext:value-type="float">
            <text:p>2.672177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3.063416" calcext:value-type="float">
            <text:p>3.06E+00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549491" calcext:value-type="float">
            <text:p>2.549491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3.005226" calcext:value-type="float">
            <text:p>3.01E+00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.390231" calcext:value-type="float">
            <text:p>2.390231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2.957662" calcext:value-type="float">
            <text:p>2.96E+00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.313644" calcext:value-type="float">
            <text:p>2.313644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2.910098" calcext:value-type="float">
            <text:p>2.91E+00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.185512" calcext:value-type="float">
            <text:p>2.185512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2.862534" calcext:value-type="float">
            <text:p>2.86E+00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01702" calcext:value-type="float">
            <text:p>2.01702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2.81497" calcext:value-type="float">
            <text:p>2.81E+00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.728929" calcext:value-type="float">
            <text:p>1.728929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2.759319" calcext:value-type="float">
            <text:p>2.76E+00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617711" calcext:value-type="float">
            <text:p>1.61771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.697139" calcext:value-type="float">
            <text:p>2.70E+00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.615857" calcext:value-type="float">
            <text:p>1.615857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.63496" calcext:value-type="float">
            <text:p>2.63E+00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.545117" calcext:value-type="float">
            <text:p>1.545117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2.57278" calcext:value-type="float">
            <text:p>2.57E+00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483712" calcext:value-type="float">
            <text:p>1.483712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2.510601" calcext:value-type="float">
            <text:p>2.51E+00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.598546" calcext:value-type="float">
            <text:p>1.598546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2.450399" calcext:value-type="float">
            <text:p>2.45E+00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.711886" calcext:value-type="float">
            <text:p>1.711886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2.391794" calcext:value-type="float">
            <text:p>2.39E+00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.759723" calcext:value-type="float">
            <text:p>1.759723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2.333189" calcext:value-type="float">
            <text:p>2.33E+00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.852098" calcext:value-type="float">
            <text:p>1.852098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2.274584" calcext:value-type="float">
            <text:p>2.27E+00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.937143" calcext:value-type="float">
            <text:p>1.937143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2.215979" calcext:value-type="float">
            <text:p>2.22E+00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.986162" calcext:value-type="float">
            <text:p>1.986162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2.172652" calcext:value-type="float">
            <text:p>2.17E+00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982399" calcext:value-type="float">
            <text:p>1.98239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.14166" calcext:value-type="float">
            <text:p>2.14E+00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.967232" calcext:value-type="float">
            <text:p>1.967232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.110668" calcext:value-type="float">
            <text:p>2.11E+00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.959902" calcext:value-type="float">
            <text:p>1.959902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2.079676" calcext:value-type="float">
            <text:p>2.08E+00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.952087" calcext:value-type="float">
            <text:p>1.952087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2.048684" calcext:value-type="float">
            <text:p>2.05E+00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.966906" calcext:value-type="float">
            <text:p>1.966906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2.023143" calcext:value-type="float">
            <text:p>2.02E+00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.953181" calcext:value-type="float">
            <text:p>1.953181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2.002003" calcext:value-type="float">
            <text:p>2.00E+00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.919645" calcext:value-type="float">
            <text:p>1.919645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1.980862" calcext:value-type="float">
            <text:p>1.98E+00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.900806" calcext:value-type="float">
            <text:p>1.900806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1.959722" calcext:value-type="float">
            <text:p>1.96E+00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.881023" calcext:value-type="float">
            <text:p>1.881023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1.938582" calcext:value-type="float">
            <text:p>1.94E+00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.859295" calcext:value-type="float">
            <text:p>1.859295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1.918711" calcext:value-type="float">
            <text:p>1.92E+00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811655" calcext:value-type="float">
            <text:p>1.81165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.899867" calcext:value-type="float">
            <text:p>1.90E+00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.755167" calcext:value-type="float">
            <text:p>1.755167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881022" calcext:value-type="float">
            <text:p>1.88E+00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707491" calcext:value-type="float">
            <text:p>1.707491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862178" calcext:value-type="float">
            <text:p>1.86E+00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.65959" calcext:value-type="float">
            <text:p>1.65959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843333" calcext:value-type="float">
            <text:p>1.84E+00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.689034" calcext:value-type="float">
            <text:p>1.689034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822403" calcext:value-type="float">
            <text:p>1.82E+00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.680019" calcext:value-type="float">
            <text:p>1.680019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799789" calcext:value-type="float">
            <text:p>1.80E+00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642348" calcext:value-type="float">
            <text:p>1.642348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777176" calcext:value-type="float">
            <text:p>1.78E+00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649879" calcext:value-type="float">
            <text:p>1.649879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754562" calcext:value-type="float">
            <text:p>1.75E+00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661528" calcext:value-type="float">
            <text:p>1.661528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731948" calcext:value-type="float">
            <text:p>1.73E+00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353204" calcext:value-type="float">
            <text:p>1.353204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706089" calcext:value-type="float">
            <text:p>1.71E+00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209802" calcext:value-type="float">
            <text:p>1.209802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677612" calcext:value-type="float">
            <text:p>1.68E+00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162314" calcext:value-type="float">
            <text:p>1.162314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649134" calcext:value-type="float">
            <text:p>1.65E+00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093051" calcext:value-type="float">
            <text:p>1.093051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620657" calcext:value-type="float">
            <text:p>1.62E+00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055787" calcext:value-type="float">
            <text:p>1.055787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592179" calcext:value-type="float">
            <text:p>1.59E+00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.048272" calcext:value-type="float">
            <text:p>1.048272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5561" calcext:value-type="float">
            <text:p>1.56E+00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.054654" calcext:value-type="float">
            <text:p>1.054654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513883" calcext:value-type="float">
            <text:p>1.51E+00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062251" calcext:value-type="float">
            <text:p>1.062251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471666" calcext:value-type="float">
            <text:p>1.47E+00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071247" calcext:value-type="float">
            <text:p>1.071247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429449" calcext:value-type="float">
            <text:p>1.43E+00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081759" calcext:value-type="float">
            <text:p>1.081759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387233" calcext:value-type="float">
            <text:p>1.39E+00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128234" calcext:value-type="float">
            <text:p>1.128234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356065" calcext:value-type="float">
            <text:p>1.36E+00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168176" calcext:value-type="float">
            <text:p>1.16817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333817" calcext:value-type="float">
            <text:p>1.33E+00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190522" calcext:value-type="float">
            <text:p>1.190522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311569" calcext:value-type="float">
            <text:p>1.31E+00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249899" calcext:value-type="float">
            <text:p>1.249899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289322" calcext:value-type="float">
            <text:p>1.29E+00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321121" calcext:value-type="float">
            <text:p>1.321121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267074" calcext:value-type="float">
            <text:p>1.27E+00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333316" calcext:value-type="float">
            <text:p>1.333316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255684" calcext:value-type="float">
            <text:p>1.26E+00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308502" calcext:value-type="float">
            <text:p>1.308502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253061" calcext:value-type="float">
            <text:p>1.25E+00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290867" calcext:value-type="float">
            <text:p>1.290867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250437" calcext:value-type="float">
            <text:p>1.25E+00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269117" calcext:value-type="float">
            <text:p>1.26911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247813" calcext:value-type="float">
            <text:p>1.25E+00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249036" calcext:value-type="float">
            <text:p>1.249036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245189" calcext:value-type="float">
            <text:p>1.25E+00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213852" calcext:value-type="float">
            <text:p>1.213852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241592" calcext:value-type="float">
            <text:p>1.24E+00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198217" calcext:value-type="float">
            <text:p>1.19821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237209" calcext:value-type="float">
            <text:p>1.24E+00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193181" calcext:value-type="float">
            <text:p>1.193181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232826" calcext:value-type="float">
            <text:p>1.23E+00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179806" calcext:value-type="float">
            <text:p>1.179806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228443" calcext:value-type="float">
            <text:p>1.23E+00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167884" calcext:value-type="float">
            <text:p>1.167884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22406" calcext:value-type="float">
            <text:p>1.22E+00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246675" calcext:value-type="float">
            <text:p>1.246675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218628" calcext:value-type="float">
            <text:p>1.22E+00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308363" calcext:value-type="float">
            <text:p>1.308363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212348" calcext:value-type="float">
            <text:p>1.21E+00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328549" calcext:value-type="float">
            <text:p>1.328549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206069" calcext:value-type="float">
            <text:p>1.21E+00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416109" calcext:value-type="float">
            <text:p>1.416109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19979" calcext:value-type="float">
            <text:p>1.20E+00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521114" calcext:value-type="float">
            <text:p>1.521114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19351" calcext:value-type="float">
            <text:p>1.19E+00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455123" calcext:value-type="float">
            <text:p>1.455123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189381" calcext:value-type="float">
            <text:p>1.19E+00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352646" calcext:value-type="float">
            <text:p>1.352646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186988" calcext:value-type="float">
            <text:p>1.19E+00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291538" calcext:value-type="float">
            <text:p>1.291538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184595" calcext:value-type="float">
            <text:p>1.18E+00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220437" calcext:value-type="float">
            <text:p>1.220437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182202" calcext:value-type="float">
            <text:p>1.18E+00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164983" calcext:value-type="float">
            <text:p>1.164983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179809" calcext:value-type="float">
            <text:p>1.18E+00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108341" calcext:value-type="float">
            <text:p>1.108341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168204" calcext:value-type="float">
            <text:p>1.17E+00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085974" calcext:value-type="float">
            <text:p>1.08597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149162" calcext:value-type="float">
            <text:p>1.15E+00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075373" calcext:value-type="float">
            <text:p>1.075373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130121" calcext:value-type="float">
            <text:p>1.13E+00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.059436" calcext:value-type="float">
            <text:p>1.059436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111079" calcext:value-type="float">
            <text:p>1.11E+00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046926" calcext:value-type="float">
            <text:p>1.046926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092037" calcext:value-type="float">
            <text:p>1.09E+00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38626" calcext:value-type="float">
            <text:p>1.038626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069414" calcext:value-type="float">
            <text:p>1.07E+00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37409" calcext:value-type="float">
            <text:p>1.037409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0439" calcext:value-type="float">
            <text:p>1.04E+00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.037759" calcext:value-type="float">
            <text:p>1.037759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018386" calcext:value-type="float">
            <text:p>1.02E+00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.036386" calcext:value-type="float">
            <text:p>1.036386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0.9928716" calcext:value-type="float">
            <text:p>9.93E-01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1.035124" calcext:value-type="float">
            <text:p>1.035124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0.9673574" calcext:value-type="float">
            <text:p>9.67E-01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.036268" calcext:value-type="float">
            <text:p>1.036268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0.9459834" calcext:value-type="float">
            <text:p>9.46E-01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.039219" calcext:value-type="float">
            <text:p>1.039219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0.9279519" calcext:value-type="float">
            <text:p>9.28E-01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042444" calcext:value-type="float">
            <text:p>1.042444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0.9099204" calcext:value-type="float">
            <text:p>9.10E-01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046135" calcext:value-type="float">
            <text:p>1.046135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8918889" calcext:value-type="float">
            <text:p>8.92E-01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.050123" calcext:value-type="float">
            <text:p>1.050123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8738574" calcext:value-type="float">
            <text:p>8.74E-01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06263" calcext:value-type="float">
            <text:p>1.06263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8628732" calcext:value-type="float">
            <text:p>8.63E-01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072646" calcext:value-type="float">
            <text:p>1.07264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8575788" calcext:value-type="float">
            <text:p>8.58E-01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.079278" calcext:value-type="float">
            <text:p>1.079278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8522845" calcext:value-type="float">
            <text:p>8.52E-0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093475" calcext:value-type="float">
            <text:p>1.093475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8469901" calcext:value-type="float">
            <text:p>8.47E-01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.109995" calcext:value-type="float">
            <text:p>1.109995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0.8416957" calcext:value-type="float">
            <text:p>8.42E-01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140236" calcext:value-type="float">
            <text:p>1.140236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842035" calcext:value-type="float">
            <text:p>8.42E-01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153017" calcext:value-type="float">
            <text:p>1.153017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8469227" calcext:value-type="float">
            <text:p>8.47E-01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156257" calcext:value-type="float">
            <text:p>1.156257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8518105" calcext:value-type="float">
            <text:p>8.52E-01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173774" calcext:value-type="float">
            <text:p>1.173774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0.8566982" calcext:value-type="float">
            <text:p>8.57E-01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193013" calcext:value-type="float">
            <text:p>1.193013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861586" calcext:value-type="float">
            <text:p>8.62E-01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145513" calcext:value-type="float">
            <text:p>1.145513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0.8661089" calcext:value-type="float">
            <text:p>8.66E-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13409" calcext:value-type="float">
            <text:p>1.1134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03372" calcext:value-type="float">
            <text:p>8.70E-01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098796" calcext:value-type="float">
            <text:p>1.098796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0.8745654" calcext:value-type="float">
            <text:p>8.75E-01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075702" calcext:value-type="float">
            <text:p>1.075702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8787937" calcext:value-type="float">
            <text:p>8.79E-01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058744" calcext:value-type="float">
            <text:p>1.058744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0.883022" calcext:value-type="float">
            <text:p>8.83E-01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057648" calcext:value-type="float">
            <text:p>1.057648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8814873" calcext:value-type="float">
            <text:p>8.81E-01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.062113" calcext:value-type="float">
            <text:p>1.062113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8752997" calcext:value-type="float">
            <text:p>8.75E-01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.06501" calcext:value-type="float">
            <text:p>1.06501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869112" calcext:value-type="float">
            <text:p>8.69E-01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.070528" calcext:value-type="float">
            <text:p>1.070528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0.8629244" calcext:value-type="float">
            <text:p>8.63E-01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07646" calcext:value-type="float">
            <text:p>1.07646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8567368" calcext:value-type="float">
            <text:p>8.57E-01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.077515" calcext:value-type="float">
            <text:p>1.077515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0.8528014" calcext:value-type="float">
            <text:p>8.53E-0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76639" calcext:value-type="float">
            <text:p>1.076639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506842" calcext:value-type="float">
            <text:p>8.51E-01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.076585" calcext:value-type="float">
            <text:p>1.076585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0.8485671" calcext:value-type="float">
            <text:p>8.49E-01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.075768" calcext:value-type="float">
            <text:p>1.075768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84645" calcext:value-type="float">
            <text:p>8.46E-01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.074997" calcext:value-type="float">
            <text:p>1.074997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0.8443328" calcext:value-type="float">
            <text:p>8.44E-01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.07378" calcext:value-type="float">
            <text:p>1.07378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8428737" calcext:value-type="float">
            <text:p>8.43E-01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074018" calcext:value-type="float">
            <text:p>1.074018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8419457" calcext:value-type="float">
            <text:p>8.42E-0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074856" calcext:value-type="float">
            <text:p>1.074856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8410178" calcext:value-type="float">
            <text:p>8.41E-01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.075031" calcext:value-type="float">
            <text:p>1.075031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0.8400899" calcext:value-type="float">
            <text:p>8.40E-01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07524" calcext:value-type="float">
            <text:p>1.07524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8391619" calcext:value-type="float">
            <text:p>8.39E-01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063173" calcext:value-type="float">
            <text:p>1.063173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0.8391576" calcext:value-type="float">
            <text:p>8.39E-01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59964" calcext:value-type="float">
            <text:p>1.05996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8398989" calcext:value-type="float">
            <text:p>8.40E-01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.062501" calcext:value-type="float">
            <text:p>1.062501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0.8406402" calcext:value-type="float">
            <text:p>8.41E-01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.059779" calcext:value-type="float">
            <text:p>1.059779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8413815" calcext:value-type="float">
            <text:p>8.41E-01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.057585" calcext:value-type="float">
            <text:p>1.057585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0.8421228" calcext:value-type="float">
            <text:p>8.42E-01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067147" calcext:value-type="float">
            <text:p>1.067147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8441389" calcext:value-type="float">
            <text:p>8.44E-01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081731" calcext:value-type="float">
            <text:p>1.081731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8471843" calcext:value-type="float">
            <text:p>8.47E-01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096038" calcext:value-type="float">
            <text:p>1.096038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8502297" calcext:value-type="float">
            <text:p>8.50E-01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118367" calcext:value-type="float">
            <text:p>1.118367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0.8532751" calcext:value-type="float">
            <text:p>8.53E-01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145581" calcext:value-type="float">
            <text:p>1.145581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8563205" calcext:value-type="float">
            <text:p>8.56E-01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077506" calcext:value-type="float">
            <text:p>1.077506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0.866238" calcext:value-type="float">
            <text:p>8.66E-01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78774" calcext:value-type="float">
            <text:p>1.078774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8817039" calcext:value-type="float">
            <text:p>8.82E-01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147372" calcext:value-type="float">
            <text:p>1.147372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8971698" calcext:value-type="float">
            <text:p>8.97E-01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198536" calcext:value-type="float">
            <text:p>1.198536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9126357" calcext:value-type="float">
            <text:p>9.13E-01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273973" calcext:value-type="float">
            <text:p>1.273973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0.9281016" calcext:value-type="float">
            <text:p>9.28E-01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831851" calcext:value-type="float">
            <text:p>1.831851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9468446" calcext:value-type="float">
            <text:p>9.47E-01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2.191576" calcext:value-type="float">
            <text:p>2.191576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9682334" calcext:value-type="float">
            <text:p>9.68E-01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.282318" calcext:value-type="float">
            <text:p>2.28231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9896223" calcext:value-type="float">
            <text:p>9.90E-01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2.356071" calcext:value-type="float">
            <text:p>2.356071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1.011011" calcext:value-type="float">
            <text:p>1.01E+00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.401203" calcext:value-type="float">
            <text:p>2.401203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.0324" calcext:value-type="float">
            <text:p>1.03E+00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.449469" calcext:value-type="float">
            <text:p>2.449469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1.083843" calcext:value-type="float">
            <text:p>1.08E+00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484954" calcext:value-type="float">
            <text:p>2.484954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.15955" calcext:value-type="float">
            <text:p>1.16E+00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2.495979" calcext:value-type="float">
            <text:p>2.495979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1.235257" calcext:value-type="float">
            <text:p>1.24E+00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.514592" calcext:value-type="float">
            <text:p>2.514592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310964" calcext:value-type="float">
            <text:p>1.31E+00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2.551277" calcext:value-type="float">
            <text:p>2.551277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386672" calcext:value-type="float">
            <text:p>1.39E+00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.601853" calcext:value-type="float">
            <text:p>2.601853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461486" calcext:value-type="float">
            <text:p>1.46E+00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.630529" calcext:value-type="float">
            <text:p>2.630529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535579" calcext:value-type="float">
            <text:p>1.54E+00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.618115" calcext:value-type="float">
            <text:p>2.618115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609672" calcext:value-type="float">
            <text:p>1.61E+00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2.612316" calcext:value-type="float">
            <text:p>2.612316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683765" calcext:value-type="float">
            <text:p>1.68E+00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.619322" calcext:value-type="float">
            <text:p>2.619322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757859" calcext:value-type="float">
            <text:p>1.76E+00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2.725768" calcext:value-type="float">
            <text:p>2.725768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819956" calcext:value-type="float">
            <text:p>1.82E+00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842312" calcext:value-type="float">
            <text:p>2.842312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872369" calcext:value-type="float">
            <text:p>1.87E+00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.808207" calcext:value-type="float">
            <text:p>2.808207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924782" calcext:value-type="float">
            <text:p>1.92E+00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800466" calcext:value-type="float">
            <text:p>2.800466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977195" calcext:value-type="float">
            <text:p>1.98E+00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.846463" calcext:value-type="float">
            <text:p>2.846463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2.029608" calcext:value-type="float">
            <text:p>2.03E+00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672948" calcext:value-type="float">
            <text:p>2.672948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2.066553" calcext:value-type="float">
            <text:p>2.07E+00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498556" calcext:value-type="float">
            <text:p>2.498556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2.091011" calcext:value-type="float">
            <text:p>2.09E+00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420137" calcext:value-type="float">
            <text:p>2.420137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2.115469" calcext:value-type="float">
            <text:p>2.12E+00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308654" calcext:value-type="float">
            <text:p>2.308654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2.139927" calcext:value-type="float">
            <text:p>2.14E+00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159962" calcext:value-type="float">
            <text:p>2.159962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164385" calcext:value-type="float">
            <text:p>2.16E+00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049448" calcext:value-type="float">
            <text:p>2.049448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2.16583" calcext:value-type="float">
            <text:p>2.17E+00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975974" calcext:value-type="float">
            <text:p>1.97597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.148695" calcext:value-type="float">
            <text:p>2.15E+00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1.901708" calcext:value-type="float">
            <text:p>1.901708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2.131561" calcext:value-type="float">
            <text:p>2.13E+00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.835658" calcext:value-type="float">
            <text:p>1.835658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2.114426" calcext:value-type="float">
            <text:p>2.11E+00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.768011" calcext:value-type="float">
            <text:p>1.768011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097292" calcext:value-type="float">
            <text:p>2.10E+00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.630078" calcext:value-type="float">
            <text:p>1.63007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070942" calcext:value-type="float">
            <text:p>2.07E+00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.519733" calcext:value-type="float">
            <text:p>1.519733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037153" calcext:value-type="float">
            <text:p>2.04E+00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446404" calcext:value-type="float">
            <text:p>1.446404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003364" calcext:value-type="float">
            <text:p>2.00E+00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362621" calcext:value-type="float">
            <text:p>1.362621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1.969576" calcext:value-type="float">
            <text:p>1.97E+00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291261" calcext:value-type="float">
            <text:p>1.291261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1.935787" calcext:value-type="float">
            <text:p>1.94E+00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251922" calcext:value-type="float">
            <text:p>1.251922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1.896295" calcext:value-type="float">
            <text:p>1.90E+00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232286" calcext:value-type="float">
            <text:p>1.23228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1.8522" calcext:value-type="float">
            <text:p>1.85E+00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217671" calcext:value-type="float">
            <text:p>1.217671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1.808105" calcext:value-type="float">
            <text:p>1.81E+00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206836" calcext:value-type="float">
            <text:p>1.206836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.76401" calcext:value-type="float">
            <text:p>1.76E+00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196608" calcext:value-type="float">
            <text:p>1.196608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.719914" calcext:value-type="float">
            <text:p>1.72E+00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192147" calcext:value-type="float">
            <text:p>1.192147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.675552" calcext:value-type="float">
            <text:p>1.68E+00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186943" calcext:value-type="float">
            <text:p>1.186943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.630973" calcext:value-type="float">
            <text:p>1.63E+00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183318" calcext:value-type="float">
            <text:p>1.183318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.586394" calcext:value-type="float">
            <text:p>1.59E+00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184441" calcext:value-type="float">
            <text:p>1.184441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.541815" calcext:value-type="float">
            <text:p>1.54E+00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186147" calcext:value-type="float">
            <text:p>1.186147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.497237" calcext:value-type="float">
            <text:p>1.50E+00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140305" calcext:value-type="float">
            <text:p>1.140305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.45312" calcext:value-type="float">
            <text:p>1.45E+00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107685" calcext:value-type="float">
            <text:p>1.10768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.409376" calcext:value-type="float">
            <text:p>1.41E+00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089133" calcext:value-type="float">
            <text:p>1.089133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.365632" calcext:value-type="float">
            <text:p>1.37E+00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.064026" calcext:value-type="float">
            <text:p>1.064026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.321888" calcext:value-type="float">
            <text:p>1.32E+00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1.042937" calcext:value-type="float">
            <text:p>1.042937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.278144" calcext:value-type="float">
            <text:p>1.28E+00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1.025552" calcext:value-type="float">
            <text:p>1.025552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.234152" calcext:value-type="float">
            <text:p>1.23E+00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.020255" calcext:value-type="float">
            <text:p>1.020255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.189962" calcext:value-type="float">
            <text:p>1.19E+00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018335" calcext:value-type="float">
            <text:p>1.018335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.145771" calcext:value-type="float">
            <text:p>1.15E+00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.013964" calcext:value-type="float">
            <text:p>1.013964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.101581" calcext:value-type="float">
            <text:p>1.10E+00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010082" calcext:value-type="float">
            <text:p>1.010082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.05739" calcext:value-type="float">
            <text:p>1.06E+00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1.011491" calcext:value-type="float">
            <text:p>1.011491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.018466" calcext:value-type="float">
            <text:p>1.02E+00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15842" calcext:value-type="float">
            <text:p>1.01584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9837934" calcext:value-type="float">
            <text:p>9.84E-01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1.019598" calcext:value-type="float">
            <text:p>1.019598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0.9491208" calcext:value-type="float">
            <text:p>9.49E-01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23132" calcext:value-type="float">
            <text:p>1.023132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0.9144482" calcext:value-type="float">
            <text:p>9.14E-01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1.026346" calcext:value-type="float">
            <text:p>1.026346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0.8797757" calcext:value-type="float">
            <text:p>8.80E-01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.029693" calcext:value-type="float">
            <text:p>1.029693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0.8543984" calcext:value-type="float">
            <text:p>8.54E-01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.032547" calcext:value-type="float">
            <text:p>1.032547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836526" calcext:value-type="float">
            <text:p>8.37E-01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035371" calcext:value-type="float">
            <text:p>1.035371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8186535" calcext:value-type="float">
            <text:p>8.19E-01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038832" calcext:value-type="float">
            <text:p>1.038832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800781" calcext:value-type="float">
            <text:p>8.01E-01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04249" calcext:value-type="float">
            <text:p>1.04249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7829085" calcext:value-type="float">
            <text:p>7.83E-01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.043418" calcext:value-type="float">
            <text:p>1.043418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772407" calcext:value-type="float">
            <text:p>7.72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45021" calcext:value-type="float">
            <text:p>1.0450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78564" calcext:value-type="float">
            <text:p>7.68E-01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.047991" calcext:value-type="float">
            <text:p>1.047991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7633058" calcext:value-type="float">
            <text:p>7.63E-01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50056" calcext:value-type="float">
            <text:p>1.050056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7587553" calcext:value-type="float">
            <text:p>7.59E-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.052266" calcext:value-type="float">
            <text:p>1.052266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7542047" calcext:value-type="float">
            <text:p>7.54E-01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57428" calcext:value-type="float">
            <text:p>1.057428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7544219" calcext:value-type="float">
            <text:p>7.54E-01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06419" calcext:value-type="float">
            <text:p>1.06419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7584882" calcext:value-type="float">
            <text:p>7.58E-01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71617" calcext:value-type="float">
            <text:p>1.071617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7625546" calcext:value-type="float">
            <text:p>7.63E-01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081148" calcext:value-type="float">
            <text:p>1.08114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766621" calcext:value-type="float">
            <text:p>7.67E-01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92029" calcext:value-type="float">
            <text:p>1.092029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7706874" calcext:value-type="float">
            <text:p>7.71E-01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168002" calcext:value-type="float">
            <text:p>1.168002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7797726" calcext:value-type="float">
            <text:p>7.80E-0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233439" calcext:value-type="float">
            <text:p>1.23343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79291" calcext:value-type="float">
            <text:p>7.93E-01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262949" calcext:value-type="float">
            <text:p>1.262949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8060473" calcext:value-type="float">
            <text:p>8.06E-01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368021" calcext:value-type="float">
            <text:p>1.368021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8191847" calcext:value-type="float">
            <text:p>8.19E-01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.502534" calcext:value-type="float">
            <text:p>1.502534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832322" calcext:value-type="float">
            <text:p>8.32E-0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477254" calcext:value-type="float">
            <text:p>1.477254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8487307" calcext:value-type="float">
            <text:p>8.49E-01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384494" calcext:value-type="float">
            <text:p>1.384494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8677806" calcext:value-type="float">
            <text:p>8.68E-01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324942" calcext:value-type="float">
            <text:p>1.324942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8868305" calcext:value-type="float">
            <text:p>8.87E-01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258133" calcext:value-type="float">
            <text:p>1.258133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9058804" calcext:value-type="float">
            <text:p>9.06E-01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203114" calcext:value-type="float">
            <text:p>1.203114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9249302" calcext:value-type="float">
            <text:p>9.25E-01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144136" calcext:value-type="float">
            <text:p>1.144136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9322276" calcext:value-type="float">
            <text:p>9.32E-01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117202" calcext:value-type="float">
            <text:p>1.117202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9300363" calcext:value-type="float">
            <text:p>9.30E-01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103548" calcext:value-type="float">
            <text:p>1.103548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927845" calcext:value-type="float">
            <text:p>9.28E-01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084459" calcext:value-type="float">
            <text:p>1.084459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9256537" calcext:value-type="float">
            <text:p>9.26E-01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.068318" calcext:value-type="float">
            <text:p>1.068318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9234624" calcext:value-type="float">
            <text:p>9.23E-0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.071764" calcext:value-type="float">
            <text:p>1.071764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9139007" calcext:value-type="float">
            <text:p>9.14E-01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081187" calcext:value-type="float">
            <text:p>1.081187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8983885" calcext:value-type="float">
            <text:p>8.98E-01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089148" calcext:value-type="float">
            <text:p>1.089148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8828763" calcext:value-type="float">
            <text:p>8.83E-01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.106313" calcext:value-type="float">
            <text:p>1.106313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8673641" calcext:value-type="float">
            <text:p>8.67E-01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128555" calcext:value-type="float">
            <text:p>1.128555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8518519" calcext:value-type="float">
            <text:p>8.52E-01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.096375" calcext:value-type="float">
            <text:p>1.096375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8359565" calcext:value-type="float">
            <text:p>8.36E-01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66642" calcext:value-type="float">
            <text:p>1.066642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197518" calcext:value-type="float">
            <text:p>8.20E-01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1.04902" calcext:value-type="float">
            <text:p>1.04902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803547" calcext:value-type="float">
            <text:p>8.04E-01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025698" calcext:value-type="float">
            <text:p>1.025698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7873423" calcext:value-type="float">
            <text:p>7.87E-01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1.005608" calcext:value-type="float">
            <text:p>1.005608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7711375" calcext:value-type="float">
            <text:p>7.71E-01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.004208" calcext:value-type="float">
            <text:p>1.004208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7523939" calcext:value-type="float">
            <text:p>7.52E-01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1.011452" calcext:value-type="float">
            <text:p>1.011452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7316005" calcext:value-type="float">
            <text:p>7.32E-01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01669" calcext:value-type="float">
            <text:p>1.01669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710807" calcext:value-type="float">
            <text:p>7.11E-01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1.025421" calcext:value-type="float">
            <text:p>1.025421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6900136" calcext:value-type="float">
            <text:p>6.90E-01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03567" calcext:value-type="float">
            <text:p>1.03567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6692202" calcext:value-type="float">
            <text:p>6.69E-0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1.048386" calcext:value-type="float">
            <text:p>1.048386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6528172" calcext:value-type="float">
            <text:p>6.53E-01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56403" calcext:value-type="float">
            <text:p>1.05640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6399588" calcext:value-type="float">
            <text:p>6.40E-01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1.063451" calcext:value-type="float">
            <text:p>1.063451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6271005" calcext:value-type="float">
            <text:p>6.27E-0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.078763" calcext:value-type="float">
            <text:p>1.078763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6142421" calcext:value-type="float">
            <text:p>6.14E-01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1.099817" calcext:value-type="float">
            <text:p>1.099817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6013838" calcext:value-type="float">
            <text:p>6.01E-01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1.071815" calcext:value-type="float">
            <text:p>1.071815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5896631" calcext:value-type="float">
            <text:p>5.90E-01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.039014" calcext:value-type="float">
            <text:p>1.039014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5788609" calcext:value-type="float">
            <text:p>5.79E-01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.016538" calcext:value-type="float">
            <text:p>1.016538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5680587" calcext:value-type="float">
            <text:p>5.68E-01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9861208" calcext:value-type="float">
            <text:p>0.9861208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5572565" calcext:value-type="float">
            <text:p>5.57E-01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9550213" calcext:value-type="float">
            <text:p>0.9550213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5464543" calcext:value-type="float">
            <text:p>5.46E-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948183" calcext:value-type="float">
            <text:p>0.948183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5334871" calcext:value-type="float">
            <text:p>5.33E-01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76585" calcext:value-type="float">
            <text:p>0.95765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187722" calcext:value-type="float">
            <text:p>5.19E-01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9652326" calcext:value-type="float">
            <text:p>0.9652326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0.5040572" calcext:value-type="float">
            <text:p>5.04E-01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9737485" calcext:value-type="float">
            <text:p>0.9737485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4893422" calcext:value-type="float">
            <text:p>4.89E-01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982211" calcext:value-type="float">
            <text:p>0.982211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0.4746272" calcext:value-type="float">
            <text:p>4.75E-01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9898337" calcext:value-type="float">
            <text:p>0.9898337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4630543" calcext:value-type="float">
            <text:p>4.63E-01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9938831" calcext:value-type="float">
            <text:p>0.9938831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0.4540181" calcext:value-type="float">
            <text:p>4.54E-01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9968233" calcext:value-type="float">
            <text:p>0.9968233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4449819" calcext:value-type="float">
            <text:p>4.45E-01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.002081" calcext:value-type="float">
            <text:p>1.002081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0.4359458" calcext:value-type="float">
            <text:p>4.36E-01</text:p>
          </table:table-cell>
          <table:table-cell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1.008325" calcext:value-type="float">
            <text:p>1.008325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4269096" calcext:value-type="float">
            <text:p>4.27E-01</text:p>
          </table:table-cell>
          <table:table-cell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1.00851" calcext:value-type="float">
            <text:p>1.00851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0.4199007" calcext:value-type="float">
            <text:p>4.20E-01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004677" calcext:value-type="float">
            <text:p>1.004677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145287" calcext:value-type="float">
            <text:p>4.15E-01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1.001169" calcext:value-type="float">
            <text:p>1.001169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0.4091566" calcext:value-type="float">
            <text:p>4.09E-01</text:p>
          </table:table-cell>
          <table:table-cell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9968433" calcext:value-type="float">
            <text:p>0.9968433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4037846" calcext:value-type="float">
            <text:p>4.04E-01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9921431" calcext:value-type="float">
            <text:p>0.9921431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0.3984125" calcext:value-type="float">
            <text:p>3.98E-01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9802104" calcext:value-type="float">
            <text:p>0.9802104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3931188" calcext:value-type="float">
            <text:p>3.93E-01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9729077" calcext:value-type="float">
            <text:p>0.9729077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3878884" calcext:value-type="float">
            <text:p>3.88E-01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9697051" calcext:value-type="float">
            <text:p>0.9697051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3826579" calcext:value-type="float">
            <text:p>3.83E-01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9632031" calcext:value-type="float">
            <text:p>0.9632031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0.3774275" calcext:value-type="float">
            <text:p>3.77E-01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9563093" calcext:value-type="float">
            <text:p>0.9563093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72197" calcext:value-type="float">
            <text:p>3.72E-01</text:p>
          </table:table-cell>
          <table:table-cell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9627639" calcext:value-type="float">
            <text:p>0.9627639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3671546" calcext:value-type="float">
            <text:p>3.67E-01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742276" calcext:value-type="float">
            <text:p>0.974227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62264" calcext:value-type="float">
            <text:p>3.62E-01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9828771" calcext:value-type="float">
            <text:p>0.9828771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0.3573734" calcext:value-type="float">
            <text:p>3.57E-01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9928221" calcext:value-type="float">
            <text:p>0.9928221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524828" calcext:value-type="float">
            <text:p>3.52E-01</text:p>
          </table:table-cell>
          <table:table-cell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1.002692" calcext:value-type="float">
            <text:p>1.002692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0.3475922" calcext:value-type="float">
            <text:p>3.48E-01</text:p>
          </table:table-cell>
          <table:table-cell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011131" calcext:value-type="float">
            <text:p>1.011131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457883" calcext:value-type="float">
            <text:p>3.46E-01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015159" calcext:value-type="float">
            <text:p>1.015159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3464765" calcext:value-type="float">
            <text:p>3.46E-01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.018047" calcext:value-type="float">
            <text:p>1.018047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471647" calcext:value-type="float">
            <text:p>3.47E-01</text:p>
          </table:table-cell>
          <table:table-cell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.023702" calcext:value-type="float">
            <text:p>1.023702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0.3478529" calcext:value-type="float">
            <text:p>3.48E-01</text:p>
          </table:table-cell>
          <table:table-cell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.030564" calcext:value-type="float">
            <text:p>1.030564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485411" calcext:value-type="float">
            <text:p>3.49E-01</text:p>
          </table:table-cell>
          <table:table-cell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1.025456" calcext:value-type="float">
            <text:p>1.025456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0.3500028" calcext:value-type="float">
            <text:p>3.50E-01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017575" calcext:value-type="float">
            <text:p>1.01757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520891" calcext:value-type="float">
            <text:p>3.52E-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1.012043" calcext:value-type="float">
            <text:p>1.012043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3541753" calcext:value-type="float">
            <text:p>3.54E-01</text:p>
          </table:table-cell>
          <table:table-cell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.003871" calcext:value-type="float">
            <text:p>1.003871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562616" calcext:value-type="float">
            <text:p>3.56E-01</text:p>
          </table:table-cell>
          <table:table-cell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9954672" calcext:value-type="float">
            <text:p>0.9954672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3583478" calcext:value-type="float">
            <text:p>3.58E-01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9966792" calcext:value-type="float">
            <text:p>0.9966792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589391" calcext:value-type="float">
            <text:p>3.59E-01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1.001759" calcext:value-type="float">
            <text:p>1.001759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0.3583236" calcext:value-type="float">
            <text:p>3.58E-01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.005439" calcext:value-type="float">
            <text:p>1.005439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57708" calcext:value-type="float">
            <text:p>3.58E-01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.011561" calcext:value-type="float">
            <text:p>1.011561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0.3570924" calcext:value-type="float">
            <text:p>3.57E-01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.018665" calcext:value-type="float">
            <text:p>1.018665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564768" calcext:value-type="float">
            <text:p>3.56E-01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.018328" calcext:value-type="float">
            <text:p>1.018328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0.3566665" calcext:value-type="float">
            <text:p>3.57E-01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014283" calcext:value-type="float">
            <text:p>1.01428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575064" calcext:value-type="float">
            <text:p>3.58E-01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.011062" calcext:value-type="float">
            <text:p>1.011062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3583463" calcext:value-type="float">
            <text:p>3.58E-01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.006547" calcext:value-type="float">
            <text:p>1.006547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591862" calcext:value-type="float">
            <text:p>3.59E-01</text:p>
          </table:table-cell>
          <table:table-cell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1.001735" calcext:value-type="float">
            <text:p>1.001735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0.3600261" calcext:value-type="float">
            <text:p>3.60E-01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002801" calcext:value-type="float">
            <text:p>1.002801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600316" calcext:value-type="float">
            <text:p>3.60E-01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.005635" calcext:value-type="float">
            <text:p>1.005635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0.3593636" calcext:value-type="float">
            <text:p>3.59E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5T16:47:26.087794880</dc:date>
    <meta:editing-duration>PT2M33S</meta:editing-duration>
    <meta:editing-cycles>1</meta:editing-cycles>
    <meta:document-statistic meta:table-count="1" meta:cell-count="399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28cm" svg:height="18.249cm" xlink:href=".." xlink:type="simple" chart:class="chart:scatter" chart:style-name="ch1">
        <chart:legend chart:legend-position="end" svg:x="26.876cm" svg:y="8.576cm" style:legend-expansion="high" chart:style-name="ch2"/>
        <chart:plot-area chart:style-name="ch3" table:cell-range-address="PredictionTS.A2:PredictionTS.B997 PredictionTS.E2:PredictionTS.E997" svg:x="0.594cm" svg:y="0.364cm" svg:width="25.688cm" svg:height="17.521cm">
          <chartooo:coordinate-region svg:x="1.03cm" svg:y="0.563cm" svg:width="25.065cm" svg:height="16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.B2:PredictionTS.B997" chart:class="chart:scatter">
            <chart:domain table:cell-range-address="PredictionTS.A2:PredictionTS.A997"/>
            <chart:data-point chart:repeated="996"/>
          </chart:series>
          <chart:series chart:style-name="ch7" chart:values-cell-range-address="PredictionTS.E2:PredictionTS.E997" chart:class="chart:scatter">
            <chart:data-point chart:repeated="9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.A2:PredictionTS.A997</svg:desc>
                </draw:g>
              </table:table-cell>
              <table:table-cell office:value-type="float" office:value="1.250814">
                <text:p>1.250814</text:p>
                <draw:g>
                  <svg:desc>PredictionTS.B2:PredictionTS.B997</svg:desc>
                </draw:g>
              </table:table-cell>
              <table:table-cell office:value-type="float" office:value="0.6374556">
                <text:p>0.6374556</text:p>
                <draw:g>
                  <svg:desc>PredictionTS.E2:PredictionTS.E9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300416">
                <text:p>1.300416</text:p>
              </table:table-cell>
              <table:table-cell office:value-type="float" office:value="0.7791447">
                <text:p>0.7791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383171">
                <text:p>1.383171</text:p>
              </table:table-cell>
              <table:table-cell office:value-type="float" office:value="0.9179743">
                <text:p>0.9179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450403">
                <text:p>1.450403</text:p>
              </table:table-cell>
              <table:table-cell office:value-type="float" office:value="1.056804">
                <text:p>1.056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569873">
                <text:p>1.569873</text:p>
              </table:table-cell>
              <table:table-cell office:value-type="float" office:value="1.169705">
                <text:p>1.169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648426">
                <text:p>1.648426</text:p>
              </table:table-cell>
              <table:table-cell office:value-type="float" office:value="1.269749">
                <text:p>1.269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719707">
                <text:p>1.719707</text:p>
              </table:table-cell>
              <table:table-cell office:value-type="float" office:value="1.369793">
                <text:p>1.369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810387">
                <text:p>1.810387</text:p>
              </table:table-cell>
              <table:table-cell office:value-type="float" office:value="1.467358">
                <text:p>1.467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882654">
                <text:p>1.882654</text:p>
              </table:table-cell>
              <table:table-cell office:value-type="float" office:value="1.562522">
                <text:p>1.562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914023">
                <text:p>1.914023</text:p>
              </table:table-cell>
              <table:table-cell office:value-type="float" office:value="1.657686">
                <text:p>1.657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961444">
                <text:p>1.961444</text:p>
              </table:table-cell>
              <table:table-cell office:value-type="float" office:value="1.750564">
                <text:p>1.750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009333">
                <text:p>2.009333</text:p>
              </table:table-cell>
              <table:table-cell office:value-type="float" office:value="1.83915">
                <text:p>1.83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018422">
                <text:p>2.018422</text:p>
              </table:table-cell>
              <table:table-cell office:value-type="float" office:value="1.927737">
                <text:p>1.927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033551">
                <text:p>2.033551</text:p>
              </table:table-cell>
              <table:table-cell office:value-type="float" office:value="2.01444">
                <text:p>2.01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066635">
                <text:p>2.066635</text:p>
              </table:table-cell>
              <table:table-cell office:value-type="float" office:value="2.092959">
                <text:p>2.092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054949">
                <text:p>2.054949</text:p>
              </table:table-cell>
              <table:table-cell office:value-type="float" office:value="2.171478">
                <text:p>2.171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050653">
                <text:p>2.050653</text:p>
              </table:table-cell>
              <table:table-cell office:value-type="float" office:value="2.249666">
                <text:p>2.249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111873">
                <text:p>2.111873</text:p>
              </table:table-cell>
              <table:table-cell office:value-type="float" office:value="2.315723">
                <text:p>2.315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070689">
                <text:p>2.070689</text:p>
              </table:table-cell>
              <table:table-cell office:value-type="float" office:value="2.381781">
                <text:p>2.38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048648">
                <text:p>2.048648</text:p>
              </table:table-cell>
              <table:table-cell office:value-type="float" office:value="2.447838">
                <text:p>2.447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7629">
                <text:p>1.7629</text:p>
              </table:table-cell>
              <table:table-cell office:value-type="float" office:value="2.500721">
                <text:p>2.500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83725">
                <text:p>1.83725</text:p>
              </table:table-cell>
              <table:table-cell office:value-type="float" office:value="2.551565">
                <text:p>2.551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768503">
                <text:p>1.768503</text:p>
              </table:table-cell>
              <table:table-cell office:value-type="float" office:value="2.60241">
                <text:p>2.60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668825">
                <text:p>1.668825</text:p>
              </table:table-cell>
              <table:table-cell office:value-type="float" office:value="2.639194">
                <text:p>2.639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592328">
                <text:p>1.592328</text:p>
              </table:table-cell>
              <table:table-cell office:value-type="float" office:value="2.670111">
                <text:p>2.670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.659684">
                <text:p>1.659684</text:p>
              </table:table-cell>
              <table:table-cell office:value-type="float" office:value="2.701028">
                <text:p>2.70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026247">
                <text:p>2.026247</text:p>
              </table:table-cell>
              <table:table-cell office:value-type="float" office:value="2.731267">
                <text:p>2.731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166259">
                <text:p>2.166259</text:p>
              </table:table-cell>
              <table:table-cell office:value-type="float" office:value="2.760941">
                <text:p>2.760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157843">
                <text:p>2.157843</text:p>
              </table:table-cell>
              <table:table-cell office:value-type="float" office:value="2.790614">
                <text:p>2.79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202154">
                <text:p>2.202154</text:p>
              </table:table-cell>
              <table:table-cell office:value-type="float" office:value="2.822135">
                <text:p>2.822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25126">
                <text:p>2.25126</text:p>
              </table:table-cell>
              <table:table-cell office:value-type="float" office:value="2.856611">
                <text:p>2.856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261833">
                <text:p>2.261833</text:p>
              </table:table-cell>
              <table:table-cell office:value-type="float" office:value="2.891087">
                <text:p>2.891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085407">
                <text:p>2.085407</text:p>
              </table:table-cell>
              <table:table-cell office:value-type="float" office:value="2.920004">
                <text:p>2.92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.808218">
                <text:p>1.808218</text:p>
              </table:table-cell>
              <table:table-cell office:value-type="float" office:value="2.929671">
                <text:p>2.929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692714">
                <text:p>1.692714</text:p>
              </table:table-cell>
              <table:table-cell office:value-type="float" office:value="2.939339">
                <text:p>2.939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554824">
                <text:p>1.554824</text:p>
              </table:table-cell>
              <table:table-cell office:value-type="float" office:value="2.947648">
                <text:p>2.947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208951">
                <text:p>1.208951</text:p>
              </table:table-cell>
              <table:table-cell office:value-type="float" office:value="2.93596">
                <text:p>2.93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253981">
                <text:p>1.253981</text:p>
              </table:table-cell>
              <table:table-cell office:value-type="float" office:value="2.924272">
                <text:p>2.924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203044">
                <text:p>1.203044</text:p>
              </table:table-cell>
              <table:table-cell office:value-type="float" office:value="2.912584">
                <text:p>2.912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224631">
                <text:p>1.224631</text:p>
              </table:table-cell>
              <table:table-cell office:value-type="float" office:value="2.890297">
                <text:p>2.890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172119">
                <text:p>1.172119</text:p>
              </table:table-cell>
              <table:table-cell office:value-type="float" office:value="2.866873">
                <text:p>2.866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242958">
                <text:p>1.242958</text:p>
              </table:table-cell>
              <table:table-cell office:value-type="float" office:value="2.843449">
                <text:p>2.843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467736">
                <text:p>1.467736</text:p>
              </table:table-cell>
              <table:table-cell office:value-type="float" office:value="2.829398">
                <text:p>2.829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582497">
                <text:p>1.582497</text:p>
              </table:table-cell>
              <table:table-cell office:value-type="float" office:value="2.818595">
                <text:p>2.818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.654275">
                <text:p>1.654275</text:p>
              </table:table-cell>
              <table:table-cell office:value-type="float" office:value="2.807793">
                <text:p>2.80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.670448">
                <text:p>1.670448</text:p>
              </table:table-cell>
              <table:table-cell office:value-type="float" office:value="2.802772">
                <text:p>2.802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.748177">
                <text:p>1.748177</text:p>
              </table:table-cell>
              <table:table-cell office:value-type="float" office:value="2.801903">
                <text:p>2.801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.774269">
                <text:p>1.774269</text:p>
              </table:table-cell>
              <table:table-cell office:value-type="float" office:value="2.801034">
                <text:p>2.801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.766226">
                <text:p>1.766226</text:p>
              </table:table-cell>
              <table:table-cell office:value-type="float" office:value="2.798934">
                <text:p>2.798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.756793">
                <text:p>1.756793</text:p>
              </table:table-cell>
              <table:table-cell office:value-type="float" office:value="2.795146">
                <text:p>2.795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749416">
                <text:p>1.749416</text:p>
              </table:table-cell>
              <table:table-cell office:value-type="float" office:value="2.791359">
                <text:p>2.791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.872952">
                <text:p>1.872952</text:p>
              </table:table-cell>
              <table:table-cell office:value-type="float" office:value="2.788093">
                <text:p>2.788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.082378">
                <text:p>2.082378</text:p>
              </table:table-cell>
              <table:table-cell office:value-type="float" office:value="2.786305">
                <text:p>2.786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024374">
                <text:p>2.024374</text:p>
              </table:table-cell>
              <table:table-cell office:value-type="float" office:value="2.784516">
                <text:p>2.784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.015625">
                <text:p>2.015625</text:p>
              </table:table-cell>
              <table:table-cell office:value-type="float" office:value="2.78267">
                <text:p>2.78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1.70016">
                <text:p>1.70016</text:p>
              </table:table-cell>
              <table:table-cell office:value-type="float" office:value="2.780304">
                <text:p>2.780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1.85489">
                <text:p>1.85489</text:p>
              </table:table-cell>
              <table:table-cell office:value-type="float" office:value="2.777937">
                <text:p>2.777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1.668166">
                <text:p>1.668166</text:p>
              </table:table-cell>
              <table:table-cell office:value-type="float" office:value="2.775571">
                <text:p>2.775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1.364113">
                <text:p>1.364113</text:p>
              </table:table-cell>
              <table:table-cell office:value-type="float" office:value="2.756798">
                <text:p>2.756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312583">
                <text:p>1.312583</text:p>
              </table:table-cell>
              <table:table-cell office:value-type="float" office:value="2.736979">
                <text:p>2.736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337081">
                <text:p>1.337081</text:p>
              </table:table-cell>
              <table:table-cell office:value-type="float" office:value="2.717161">
                <text:p>2.717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.707474">
                <text:p>1.707474</text:p>
              </table:table-cell>
              <table:table-cell office:value-type="float" office:value="2.698583">
                <text:p>2.698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653149">
                <text:p>1.653149</text:p>
              </table:table-cell>
              <table:table-cell office:value-type="float" office:value="2.680355">
                <text:p>2.680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.760781">
                <text:p>1.760781</text:p>
              </table:table-cell>
              <table:table-cell office:value-type="float" office:value="2.662128">
                <text:p>2.662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002346">
                <text:p>2.002346</text:p>
              </table:table-cell>
              <table:table-cell office:value-type="float" office:value="2.653336">
                <text:p>2.653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192789">
                <text:p>2.192789</text:p>
              </table:table-cell>
              <table:table-cell office:value-type="float" office:value="2.65035">
                <text:p>2.65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189423">
                <text:p>2.189423</text:p>
              </table:table-cell>
              <table:table-cell office:value-type="float" office:value="2.647363">
                <text:p>2.647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230027">
                <text:p>2.230027</text:p>
              </table:table-cell>
              <table:table-cell office:value-type="float" office:value="2.640688">
                <text:p>2.640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320034">
                <text:p>2.320034</text:p>
              </table:table-cell>
              <table:table-cell office:value-type="float" office:value="2.62966">
                <text:p>2.62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271314">
                <text:p>2.271314</text:p>
              </table:table-cell>
              <table:table-cell office:value-type="float" office:value="2.618631">
                <text:p>2.618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.97252">
                <text:p>1.97252</text:p>
              </table:table-cell>
              <table:table-cell office:value-type="float" office:value="2.602115">
                <text:p>2.602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.499209">
                <text:p>1.499209</text:p>
              </table:table-cell>
              <table:table-cell office:value-type="float" office:value="2.572679">
                <text:p>2.572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.446087">
                <text:p>1.446087</text:p>
              </table:table-cell>
              <table:table-cell office:value-type="float" office:value="2.543244">
                <text:p>2.543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232315">
                <text:p>1.232315</text:p>
              </table:table-cell>
              <table:table-cell office:value-type="float" office:value="2.510392">
                <text:p>2.51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112164">
                <text:p>1.112164</text:p>
              </table:table-cell>
              <table:table-cell office:value-type="float" office:value="2.45614">
                <text:p>2.45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069972">
                <text:p>1.069972</text:p>
              </table:table-cell>
              <table:table-cell office:value-type="float" office:value="2.401887">
                <text:p>2.401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068735">
                <text:p>1.068735</text:p>
              </table:table-cell>
              <table:table-cell office:value-type="float" office:value="2.347634">
                <text:p>2.347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079652">
                <text:p>1.079652</text:p>
              </table:table-cell>
              <table:table-cell office:value-type="float" office:value="2.29244">
                <text:p>2.29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076113">
                <text:p>1.076113</text:p>
              </table:table-cell>
              <table:table-cell office:value-type="float" office:value="2.237224">
                <text:p>2.237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.081358">
                <text:p>1.081358</text:p>
              </table:table-cell>
              <table:table-cell office:value-type="float" office:value="2.182008">
                <text:p>2.182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098508">
                <text:p>1.098508</text:p>
              </table:table-cell>
              <table:table-cell office:value-type="float" office:value="2.131352">
                <text:p>2.131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.108233">
                <text:p>1.108233</text:p>
              </table:table-cell>
              <table:table-cell office:value-type="float" office:value="2.08172">
                <text:p>2.08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111816">
                <text:p>1.111816</text:p>
              </table:table-cell>
              <table:table-cell office:value-type="float" office:value="2.032087">
                <text:p>2.032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12063">
                <text:p>1.12063</text:p>
              </table:table-cell>
              <table:table-cell office:value-type="float" office:value="1.984751">
                <text:p>1.98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129258">
                <text:p>1.129258</text:p>
              </table:table-cell>
              <table:table-cell office:value-type="float" office:value="1.938618">
                <text:p>1.938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127936">
                <text:p>1.127936</text:p>
              </table:table-cell>
              <table:table-cell office:value-type="float" office:value="1.892485">
                <text:p>1.892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.120731">
                <text:p>1.120731</text:p>
              </table:table-cell>
              <table:table-cell office:value-type="float" office:value="1.846549">
                <text:p>1.846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115322">
                <text:p>1.115322</text:p>
              </table:table-cell>
              <table:table-cell office:value-type="float" office:value="1.800816">
                <text:p>1.800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111788">
                <text:p>1.111788</text:p>
              </table:table-cell>
              <table:table-cell office:value-type="float" office:value="1.755082">
                <text:p>1.755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.094037">
                <text:p>1.094037</text:p>
              </table:table-cell>
              <table:table-cell office:value-type="float" office:value="1.709056">
                <text:p>1.709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.068934">
                <text:p>1.068934</text:p>
              </table:table-cell>
              <table:table-cell office:value-type="float" office:value="1.662453">
                <text:p>1.662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.059245">
                <text:p>1.059245</text:p>
              </table:table-cell>
              <table:table-cell office:value-type="float" office:value="1.61585">
                <text:p>1.61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.042331">
                <text:p>1.042331</text:p>
              </table:table-cell>
              <table:table-cell office:value-type="float" office:value="1.569323">
                <text:p>1.569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.020542">
                <text:p>1.020542</text:p>
              </table:table-cell>
              <table:table-cell office:value-type="float" office:value="1.523154">
                <text:p>1.523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.012517">
                <text:p>1.012517</text:p>
              </table:table-cell>
              <table:table-cell office:value-type="float" office:value="1.476984">
                <text:p>1.476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1.009117">
                <text:p>1.009117</text:p>
              </table:table-cell>
              <table:table-cell office:value-type="float" office:value="1.430882">
                <text:p>1.430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9988376">
                <text:p>0.9988376</text:p>
              </table:table-cell>
              <table:table-cell office:value-type="float" office:value="1.389427">
                <text:p>1.389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999916">
                <text:p>0.999916</text:p>
              </table:table-cell>
              <table:table-cell office:value-type="float" office:value="1.347971">
                <text:p>1.34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1.003021">
                <text:p>1.003021</text:p>
              </table:table-cell>
              <table:table-cell office:value-type="float" office:value="1.306516">
                <text:p>1.306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.007184">
                <text:p>1.007184</text:p>
              </table:table-cell>
              <table:table-cell office:value-type="float" office:value="1.272045">
                <text:p>1.272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08277">
                <text:p>1.008277</text:p>
              </table:table-cell>
              <table:table-cell office:value-type="float" office:value="1.238771">
                <text:p>1.238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.014443">
                <text:p>1.014443</text:p>
              </table:table-cell>
              <table:table-cell office:value-type="float" office:value="1.205497">
                <text:p>1.205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.023262">
                <text:p>1.023262</text:p>
              </table:table-cell>
              <table:table-cell office:value-type="float" office:value="1.180923">
                <text:p>1.180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.029928">
                <text:p>1.029928</text:p>
              </table:table-cell>
              <table:table-cell office:value-type="float" office:value="1.160199">
                <text:p>1.160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034573">
                <text:p>1.034573</text:p>
              </table:table-cell>
              <table:table-cell office:value-type="float" office:value="1.139476">
                <text:p>1.139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056517">
                <text:p>1.056517</text:p>
              </table:table-cell>
              <table:table-cell office:value-type="float" office:value="1.12394">
                <text:p>1.123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088759">
                <text:p>1.088759</text:p>
              </table:table-cell>
              <table:table-cell office:value-type="float" office:value="1.112955">
                <text:p>1.11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112546">
                <text:p>1.112546</text:p>
              </table:table-cell>
              <table:table-cell office:value-type="float" office:value="1.10197">
                <text:p>1.10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157404">
                <text:p>1.157404</text:p>
              </table:table-cell>
              <table:table-cell office:value-type="float" office:value="1.092646">
                <text:p>1.092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216721">
                <text:p>1.216721</text:p>
              </table:table-cell>
              <table:table-cell office:value-type="float" office:value="1.086124">
                <text:p>1.086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247814">
                <text:p>1.247814</text:p>
              </table:table-cell>
              <table:table-cell office:value-type="float" office:value="1.079602">
                <text:p>1.079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183854">
                <text:p>1.183854</text:p>
              </table:table-cell>
              <table:table-cell office:value-type="float" office:value="1.071424">
                <text:p>1.071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078375">
                <text:p>1.078375</text:p>
              </table:table-cell>
              <table:table-cell office:value-type="float" office:value="1.057078">
                <text:p>1.057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.060832">
                <text:p>1.060832</text:p>
              </table:table-cell>
              <table:table-cell office:value-type="float" office:value="1.042732">
                <text:p>1.0427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1.030645">
                <text:p>1.030645</text:p>
              </table:table-cell>
              <table:table-cell office:value-type="float" office:value="1.027979">
                <text:p>1.027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1.01109">
                <text:p>1.01109</text:p>
              </table:table-cell>
              <table:table-cell office:value-type="float" office:value="1.005694">
                <text:p>1.005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9947154">
                <text:p>0.9947154</text:p>
              </table:table-cell>
              <table:table-cell office:value-type="float" office:value="0.9834094">
                <text:p>0.9834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1.002474">
                <text:p>1.002474</text:p>
              </table:table-cell>
              <table:table-cell office:value-type="float" office:value="0.9611247">
                <text:p>0.96112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1.01113">
                <text:p>1.01113</text:p>
              </table:table-cell>
              <table:table-cell office:value-type="float" office:value="0.9429808">
                <text:p>0.9429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1.017815">
                <text:p>1.017815</text:p>
              </table:table-cell>
              <table:table-cell office:value-type="float" office:value="0.9253448">
                <text:p>0.9253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1.020512">
                <text:p>1.020512</text:p>
              </table:table-cell>
              <table:table-cell office:value-type="float" office:value="0.9077088">
                <text:p>0.9077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1.018367">
                <text:p>1.018367</text:p>
              </table:table-cell>
              <table:table-cell office:value-type="float" office:value="0.8936539">
                <text:p>0.8936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1.020228">
                <text:p>1.020228</text:p>
              </table:table-cell>
              <table:table-cell office:value-type="float" office:value="0.8809217">
                <text:p>0.8809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1.020303">
                <text:p>1.020303</text:p>
              </table:table-cell>
              <table:table-cell office:value-type="float" office:value="0.8681896">
                <text:p>0.8681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1.023567">
                <text:p>1.023567</text:p>
              </table:table-cell>
              <table:table-cell office:value-type="float" office:value="0.8575993">
                <text:p>0.85759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.024653">
                <text:p>1.024653</text:p>
              </table:table-cell>
              <table:table-cell office:value-type="float" office:value="0.8486263">
                <text:p>0.8486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027989">
                <text:p>1.027989</text:p>
              </table:table-cell>
              <table:table-cell office:value-type="float" office:value="0.8396534">
                <text:p>0.8396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040719">
                <text:p>1.040719</text:p>
              </table:table-cell>
              <table:table-cell office:value-type="float" office:value="0.8334665">
                <text:p>0.8334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06085">
                <text:p>1.06085</text:p>
              </table:table-cell>
              <table:table-cell office:value-type="float" office:value="0.8313011">
                <text:p>0.8313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70052">
                <text:p>1.070052</text:p>
              </table:table-cell>
              <table:table-cell office:value-type="float" office:value="0.8291356">
                <text:p>0.8291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70773">
                <text:p>1.070773</text:p>
              </table:table-cell>
              <table:table-cell office:value-type="float" office:value="0.8273584">
                <text:p>0.82735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054515">
                <text:p>1.054515</text:p>
              </table:table-cell>
              <table:table-cell office:value-type="float" office:value="0.8267534">
                <text:p>0.8267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.057055">
                <text:p>1.057055</text:p>
              </table:table-cell>
              <table:table-cell office:value-type="float" office:value="0.8261484">
                <text:p>0.8261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041097">
                <text:p>1.041097</text:p>
              </table:table-cell>
              <table:table-cell office:value-type="float" office:value="0.8251158">
                <text:p>0.8251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032268">
                <text:p>1.032268</text:p>
              </table:table-cell>
              <table:table-cell office:value-type="float" office:value="0.819667">
                <text:p>0.819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1.024016">
                <text:p>1.024016</text:p>
              </table:table-cell>
              <table:table-cell office:value-type="float" office:value="0.8142183">
                <text:p>0.8142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.028051">
                <text:p>1.028051</text:p>
              </table:table-cell>
              <table:table-cell office:value-type="float" office:value="0.8087695">
                <text:p>0.80876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045009">
                <text:p>1.045009</text:p>
              </table:table-cell>
              <table:table-cell office:value-type="float" office:value="0.805852">
                <text:p>0.805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049959">
                <text:p>1.049959</text:p>
              </table:table-cell>
              <table:table-cell office:value-type="float" office:value="0.8031316">
                <text:p>0.8031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059399">
                <text:p>1.059399</text:p>
              </table:table-cell>
              <table:table-cell office:value-type="float" office:value="0.8004112">
                <text:p>0.8004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064939">
                <text:p>1.064939</text:p>
              </table:table-cell>
              <table:table-cell office:value-type="float" office:value="0.8001231">
                <text:p>0.8001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07784">
                <text:p>1.07784</text:p>
              </table:table-cell>
              <table:table-cell office:value-type="float" office:value="0.8005726">
                <text:p>0.80057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072255">
                <text:p>1.072255</text:p>
              </table:table-cell>
              <table:table-cell office:value-type="float" office:value="0.8010222">
                <text:p>0.80102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064007">
                <text:p>1.064007</text:p>
              </table:table-cell>
              <table:table-cell office:value-type="float" office:value="0.8014717">
                <text:p>0.80147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06443">
                <text:p>1.06443</text:p>
              </table:table-cell>
              <table:table-cell office:value-type="float" office:value="0.7997176">
                <text:p>0.7997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.070034">
                <text:p>1.070034</text:p>
              </table:table-cell>
              <table:table-cell office:value-type="float" office:value="0.7961844">
                <text:p>0.7961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.076352">
                <text:p>1.076352</text:p>
              </table:table-cell>
              <table:table-cell office:value-type="float" office:value="0.7926512">
                <text:p>0.79265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1.089557">
                <text:p>1.089557</text:p>
              </table:table-cell>
              <table:table-cell office:value-type="float" office:value="0.7891179">
                <text:p>0.7891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1.106617">
                <text:p>1.106617</text:p>
              </table:table-cell>
              <table:table-cell office:value-type="float" office:value="0.7855847">
                <text:p>0.78558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1.106336">
                <text:p>1.106336</text:p>
              </table:table-cell>
              <table:table-cell office:value-type="float" office:value="0.7807623">
                <text:p>0.7807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1.096773">
                <text:p>1.096773</text:p>
              </table:table-cell>
              <table:table-cell office:value-type="float" office:value="0.7748992">
                <text:p>0.7748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1.088979">
                <text:p>1.088979</text:p>
              </table:table-cell>
              <table:table-cell office:value-type="float" office:value="0.7690361">
                <text:p>0.76903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1.076552">
                <text:p>1.076552</text:p>
              </table:table-cell>
              <table:table-cell office:value-type="float" office:value="0.763173">
                <text:p>0.763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1.061327">
                <text:p>1.061327</text:p>
              </table:table-cell>
              <table:table-cell office:value-type="float" office:value="0.7573098">
                <text:p>0.75730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1.020974">
                <text:p>1.020974</text:p>
              </table:table-cell>
              <table:table-cell office:value-type="float" office:value="0.7476255">
                <text:p>0.74762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9920548">
                <text:p>0.9920548</text:p>
              </table:table-cell>
              <table:table-cell office:value-type="float" office:value="0.7348562">
                <text:p>0.7348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972856">
                <text:p>0.972856</text:p>
              </table:table-cell>
              <table:table-cell office:value-type="float" office:value="0.7220869">
                <text:p>0.7220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9461616">
                <text:p>0.9461616</text:p>
              </table:table-cell>
              <table:table-cell office:value-type="float" office:value="0.7093175">
                <text:p>0.70931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9179636">
                <text:p>0.9179636</text:p>
              </table:table-cell>
              <table:table-cell office:value-type="float" office:value="0.6965482">
                <text:p>0.6965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9211183">
                <text:p>0.9211183</text:p>
              </table:table-cell>
              <table:table-cell office:value-type="float" office:value="0.6817228">
                <text:p>0.6817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939684">
                <text:p>0.939684</text:p>
              </table:table-cell>
              <table:table-cell office:value-type="float" office:value="0.6652375">
                <text:p>0.6652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9532415">
                <text:p>0.9532415</text:p>
              </table:table-cell>
              <table:table-cell office:value-type="float" office:value="0.6487521">
                <text:p>0.64875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9707054">
                <text:p>0.9707054</text:p>
              </table:table-cell>
              <table:table-cell office:value-type="float" office:value="0.6322667">
                <text:p>0.632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9895048">
                <text:p>0.9895048</text:p>
              </table:table-cell>
              <table:table-cell office:value-type="float" office:value="0.6157813">
                <text:p>0.6157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989486">
                <text:p>0.989486</text:p>
              </table:table-cell>
              <table:table-cell office:value-type="float" office:value="0.603165">
                <text:p>0.603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9825631">
                <text:p>0.9825631</text:p>
              </table:table-cell>
              <table:table-cell office:value-type="float" office:value="0.5936725">
                <text:p>0.5936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9788998">
                <text:p>0.9788998</text:p>
              </table:table-cell>
              <table:table-cell office:value-type="float" office:value="0.5841799">
                <text:p>0.5841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9724097">
                <text:p>0.9724097</text:p>
              </table:table-cell>
              <table:table-cell office:value-type="float" office:value="0.5746873">
                <text:p>0.5746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9655718">
                <text:p>0.9655718</text:p>
              </table:table-cell>
              <table:table-cell office:value-type="float" office:value="0.5651948">
                <text:p>0.565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9652331">
                <text:p>0.9652331</text:p>
              </table:table-cell>
              <table:table-cell office:value-type="float" office:value="0.5565184">
                <text:p>0.5565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9718114">
                <text:p>0.9718114</text:p>
              </table:table-cell>
              <table:table-cell office:value-type="float" office:value="0.5485009">
                <text:p>0.54850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9786609">
                <text:p>0.9786609</text:p>
              </table:table-cell>
              <table:table-cell office:value-type="float" office:value="0.5404835">
                <text:p>0.5404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9837803">
                <text:p>0.9837803</text:p>
              </table:table-cell>
              <table:table-cell office:value-type="float" office:value="0.5324661">
                <text:p>0.5324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9880283">
                <text:p>0.9880283</text:p>
              </table:table-cell>
              <table:table-cell office:value-type="float" office:value="0.5244486">
                <text:p>0.5244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9939553">
                <text:p>0.9939553</text:p>
              </table:table-cell>
              <table:table-cell office:value-type="float" office:value="0.519259">
                <text:p>0.519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1.00036">
                <text:p>1.00036</text:p>
              </table:table-cell>
              <table:table-cell office:value-type="float" office:value="0.5163524">
                <text:p>0.5163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1.005868">
                <text:p>1.005868</text:p>
              </table:table-cell>
              <table:table-cell office:value-type="float" office:value="0.5134458">
                <text:p>0.5134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1.010898">
                <text:p>1.010898</text:p>
              </table:table-cell>
              <table:table-cell office:value-type="float" office:value="0.5105391">
                <text:p>0.5105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1.015313">
                <text:p>1.015313</text:p>
              </table:table-cell>
              <table:table-cell office:value-type="float" office:value="0.5076325">
                <text:p>0.5076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1.016913">
                <text:p>1.016913</text:p>
              </table:table-cell>
              <table:table-cell office:value-type="float" office:value="0.5085412">
                <text:p>0.5085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1.018731">
                <text:p>1.018731</text:p>
              </table:table-cell>
              <table:table-cell office:value-type="float" office:value="0.5125301">
                <text:p>0.51253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.021157">
                <text:p>1.021157</text:p>
              </table:table-cell>
              <table:table-cell office:value-type="float" office:value="0.5165191">
                <text:p>0.5165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.022511">
                <text:p>1.022511</text:p>
              </table:table-cell>
              <table:table-cell office:value-type="float" office:value="0.520508">
                <text:p>0.520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.023587">
                <text:p>1.023587</text:p>
              </table:table-cell>
              <table:table-cell office:value-type="float" office:value="0.524497">
                <text:p>0.524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.027134">
                <text:p>1.027134</text:p>
              </table:table-cell>
              <table:table-cell office:value-type="float" office:value="0.5314768">
                <text:p>0.5314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.030976">
                <text:p>1.030976</text:p>
              </table:table-cell>
              <table:table-cell office:value-type="float" office:value="0.5408712">
                <text:p>0.5408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.034344">
                <text:p>1.034344</text:p>
              </table:table-cell>
              <table:table-cell office:value-type="float" office:value="0.5502657">
                <text:p>0.5502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.039052">
                <text:p>1.039052</text:p>
              </table:table-cell>
              <table:table-cell office:value-type="float" office:value="0.5596601">
                <text:p>0.5596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.044233">
                <text:p>1.044233</text:p>
              </table:table-cell>
              <table:table-cell office:value-type="float" office:value="0.5690546">
                <text:p>0.5690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1.047592">
                <text:p>1.047592</text:p>
              </table:table-cell>
              <table:table-cell office:value-type="float" office:value="0.5828743">
                <text:p>0.58287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050025">
                <text:p>1.050025</text:p>
              </table:table-cell>
              <table:table-cell office:value-type="float" office:value="0.6002667">
                <text:p>0.6002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053169">
                <text:p>1.053169</text:p>
              </table:table-cell>
              <table:table-cell office:value-type="float" office:value="0.6176591">
                <text:p>0.6176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056372">
                <text:p>1.056372</text:p>
              </table:table-cell>
              <table:table-cell office:value-type="float" office:value="0.6350515">
                <text:p>0.6350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05979">
                <text:p>1.05979</text:p>
              </table:table-cell>
              <table:table-cell office:value-type="float" office:value="0.652444">
                <text:p>0.652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070543">
                <text:p>1.070543</text:p>
              </table:table-cell>
              <table:table-cell office:value-type="float" office:value="0.6716827">
                <text:p>0.6716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079248">
                <text:p>1.079248</text:p>
              </table:table-cell>
              <table:table-cell office:value-type="float" office:value="0.6924121">
                <text:p>0.6924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1.085116">
                <text:p>1.085116</text:p>
              </table:table-cell>
              <table:table-cell office:value-type="float" office:value="0.7131415">
                <text:p>0.7131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09635">
                <text:p>1.09635</text:p>
              </table:table-cell>
              <table:table-cell office:value-type="float" office:value="0.733871">
                <text:p>0.733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108847">
                <text:p>1.108847</text:p>
              </table:table-cell>
              <table:table-cell office:value-type="float" office:value="0.7546004">
                <text:p>0.7546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101693">
                <text:p>1.101693</text:p>
              </table:table-cell>
              <table:table-cell office:value-type="float" office:value="0.7768508">
                <text:p>0.7768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097143">
                <text:p>1.097143</text:p>
              </table:table-cell>
              <table:table-cell office:value-type="float" office:value="0.8003294">
                <text:p>0.8003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09878">
                <text:p>1.09878</text:p>
              </table:table-cell>
              <table:table-cell office:value-type="float" office:value="0.8238079">
                <text:p>0.8238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094746">
                <text:p>1.094746</text:p>
              </table:table-cell>
              <table:table-cell office:value-type="float" office:value="0.8472865">
                <text:p>0.8472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1.091295">
                <text:p>1.091295</text:p>
              </table:table-cell>
              <table:table-cell office:value-type="float" office:value="0.870765">
                <text:p>0.8707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1.096329">
                <text:p>1.096329</text:p>
              </table:table-cell>
              <table:table-cell office:value-type="float" office:value="0.8920215">
                <text:p>0.8920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.106698">
                <text:p>1.106698</text:p>
              </table:table-cell>
              <table:table-cell office:value-type="float" office:value="0.911484">
                <text:p>0.9114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.117393">
                <text:p>1.117393</text:p>
              </table:table-cell>
              <table:table-cell office:value-type="float" office:value="0.9309465">
                <text:p>0.93094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130486">
                <text:p>1.130486</text:p>
              </table:table-cell>
              <table:table-cell office:value-type="float" office:value="0.9504091">
                <text:p>0.9504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144956">
                <text:p>1.144956</text:p>
              </table:table-cell>
              <table:table-cell office:value-type="float" office:value="0.9698716">
                <text:p>0.9698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212396">
                <text:p>1.212396</text:p>
              </table:table-cell>
              <table:table-cell office:value-type="float" office:value="0.9910487">
                <text:p>0.99104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257835">
                <text:p>1.257835</text:p>
              </table:table-cell>
              <table:table-cell office:value-type="float" office:value="1.01361">
                <text:p>1.013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271961">
                <text:p>1.271961</text:p>
              </table:table-cell>
              <table:table-cell office:value-type="float" office:value="1.036172">
                <text:p>1.0361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325962">
                <text:p>1.325962</text:p>
              </table:table-cell>
              <table:table-cell office:value-type="float" office:value="1.058733">
                <text:p>1.0587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385263">
                <text:p>1.385263</text:p>
              </table:table-cell>
              <table:table-cell office:value-type="float" office:value="1.081294">
                <text:p>1.0812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35419">
                <text:p>1.35419</text:p>
              </table:table-cell>
              <table:table-cell office:value-type="float" office:value="1.105188">
                <text:p>1.1051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3033">
                <text:p>1.3033</text:p>
              </table:table-cell>
              <table:table-cell office:value-type="float" office:value="1.130158">
                <text:p>1.130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272243">
                <text:p>1.272243</text:p>
              </table:table-cell>
              <table:table-cell office:value-type="float" office:value="1.155128">
                <text:p>1.155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231756">
                <text:p>1.231756</text:p>
              </table:table-cell>
              <table:table-cell office:value-type="float" office:value="1.180098">
                <text:p>1.180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197228">
                <text:p>1.197228</text:p>
              </table:table-cell>
              <table:table-cell office:value-type="float" office:value="1.205068">
                <text:p>1.2050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184141">
                <text:p>1.184141</text:p>
              </table:table-cell>
              <table:table-cell office:value-type="float" office:value="1.221772">
                <text:p>1.221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179365">
                <text:p>1.179365</text:p>
              </table:table-cell>
              <table:table-cell office:value-type="float" office:value="1.231802">
                <text:p>1.2318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17352">
                <text:p>1.17352</text:p>
              </table:table-cell>
              <table:table-cell office:value-type="float" office:value="1.241833">
                <text:p>1.2418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170497">
                <text:p>1.170497</text:p>
              </table:table-cell>
              <table:table-cell office:value-type="float" office:value="1.251864">
                <text:p>1.251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167415">
                <text:p>1.167415</text:p>
              </table:table-cell>
              <table:table-cell office:value-type="float" office:value="1.261894">
                <text:p>1.2618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199823">
                <text:p>1.199823</text:p>
              </table:table-cell>
              <table:table-cell office:value-type="float" office:value="1.267524">
                <text:p>1.2675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218782">
                <text:p>1.218782</text:p>
              </table:table-cell>
              <table:table-cell office:value-type="float" office:value="1.2696">
                <text:p>1.2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22507">
                <text:p>1.22507</text:p>
              </table:table-cell>
              <table:table-cell office:value-type="float" office:value="1.271677">
                <text:p>1.2716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25697">
                <text:p>1.25697</text:p>
              </table:table-cell>
              <table:table-cell office:value-type="float" office:value="1.273753">
                <text:p>1.273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294689">
                <text:p>1.294689</text:p>
              </table:table-cell>
              <table:table-cell office:value-type="float" office:value="1.27583">
                <text:p>1.275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240275">
                <text:p>1.240275</text:p>
              </table:table-cell>
              <table:table-cell office:value-type="float" office:value="1.274172">
                <text:p>1.274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186648">
                <text:p>1.186648</text:p>
              </table:table-cell>
              <table:table-cell office:value-type="float" office:value="1.269499">
                <text:p>1.2694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157029">
                <text:p>1.157029</text:p>
              </table:table-cell>
              <table:table-cell office:value-type="float" office:value="1.264826">
                <text:p>1.2648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119259">
                <text:p>1.119259</text:p>
              </table:table-cell>
              <table:table-cell office:value-type="float" office:value="1.260153">
                <text:p>1.260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089393">
                <text:p>1.089393</text:p>
              </table:table-cell>
              <table:table-cell office:value-type="float" office:value="1.255481">
                <text:p>1.255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076534">
                <text:p>1.076534</text:p>
              </table:table-cell>
              <table:table-cell office:value-type="float" office:value="1.242255">
                <text:p>1.242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074381">
                <text:p>1.074381</text:p>
              </table:table-cell>
              <table:table-cell office:value-type="float" office:value="1.222124">
                <text:p>1.222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073288">
                <text:p>1.073288</text:p>
              </table:table-cell>
              <table:table-cell office:value-type="float" office:value="1.201993">
                <text:p>1.2019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072409">
                <text:p>1.072409</text:p>
              </table:table-cell>
              <table:table-cell office:value-type="float" office:value="1.181863">
                <text:p>1.1818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071404">
                <text:p>1.071404</text:p>
              </table:table-cell>
              <table:table-cell office:value-type="float" office:value="1.161732">
                <text:p>1.1617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1.055757">
                <text:p>1.055757</text:p>
              </table:table-cell>
              <table:table-cell office:value-type="float" office:value="1.139683">
                <text:p>1.1396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1.044191">
                <text:p>1.044191</text:p>
              </table:table-cell>
              <table:table-cell office:value-type="float" office:value="1.116087">
                <text:p>1.116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1.03688">
                <text:p>1.03688</text:p>
              </table:table-cell>
              <table:table-cell office:value-type="float" office:value="1.09249">
                <text:p>1.092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1.026107">
                <text:p>1.026107</text:p>
              </table:table-cell>
              <table:table-cell office:value-type="float" office:value="1.068894">
                <text:p>1.068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1.016229">
                <text:p>1.016229</text:p>
              </table:table-cell>
              <table:table-cell office:value-type="float" office:value="1.045297">
                <text:p>1.0452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1.010853">
                <text:p>1.010853</text:p>
              </table:table-cell>
              <table:table-cell office:value-type="float" office:value="1.021353">
                <text:p>1.021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1.011791">
                <text:p>1.011791</text:p>
              </table:table-cell>
              <table:table-cell office:value-type="float" office:value="0.997127">
                <text:p>0.997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1.013703">
                <text:p>1.013703</text:p>
              </table:table-cell>
              <table:table-cell office:value-type="float" office:value="0.9729015">
                <text:p>0.97290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1.01425">
                <text:p>1.01425</text:p>
              </table:table-cell>
              <table:table-cell office:value-type="float" office:value="0.9486759">
                <text:p>0.94867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1.01457">
                <text:p>1.01457</text:p>
              </table:table-cell>
              <table:table-cell office:value-type="float" office:value="0.9244503">
                <text:p>0.92445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1.013795">
                <text:p>1.013795</text:p>
              </table:table-cell>
              <table:table-cell office:value-type="float" office:value="0.9043978">
                <text:p>0.9043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1.015971">
                <text:p>1.015971</text:p>
              </table:table-cell>
              <table:table-cell office:value-type="float" office:value="0.8877146">
                <text:p>0.88771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019193">
                <text:p>1.019193</text:p>
              </table:table-cell>
              <table:table-cell office:value-type="float" office:value="0.8710314">
                <text:p>0.87103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020711">
                <text:p>1.020711</text:p>
              </table:table-cell>
              <table:table-cell office:value-type="float" office:value="0.8543482">
                <text:p>0.85434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1.021831">
                <text:p>1.021831</text:p>
              </table:table-cell>
              <table:table-cell office:value-type="float" office:value="0.837665">
                <text:p>0.837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1.032658">
                <text:p>1.032658</text:p>
              </table:table-cell>
              <table:table-cell office:value-type="float" office:value="0.8272698">
                <text:p>0.82726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1.044632">
                <text:p>1.044632</text:p>
              </table:table-cell>
              <table:table-cell office:value-type="float" office:value="0.8219514">
                <text:p>0.82195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05364">
                <text:p>1.05364</text:p>
              </table:table-cell>
              <table:table-cell office:value-type="float" office:value="0.816633">
                <text:p>0.816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077853">
                <text:p>1.077853</text:p>
              </table:table-cell>
              <table:table-cell office:value-type="float" office:value="0.8113145">
                <text:p>0.8113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114014">
                <text:p>1.114014</text:p>
              </table:table-cell>
              <table:table-cell office:value-type="float" office:value="0.8059961">
                <text:p>0.80599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081091">
                <text:p>1.081091</text:p>
              </table:table-cell>
              <table:table-cell office:value-type="float" office:value="0.8103435">
                <text:p>0.81034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062512">
                <text:p>1.062512</text:p>
              </table:table-cell>
              <table:table-cell office:value-type="float" office:value="0.8224946">
                <text:p>0.8224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060184">
                <text:p>1.060184</text:p>
              </table:table-cell>
              <table:table-cell office:value-type="float" office:value="0.8346457">
                <text:p>0.83464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047321">
                <text:p>1.047321</text:p>
              </table:table-cell>
              <table:table-cell office:value-type="float" office:value="0.8467969">
                <text:p>0.84679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1.038427">
                <text:p>1.038427</text:p>
              </table:table-cell>
              <table:table-cell office:value-type="float" office:value="0.858948">
                <text:p>0.8589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1.05186">
                <text:p>1.05186</text:p>
              </table:table-cell>
              <table:table-cell office:value-type="float" office:value="0.8679021">
                <text:p>0.8679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1.073179">
                <text:p>1.073179</text:p>
              </table:table-cell>
              <table:table-cell office:value-type="float" office:value="0.8742749">
                <text:p>0.8742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1.089056">
                <text:p>1.089056</text:p>
              </table:table-cell>
              <table:table-cell office:value-type="float" office:value="0.8806478">
                <text:p>0.88064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126695">
                <text:p>1.126695</text:p>
              </table:table-cell>
              <table:table-cell office:value-type="float" office:value="0.8870207">
                <text:p>0.88702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17852">
                <text:p>1.17852</text:p>
              </table:table-cell>
              <table:table-cell office:value-type="float" office:value="0.8933936">
                <text:p>0.89339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211441">
                <text:p>1.211441</text:p>
              </table:table-cell>
              <table:table-cell office:value-type="float" office:value="0.9101483">
                <text:p>0.91014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2174">
                <text:p>1.2174</text:p>
              </table:table-cell>
              <table:table-cell office:value-type="float" office:value="0.935285">
                <text:p>0.935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225656">
                <text:p>1.225656</text:p>
              </table:table-cell>
              <table:table-cell office:value-type="float" office:value="0.9604216">
                <text:p>0.9604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236377">
                <text:p>1.236377</text:p>
              </table:table-cell>
              <table:table-cell office:value-type="float" office:value="0.9855583">
                <text:p>0.98555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247353">
                <text:p>1.247353</text:p>
              </table:table-cell>
              <table:table-cell office:value-type="float" office:value="1.010695">
                <text:p>1.010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26272">
                <text:p>1.26272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271896">
                <text:p>1.271896</text:p>
              </table:table-cell>
              <table:table-cell office:value-type="float" office:value="1.060037">
                <text:p>1.0600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277536">
                <text:p>1.277536</text:p>
              </table:table-cell>
              <table:table-cell office:value-type="float" office:value="1.084573">
                <text:p>1.0845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286742">
                <text:p>1.286742</text:p>
              </table:table-cell>
              <table:table-cell office:value-type="float" office:value="1.10911">
                <text:p>1.10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295907">
                <text:p>1.295907</text:p>
              </table:table-cell>
              <table:table-cell office:value-type="float" office:value="1.133647">
                <text:p>1.1336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185351">
                <text:p>1.185351</text:p>
              </table:table-cell>
              <table:table-cell office:value-type="float" office:value="1.15619">
                <text:p>1.156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166039">
                <text:p>1.166039</text:p>
              </table:table-cell>
              <table:table-cell office:value-type="float" office:value="1.177122">
                <text:p>1.1771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206541">
                <text:p>1.206541</text:p>
              </table:table-cell>
              <table:table-cell office:value-type="float" office:value="1.198055">
                <text:p>1.198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205924">
                <text:p>1.205924</text:p>
              </table:table-cell>
              <table:table-cell office:value-type="float" office:value="1.218987">
                <text:p>1.218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1.209773">
                <text:p>1.209773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1.533259">
                <text:p>1.533259</text:p>
              </table:table-cell>
              <table:table-cell office:value-type="float" office:value="1.258219">
                <text:p>1.258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1.817391">
                <text:p>1.817391</text:p>
              </table:table-cell>
              <table:table-cell office:value-type="float" office:value="1.274392">
                <text:p>1.274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1.889486">
                <text:p>1.889486</text:p>
              </table:table-cell>
              <table:table-cell office:value-type="float" office:value="1.290566">
                <text:p>1.2905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079394">
                <text:p>2.079394</text:p>
              </table:table-cell>
              <table:table-cell office:value-type="float" office:value="1.306739">
                <text:p>1.3067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232954">
                <text:p>2.232954</text:p>
              </table:table-cell>
              <table:table-cell office:value-type="float" office:value="1.322912">
                <text:p>1.3229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258324">
                <text:p>2.258324</text:p>
              </table:table-cell>
              <table:table-cell office:value-type="float" office:value="1.354389">
                <text:p>1.354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18675">
                <text:p>2.18675</text:p>
              </table:table-cell>
              <table:table-cell office:value-type="float" office:value="1.398221">
                <text:p>1.3982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11069">
                <text:p>2.11069</text:p>
              </table:table-cell>
              <table:table-cell office:value-type="float" office:value="1.442053">
                <text:p>1.442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019153">
                <text:p>2.019153</text:p>
              </table:table-cell>
              <table:table-cell office:value-type="float" office:value="1.485886">
                <text:p>1.485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1.916788">
                <text:p>1.916788</text:p>
              </table:table-cell>
              <table:table-cell office:value-type="float" office:value="1.529718">
                <text:p>1.529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1.786995">
                <text:p>1.786995</text:p>
              </table:table-cell>
              <table:table-cell office:value-type="float" office:value="1.561227">
                <text:p>1.5612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1.689438">
                <text:p>1.689438</text:p>
              </table:table-cell>
              <table:table-cell office:value-type="float" office:value="1.582786">
                <text:p>1.582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1.622543">
                <text:p>1.622543</text:p>
              </table:table-cell>
              <table:table-cell office:value-type="float" office:value="1.604346">
                <text:p>1.604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1.549228">
                <text:p>1.549228</text:p>
              </table:table-cell>
              <table:table-cell office:value-type="float" office:value="1.625905">
                <text:p>1.6259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480168">
                <text:p>1.480168</text:p>
              </table:table-cell>
              <table:table-cell office:value-type="float" office:value="1.647464">
                <text:p>1.647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267312">
                <text:p>1.267312</text:p>
              </table:table-cell>
              <table:table-cell office:value-type="float" office:value="1.656342">
                <text:p>1.6563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198093">
                <text:p>1.198093</text:p>
              </table:table-cell>
              <table:table-cell office:value-type="float" office:value="1.654981">
                <text:p>1.6549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192622">
                <text:p>1.192622</text:p>
              </table:table-cell>
              <table:table-cell office:value-type="float" office:value="1.65362">
                <text:p>1.653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148061">
                <text:p>1.148061</text:p>
              </table:table-cell>
              <table:table-cell office:value-type="float" office:value="1.652259">
                <text:p>1.652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116157">
                <text:p>1.116157</text:p>
              </table:table-cell>
              <table:table-cell office:value-type="float" office:value="1.650899">
                <text:p>1.6508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.107576">
                <text:p>1.107576</text:p>
              </table:table-cell>
              <table:table-cell office:value-type="float" office:value="1.641966">
                <text:p>1.6419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.140136">
                <text:p>1.140136</text:p>
              </table:table-cell>
              <table:table-cell office:value-type="float" office:value="1.62692">
                <text:p>1.626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201584">
                <text:p>1.201584</text:p>
              </table:table-cell>
              <table:table-cell office:value-type="float" office:value="1.611875">
                <text:p>1.611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1.273451">
                <text:p>1.273451</text:p>
              </table:table-cell>
              <table:table-cell office:value-type="float" office:value="1.596829">
                <text:p>1.5968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1.366332">
                <text:p>1.366332</text:p>
              </table:table-cell>
              <table:table-cell office:value-type="float" office:value="1.581784">
                <text:p>1.581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1.562496">
                <text:p>1.562496</text:p>
              </table:table-cell>
              <table:table-cell office:value-type="float" office:value="1.57776">
                <text:p>1.577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1.768035">
                <text:p>1.768035</text:p>
              </table:table-cell>
              <table:table-cell office:value-type="float" office:value="1.582634">
                <text:p>1.582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1.937454">
                <text:p>1.937454</text:p>
              </table:table-cell>
              <table:table-cell office:value-type="float" office:value="1.587509">
                <text:p>1.5875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2.101804">
                <text:p>2.101804</text:p>
              </table:table-cell>
              <table:table-cell office:value-type="float" office:value="1.592384">
                <text:p>1.5923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2.217447">
                <text:p>2.217447</text:p>
              </table:table-cell>
              <table:table-cell office:value-type="float" office:value="1.597258">
                <text:p>1.597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353031">
                <text:p>2.353031</text:p>
              </table:table-cell>
              <table:table-cell office:value-type="float" office:value="1.618034">
                <text:p>1.6180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418365">
                <text:p>2.418365</text:p>
              </table:table-cell>
              <table:table-cell office:value-type="float" office:value="1.651648">
                <text:p>1.6516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431551">
                <text:p>2.431551</text:p>
              </table:table-cell>
              <table:table-cell office:value-type="float" office:value="1.685261">
                <text:p>1.685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471525">
                <text:p>2.471525</text:p>
              </table:table-cell>
              <table:table-cell office:value-type="float" office:value="1.718875">
                <text:p>1.718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2.568028">
                <text:p>2.568028</text:p>
              </table:table-cell>
              <table:table-cell office:value-type="float" office:value="1.752489">
                <text:p>1.752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2.461425">
                <text:p>2.461425</text:p>
              </table:table-cell>
              <table:table-cell office:value-type="float" office:value="1.794439">
                <text:p>1.7944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2.358684">
                <text:p>2.358684</text:p>
              </table:table-cell>
              <table:table-cell office:value-type="float" office:value="1.84312">
                <text:p>1.843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338225">
                <text:p>2.338225</text:p>
              </table:table-cell>
              <table:table-cell office:value-type="float" office:value="1.891801">
                <text:p>1.8918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288453">
                <text:p>2.288453</text:p>
              </table:table-cell>
              <table:table-cell office:value-type="float" office:value="1.940482">
                <text:p>1.940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226524">
                <text:p>2.226524</text:p>
              </table:table-cell>
              <table:table-cell office:value-type="float" office:value="1.989163">
                <text:p>1.989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1.967727">
                <text:p>1.967727</text:p>
              </table:table-cell>
              <table:table-cell office:value-type="float" office:value="2.019844">
                <text:p>2.0198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023144">
                <text:p>2.023144</text:p>
              </table:table-cell>
              <table:table-cell office:value-type="float" office:value="2.035992">
                <text:p>2.0359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247528">
                <text:p>2.247528</text:p>
              </table:table-cell>
              <table:table-cell office:value-type="float" office:value="2.05214">
                <text:p>2.052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315906">
                <text:p>2.315906</text:p>
              </table:table-cell>
              <table:table-cell office:value-type="float" office:value="2.068288">
                <text:p>2.068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2.35203">
                <text:p>2.35203</text:p>
              </table:table-cell>
              <table:table-cell office:value-type="float" office:value="2.084435">
                <text:p>2.0844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2.389212">
                <text:p>2.389212</text:p>
              </table:table-cell>
              <table:table-cell office:value-type="float" office:value="2.101156">
                <text:p>2.101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445635">
                <text:p>2.445635</text:p>
              </table:table-cell>
              <table:table-cell office:value-type="float" office:value="2.118338">
                <text:p>2.1183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501293">
                <text:p>2.501293</text:p>
              </table:table-cell>
              <table:table-cell office:value-type="float" office:value="2.135521">
                <text:p>2.1355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2.635159">
                <text:p>2.635159</text:p>
              </table:table-cell>
              <table:table-cell office:value-type="float" office:value="2.152703">
                <text:p>2.1527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3.033291">
                <text:p>3.033291</text:p>
              </table:table-cell>
              <table:table-cell office:value-type="float" office:value="2.169886">
                <text:p>2.1698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2.785244">
                <text:p>2.785244</text:p>
              </table:table-cell>
              <table:table-cell office:value-type="float" office:value="2.22382">
                <text:p>2.2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2.61736">
                <text:p>2.61736</text:p>
              </table:table-cell>
              <table:table-cell office:value-type="float" office:value="2.307426">
                <text:p>2.307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2.880245">
                <text:p>2.880245</text:p>
              </table:table-cell>
              <table:table-cell office:value-type="float" office:value="2.391033">
                <text:p>2.3910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3.208478">
                <text:p>3.208478</text:p>
              </table:table-cell>
              <table:table-cell office:value-type="float" office:value="2.474639">
                <text:p>2.4746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3.397121">
                <text:p>3.397121</text:p>
              </table:table-cell>
              <table:table-cell office:value-type="float" office:value="2.558246">
                <text:p>2.558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4.45222">
                <text:p>4.45222</text:p>
              </table:table-cell>
              <table:table-cell office:value-type="float" office:value="2.642463">
                <text:p>2.6424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.577079">
                <text:p>4.577079</text:p>
              </table:table-cell>
              <table:table-cell office:value-type="float" office:value="2.727175">
                <text:p>2.727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579843">
                <text:p>4.579843</text:p>
              </table:table-cell>
              <table:table-cell office:value-type="float" office:value="2.811887">
                <text:p>2.8118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582963">
                <text:p>4.582963</text:p>
              </table:table-cell>
              <table:table-cell office:value-type="float" office:value="2.896599">
                <text:p>2.896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.585505">
                <text:p>4.585505</text:p>
              </table:table-cell>
              <table:table-cell office:value-type="float" office:value="2.981311">
                <text:p>2.9813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586267">
                <text:p>4.586267</text:p>
              </table:table-cell>
              <table:table-cell office:value-type="float" office:value="3.105445">
                <text:p>3.1054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586343">
                <text:p>4.586343</text:p>
              </table:table-cell>
              <table:table-cell office:value-type="float" office:value="3.261409">
                <text:p>3.261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586057">
                <text:p>4.586057</text:p>
              </table:table-cell>
              <table:table-cell office:value-type="float" office:value="3.417373">
                <text:p>3.417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4.585587">
                <text:p>4.585587</text:p>
              </table:table-cell>
              <table:table-cell office:value-type="float" office:value="3.573336">
                <text:p>3.5733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4.585182">
                <text:p>4.585182</text:p>
              </table:table-cell>
              <table:table-cell office:value-type="float" office:value="3.7293">
                <text:p>3.7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4.574444">
                <text:p>4.574444</text:p>
              </table:table-cell>
              <table:table-cell office:value-type="float" office:value="3.853668">
                <text:p>3.8536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4.480823">
                <text:p>4.480823</text:p>
              </table:table-cell>
              <table:table-cell office:value-type="float" office:value="3.952529">
                <text:p>3.952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4.388826">
                <text:p>4.388826</text:p>
              </table:table-cell>
              <table:table-cell office:value-type="float" office:value="4.051389">
                <text:p>4.05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4.168351">
                <text:p>4.168351</text:p>
              </table:table-cell>
              <table:table-cell office:value-type="float" office:value="4.150249">
                <text:p>4.1502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3.580731">
                <text:p>3.580731</text:p>
              </table:table-cell>
              <table:table-cell office:value-type="float" office:value="4.24911">
                <text:p>4.24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3.053256">
                <text:p>3.053256</text:p>
              </table:table-cell>
              <table:table-cell office:value-type="float" office:value="4.285513">
                <text:p>4.2855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2.889648">
                <text:p>2.889648</text:p>
              </table:table-cell>
              <table:table-cell office:value-type="float" office:value="4.271492">
                <text:p>4.2714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2.911113">
                <text:p>2.911113</text:p>
              </table:table-cell>
              <table:table-cell office:value-type="float" office:value="4.25747">
                <text:p>4.257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2.910174">
                <text:p>2.910174</text:p>
              </table:table-cell>
              <table:table-cell office:value-type="float" office:value="4.243449">
                <text:p>4.2434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2.8629">
                <text:p>2.8629</text:p>
              </table:table-cell>
              <table:table-cell office:value-type="float" office:value="4.229428">
                <text:p>4.2294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3.096635">
                <text:p>3.096635</text:p>
              </table:table-cell>
              <table:table-cell office:value-type="float" office:value="4.205621">
                <text:p>4.205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3.417012">
                <text:p>3.417012</text:p>
              </table:table-cell>
              <table:table-cell office:value-type="float" office:value="4.173914">
                <text:p>4.1739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3.471898">
                <text:p>3.471898</text:p>
              </table:table-cell>
              <table:table-cell office:value-type="float" office:value="4.142207">
                <text:p>4.1422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3.564567">
                <text:p>3.564567</text:p>
              </table:table-cell>
              <table:table-cell office:value-type="float" office:value="4.1105">
                <text:p>4.11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3.733066">
                <text:p>3.733066</text:p>
              </table:table-cell>
              <table:table-cell office:value-type="float" office:value="4.078793">
                <text:p>4.078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4.14278">
                <text:p>4.14278</text:p>
              </table:table-cell>
              <table:table-cell office:value-type="float" office:value="4.05883">
                <text:p>4.058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4.330547">
                <text:p>4.330547</text:p>
              </table:table-cell>
              <table:table-cell office:value-type="float" office:value="4.048348">
                <text:p>4.0483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4.279753">
                <text:p>4.279753</text:p>
              </table:table-cell>
              <table:table-cell office:value-type="float" office:value="4.037866">
                <text:p>4.0378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4.257054">
                <text:p>4.257054</text:p>
              </table:table-cell>
              <table:table-cell office:value-type="float" office:value="4.027385">
                <text:p>4.0273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4.303983">
                <text:p>4.303983</text:p>
              </table:table-cell>
              <table:table-cell office:value-type="float" office:value="4.016903">
                <text:p>4.0169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4.071893">
                <text:p>4.071893</text:p>
              </table:table-cell>
              <table:table-cell office:value-type="float" office:value="4.004609">
                <text:p>4.0046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3.586115">
                <text:p>3.586115</text:p>
              </table:table-cell>
              <table:table-cell office:value-type="float" office:value="3.990851">
                <text:p>3.990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3.315706">
                <text:p>3.315706</text:p>
              </table:table-cell>
              <table:table-cell office:value-type="float" office:value="3.977094">
                <text:p>3.9770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3.030076">
                <text:p>3.030076</text:p>
              </table:table-cell>
              <table:table-cell office:value-type="float" office:value="3.963336">
                <text:p>3.9633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749729">
                <text:p>2.749729</text:p>
              </table:table-cell>
              <table:table-cell office:value-type="float" office:value="3.949579">
                <text:p>3.9495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417997">
                <text:p>2.417997</text:p>
              </table:table-cell>
              <table:table-cell office:value-type="float" office:value="3.909913">
                <text:p>3.909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316203">
                <text:p>2.316203</text:p>
              </table:table-cell>
              <table:table-cell office:value-type="float" office:value="3.849329">
                <text:p>3.8493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32666">
                <text:p>2.32666</text:p>
              </table:table-cell>
              <table:table-cell office:value-type="float" office:value="3.788746">
                <text:p>3.788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301217">
                <text:p>2.301217</text:p>
              </table:table-cell>
              <table:table-cell office:value-type="float" office:value="3.728162">
                <text:p>3.7281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274363">
                <text:p>2.274363</text:p>
              </table:table-cell>
              <table:table-cell office:value-type="float" office:value="3.667579">
                <text:p>3.6675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343251">
                <text:p>2.343251</text:p>
              </table:table-cell>
              <table:table-cell office:value-type="float" office:value="3.597448">
                <text:p>3.5974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385797">
                <text:p>2.385797</text:p>
              </table:table-cell>
              <table:table-cell office:value-type="float" office:value="3.519609">
                <text:p>3.519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400737">
                <text:p>2.400737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424245">
                <text:p>2.424245</text:p>
              </table:table-cell>
              <table:table-cell office:value-type="float" office:value="3.363931">
                <text:p>3.3639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468149">
                <text:p>2.468149</text:p>
              </table:table-cell>
              <table:table-cell office:value-type="float" office:value="3.286093">
                <text:p>3.2860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475994">
                <text:p>2.475994</text:p>
              </table:table-cell>
              <table:table-cell office:value-type="float" office:value="3.234438">
                <text:p>3.2344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462842">
                <text:p>2.462842</text:p>
              </table:table-cell>
              <table:table-cell office:value-type="float" office:value="3.203925">
                <text:p>3.2039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467736">
                <text:p>2.467736</text:p>
              </table:table-cell>
              <table:table-cell office:value-type="float" office:value="3.173411">
                <text:p>3.1734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470072">
                <text:p>2.470072</text:p>
              </table:table-cell>
              <table:table-cell office:value-type="float" office:value="3.142897">
                <text:p>3.1428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467549">
                <text:p>2.467549</text:p>
              </table:table-cell>
              <table:table-cell office:value-type="float" office:value="3.112383">
                <text:p>3.112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471701">
                <text:p>2.471701</text:p>
              </table:table-cell>
              <table:table-cell office:value-type="float" office:value="3.089468">
                <text:p>3.0894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483356">
                <text:p>2.483356</text:p>
              </table:table-cell>
              <table:table-cell office:value-type="float" office:value="3.072688">
                <text:p>3.072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497993">
                <text:p>2.497993</text:p>
              </table:table-cell>
              <table:table-cell office:value-type="float" office:value="3.055908">
                <text:p>3.0559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514015">
                <text:p>2.514015</text:p>
              </table:table-cell>
              <table:table-cell office:value-type="float" office:value="3.039128">
                <text:p>3.0391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2.531222">
                <text:p>2.531222</text:p>
              </table:table-cell>
              <table:table-cell office:value-type="float" office:value="3.022347">
                <text:p>3.0223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2.613985">
                <text:p>2.613985</text:p>
              </table:table-cell>
              <table:table-cell office:value-type="float" office:value="3.014306">
                <text:p>3.0143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2.722976">
                <text:p>2.722976</text:p>
              </table:table-cell>
              <table:table-cell office:value-type="float" office:value="3.013319">
                <text:p>3.013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2.747169">
                <text:p>2.747169</text:p>
              </table:table-cell>
              <table:table-cell office:value-type="float" office:value="3.012333">
                <text:p>3.012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2.789263">
                <text:p>2.789263</text:p>
              </table:table-cell>
              <table:table-cell office:value-type="float" office:value="3.011346">
                <text:p>3.0113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2.874523">
                <text:p>2.874523</text:p>
              </table:table-cell>
              <table:table-cell office:value-type="float" office:value="3.010359">
                <text:p>3.010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3.02768">
                <text:p>3.02768</text:p>
              </table:table-cell>
              <table:table-cell office:value-type="float" office:value="3.016714">
                <text:p>3.016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3.121734">
                <text:p>3.121734</text:p>
              </table:table-cell>
              <table:table-cell office:value-type="float" office:value="3.028996">
                <text:p>3.0289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3.070559">
                <text:p>3.070559</text:p>
              </table:table-cell>
              <table:table-cell office:value-type="float" office:value="3.041278">
                <text:p>3.041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3.041542">
                <text:p>3.041542</text:p>
              </table:table-cell>
              <table:table-cell office:value-type="float" office:value="3.05356">
                <text:p>3.053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3.055868">
                <text:p>3.055868</text:p>
              </table:table-cell>
              <table:table-cell office:value-type="float" office:value="3.065841">
                <text:p>3.0658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3.01541">
                <text:p>3.01541</text:p>
              </table:table-cell>
              <table:table-cell office:value-type="float" office:value="3.074236">
                <text:p>3.0742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.931449">
                <text:p>2.931449</text:p>
              </table:table-cell>
              <table:table-cell office:value-type="float" office:value="3.079491">
                <text:p>3.0794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.848153">
                <text:p>2.848153</text:p>
              </table:table-cell>
              <table:table-cell office:value-type="float" office:value="3.084746">
                <text:p>3.084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.775458">
                <text:p>2.775458</text:p>
              </table:table-cell>
              <table:table-cell office:value-type="float" office:value="3.090002">
                <text:p>3.090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713892">
                <text:p>2.713892</text:p>
              </table:table-cell>
              <table:table-cell office:value-type="float" office:value="3.095257">
                <text:p>3.0952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53858">
                <text:p>2.53858</text:p>
              </table:table-cell>
              <table:table-cell office:value-type="float" office:value="3.088116">
                <text:p>3.0881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442348">
                <text:p>2.442348</text:p>
              </table:table-cell>
              <table:table-cell office:value-type="float" office:value="3.070967">
                <text:p>3.0709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423893">
                <text:p>2.423893</text:p>
              </table:table-cell>
              <table:table-cell office:value-type="float" office:value="3.053817">
                <text:p>3.0538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39589">
                <text:p>2.39589</text:p>
              </table:table-cell>
              <table:table-cell office:value-type="float" office:value="3.036667">
                <text:p>3.03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362099">
                <text:p>2.362099</text:p>
              </table:table-cell>
              <table:table-cell office:value-type="float" office:value="3.019518">
                <text:p>3.0195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319789">
                <text:p>2.319789</text:p>
              </table:table-cell>
              <table:table-cell office:value-type="float" office:value="2.991327">
                <text:p>2.9913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321304">
                <text:p>2.321304</text:p>
              </table:table-cell>
              <table:table-cell office:value-type="float" office:value="2.954224">
                <text:p>2.9542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345512">
                <text:p>2.345512</text:p>
              </table:table-cell>
              <table:table-cell office:value-type="float" office:value="2.91712">
                <text:p>2.91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356672">
                <text:p>2.356672</text:p>
              </table:table-cell>
              <table:table-cell office:value-type="float" office:value="2.880016">
                <text:p>2.880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364331">
                <text:p>2.364331</text:p>
              </table:table-cell>
              <table:table-cell office:value-type="float" office:value="2.842912">
                <text:p>2.8429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387636">
                <text:p>2.387636</text:p>
              </table:table-cell>
              <table:table-cell office:value-type="float" office:value="2.811687">
                <text:p>2.8116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411058">
                <text:p>2.411058</text:p>
              </table:table-cell>
              <table:table-cell office:value-type="float" office:value="2.785209">
                <text:p>2.7852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42507">
                <text:p>2.42507</text:p>
              </table:table-cell>
              <table:table-cell office:value-type="float" office:value="2.75873">
                <text:p>2.758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444295">
                <text:p>2.444295</text:p>
              </table:table-cell>
              <table:table-cell office:value-type="float" office:value="2.732252">
                <text:p>2.7322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47591">
                <text:p>2.47591</text:p>
              </table:table-cell>
              <table:table-cell office:value-type="float" office:value="2.705773">
                <text:p>2.7057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2.612488">
                <text:p>2.612488</text:p>
              </table:table-cell>
              <table:table-cell office:value-type="float" office:value="2.696665">
                <text:p>2.6966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2.823532">
                <text:p>2.823532</text:p>
              </table:table-cell>
              <table:table-cell office:value-type="float" office:value="2.701581">
                <text:p>2.7015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2.839746">
                <text:p>2.839746</text:p>
              </table:table-cell>
              <table:table-cell office:value-type="float" office:value="2.706497">
                <text:p>2.706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2.896231">
                <text:p>2.896231</text:p>
              </table:table-cell>
              <table:table-cell office:value-type="float" office:value="2.711413">
                <text:p>2.711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3.054854">
                <text:p>3.054854</text:p>
              </table:table-cell>
              <table:table-cell office:value-type="float" office:value="2.716329">
                <text:p>2.7163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3.091283">
                <text:p>3.091283</text:p>
              </table:table-cell>
              <table:table-cell office:value-type="float" office:value="2.728725">
                <text:p>2.7287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3.0022">
                <text:p>3.0022</text:p>
              </table:table-cell>
              <table:table-cell office:value-type="float" office:value="2.74716">
                <text:p>2.747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.900888">
                <text:p>2.900888</text:p>
              </table:table-cell>
              <table:table-cell office:value-type="float" office:value="2.765595">
                <text:p>2.765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.81395">
                <text:p>2.81395</text:p>
              </table:table-cell>
              <table:table-cell office:value-type="float" office:value="2.784031">
                <text:p>2.784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.742869">
                <text:p>2.742869</text:p>
              </table:table-cell>
              <table:table-cell office:value-type="float" office:value="2.802466">
                <text:p>2.8024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620428">
                <text:p>2.620428</text:p>
              </table:table-cell>
              <table:table-cell office:value-type="float" office:value="2.806716">
                <text:p>2.8067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526937">
                <text:p>2.526937</text:p>
              </table:table-cell>
              <table:table-cell office:value-type="float" office:value="2.799513">
                <text:p>2.7995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481221">
                <text:p>2.481221</text:p>
              </table:table-cell>
              <table:table-cell office:value-type="float" office:value="2.792311">
                <text:p>2.792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427806">
                <text:p>2.427806</text:p>
              </table:table-cell>
              <table:table-cell office:value-type="float" office:value="2.785109">
                <text:p>2.7851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363573">
                <text:p>2.363573</text:p>
              </table:table-cell>
              <table:table-cell office:value-type="float" office:value="2.777906">
                <text:p>2.7779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337386">
                <text:p>2.337386</text:p>
              </table:table-cell>
              <table:table-cell office:value-type="float" office:value="2.756076">
                <text:p>2.7560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315085">
                <text:p>2.315085</text:p>
              </table:table-cell>
              <table:table-cell office:value-type="float" office:value="2.722436">
                <text:p>2.7224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265956">
                <text:p>2.265956</text:p>
              </table:table-cell>
              <table:table-cell office:value-type="float" office:value="2.688796">
                <text:p>2.6887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22422">
                <text:p>2.22422</text:p>
              </table:table-cell>
              <table:table-cell office:value-type="float" office:value="2.655157">
                <text:p>2.655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17983">
                <text:p>2.17983</text:p>
              </table:table-cell>
              <table:table-cell office:value-type="float" office:value="2.621517">
                <text:p>2.621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039978">
                <text:p>2.039978</text:p>
              </table:table-cell>
              <table:table-cell office:value-type="float" office:value="2.582095">
                <text:p>2.582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1.893458">
                <text:p>1.893458</text:p>
              </table:table-cell>
              <table:table-cell office:value-type="float" office:value="2.538006">
                <text:p>2.538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1.784161">
                <text:p>1.784161</text:p>
              </table:table-cell>
              <table:table-cell office:value-type="float" office:value="2.493916">
                <text:p>2.4939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1.649101">
                <text:p>1.649101</text:p>
              </table:table-cell>
              <table:table-cell office:value-type="float" office:value="2.449827">
                <text:p>2.4498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1.521444">
                <text:p>1.521444</text:p>
              </table:table-cell>
              <table:table-cell office:value-type="float" office:value="2.405737">
                <text:p>2.4057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434622">
                <text:p>1.434622</text:p>
              </table:table-cell>
              <table:table-cell office:value-type="float" office:value="2.355152">
                <text:p>2.3551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38535">
                <text:p>1.38535</text:p>
              </table:table-cell>
              <table:table-cell office:value-type="float" office:value="2.299322">
                <text:p>2.2993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.349303">
                <text:p>1.349303</text:p>
              </table:table-cell>
              <table:table-cell office:value-type="float" office:value="2.243493">
                <text:p>2.2434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.318194">
                <text:p>1.318194</text:p>
              </table:table-cell>
              <table:table-cell office:value-type="float" office:value="2.187663">
                <text:p>2.1876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.289423">
                <text:p>1.289423</text:p>
              </table:table-cell>
              <table:table-cell office:value-type="float" office:value="2.131833">
                <text:p>2.1318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.188591">
                <text:p>1.188591</text:p>
              </table:table-cell>
              <table:table-cell office:value-type="float" office:value="2.075282">
                <text:p>2.0752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.139619">
                <text:p>1.139619</text:p>
              </table:table-cell>
              <table:table-cell office:value-type="float" office:value="2.018148">
                <text:p>2.0181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.118118">
                <text:p>1.118118</text:p>
              </table:table-cell>
              <table:table-cell office:value-type="float" office:value="1.961013">
                <text:p>1.9610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085896">
                <text:p>1.085896</text:p>
              </table:table-cell>
              <table:table-cell office:value-type="float" office:value="1.903879">
                <text:p>1.9038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1.06342">
                <text:p>1.06342</text:p>
              </table:table-cell>
              <table:table-cell office:value-type="float" office:value="1.846745">
                <text:p>1.8467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1.075013">
                <text:p>1.075013</text:p>
              </table:table-cell>
              <table:table-cell office:value-type="float" office:value="1.790351">
                <text:p>1.790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.092792">
                <text:p>1.092792</text:p>
              </table:table-cell>
              <table:table-cell office:value-type="float" office:value="1.734556">
                <text:p>1.7345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.104125">
                <text:p>1.104125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.135335">
                <text:p>1.135335</text:p>
              </table:table-cell>
              <table:table-cell office:value-type="float" office:value="1.622964">
                <text:p>1.622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176412">
                <text:p>1.176412</text:p>
              </table:table-cell>
              <table:table-cell office:value-type="float" office:value="1.567168">
                <text:p>1.5671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190093">
                <text:p>1.190093</text:p>
              </table:table-cell>
              <table:table-cell office:value-type="float" office:value="1.520893">
                <text:p>1.5208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177629">
                <text:p>1.177629</text:p>
              </table:table-cell>
              <table:table-cell office:value-type="float" office:value="1.482304">
                <text:p>1.4823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167599">
                <text:p>1.167599</text:p>
              </table:table-cell>
              <table:table-cell office:value-type="float" office:value="1.443715">
                <text:p>1.4437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157984">
                <text:p>1.157984</text:p>
              </table:table-cell>
              <table:table-cell office:value-type="float" office:value="1.405126">
                <text:p>1.4051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148758">
                <text:p>1.148758</text:p>
              </table:table-cell>
              <table:table-cell office:value-type="float" office:value="1.366538">
                <text:p>1.366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.113205">
                <text:p>1.113205</text:p>
              </table:table-cell>
              <table:table-cell office:value-type="float" office:value="1.328644">
                <text:p>1.328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.090149">
                <text:p>1.090149</text:p>
              </table:table-cell>
              <table:table-cell office:value-type="float" office:value="1.291311">
                <text:p>1.2913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1.076949">
                <text:p>1.076949</text:p>
              </table:table-cell>
              <table:table-cell office:value-type="float" office:value="1.253978">
                <text:p>1.2539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1.058247">
                <text:p>1.058247</text:p>
              </table:table-cell>
              <table:table-cell office:value-type="float" office:value="1.216646">
                <text:p>1.2166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1.041422">
                <text:p>1.041422</text:p>
              </table:table-cell>
              <table:table-cell office:value-type="float" office:value="1.179313">
                <text:p>1.179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1.020741">
                <text:p>1.020741</text:p>
              </table:table-cell>
              <table:table-cell office:value-type="float" office:value="1.141597">
                <text:p>1.1415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1.014036">
                <text:p>1.014036</text:p>
              </table:table-cell>
              <table:table-cell office:value-type="float" office:value="1.103572">
                <text:p>1.103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1.012607">
                <text:p>1.012607</text:p>
              </table:table-cell>
              <table:table-cell office:value-type="float" office:value="1.065548">
                <text:p>1.0655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1.008005">
                <text:p>1.008005</text:p>
              </table:table-cell>
              <table:table-cell office:value-type="float" office:value="1.027523">
                <text:p>1.0275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1.004157">
                <text:p>1.004157</text:p>
              </table:table-cell>
              <table:table-cell office:value-type="float" office:value="0.9894982">
                <text:p>0.98949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1.012007">
                <text:p>1.012007</text:p>
              </table:table-cell>
              <table:table-cell office:value-type="float" office:value="0.9557112">
                <text:p>0.9557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1.021571">
                <text:p>1.021571</text:p>
              </table:table-cell>
              <table:table-cell office:value-type="float" office:value="0.9253455">
                <text:p>0.9253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1.028256">
                <text:p>1.028256</text:p>
              </table:table-cell>
              <table:table-cell office:value-type="float" office:value="0.8949799">
                <text:p>0.89497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1.041352">
                <text:p>1.041352</text:p>
              </table:table-cell>
              <table:table-cell office:value-type="float" office:value="0.8646143">
                <text:p>0.86461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1.059315">
                <text:p>1.059315</text:p>
              </table:table-cell>
              <table:table-cell office:value-type="float" office:value="0.8342487">
                <text:p>0.83424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1.06641">
                <text:p>1.06641</text:p>
              </table:table-cell>
              <table:table-cell office:value-type="float" office:value="0.8152207">
                <text:p>0.81522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1.063486">
                <text:p>1.063486</text:p>
              </table:table-cell>
              <table:table-cell office:value-type="float" office:value="0.8053464">
                <text:p>0.80534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1.061487">
                <text:p>1.061487</text:p>
              </table:table-cell>
              <table:table-cell office:value-type="float" office:value="0.795472">
                <text:p>0.795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1.058689">
                <text:p>1.058689</text:p>
              </table:table-cell>
              <table:table-cell office:value-type="float" office:value="0.7855977">
                <text:p>0.78559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1.055983">
                <text:p>1.055983</text:p>
              </table:table-cell>
              <table:table-cell office:value-type="float" office:value="0.7757233">
                <text:p>0.77572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1.043988">
                <text:p>1.043988</text:p>
              </table:table-cell>
              <table:table-cell office:value-type="float" office:value="0.767286">
                <text:p>0.7672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1.03857">
                <text:p>1.03857</text:p>
              </table:table-cell>
              <table:table-cell office:value-type="float" office:value="0.7600089">
                <text:p>0.76000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1.036844">
                <text:p>1.036844</text:p>
              </table:table-cell>
              <table:table-cell office:value-type="float" office:value="0.7527318">
                <text:p>0.75273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1.032103">
                <text:p>1.032103</text:p>
              </table:table-cell>
              <table:table-cell office:value-type="float" office:value="0.7454547">
                <text:p>0.74545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1.028204">
                <text:p>1.028204</text:p>
              </table:table-cell>
              <table:table-cell office:value-type="float" office:value="0.7381776">
                <text:p>0.7381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1.034067">
                <text:p>1.034067</text:p>
              </table:table-cell>
              <table:table-cell office:value-type="float" office:value="0.7315237">
                <text:p>0.73152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1.04162">
                <text:p>1.04162</text:p>
              </table:table-cell>
              <table:table-cell office:value-type="float" office:value="0.725373">
                <text:p>0.725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1.047074">
                <text:p>1.047074</text:p>
              </table:table-cell>
              <table:table-cell office:value-type="float" office:value="0.7192223">
                <text:p>0.7192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1.059046">
                <text:p>1.059046</text:p>
              </table:table-cell>
              <table:table-cell office:value-type="float" office:value="0.7130716">
                <text:p>0.7130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.074296">
                <text:p>1.074296</text:p>
              </table:table-cell>
              <table:table-cell office:value-type="float" office:value="0.7069208">
                <text:p>0.70692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.091615">
                <text:p>1.091615</text:p>
              </table:table-cell>
              <table:table-cell office:value-type="float" office:value="0.7068834">
                <text:p>0.70688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.097098">
                <text:p>1.097098</text:p>
              </table:table-cell>
              <table:table-cell office:value-type="float" office:value="0.7117815">
                <text:p>0.71178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.099191">
                <text:p>1.099191</text:p>
              </table:table-cell>
              <table:table-cell office:value-type="float" office:value="0.7166796">
                <text:p>0.71667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1.107277">
                <text:p>1.107277</text:p>
              </table:table-cell>
              <table:table-cell office:value-type="float" office:value="0.7215777">
                <text:p>0.72157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1.116185">
                <text:p>1.116185</text:p>
              </table:table-cell>
              <table:table-cell office:value-type="float" office:value="0.7264758">
                <text:p>0.72647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.130719">
                <text:p>1.130719</text:p>
              </table:table-cell>
              <table:table-cell office:value-type="float" office:value="0.730728">
                <text:p>0.7307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.138234">
                <text:p>1.138234</text:p>
              </table:table-cell>
              <table:table-cell office:value-type="float" office:value="0.7344588">
                <text:p>0.73445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.144801">
                <text:p>1.144801</text:p>
              </table:table-cell>
              <table:table-cell office:value-type="float" office:value="0.7381896">
                <text:p>0.73818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.160682">
                <text:p>1.160682</text:p>
              </table:table-cell>
              <table:table-cell office:value-type="float" office:value="0.7419204">
                <text:p>0.74192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.179783">
                <text:p>1.179783</text:p>
              </table:table-cell>
              <table:table-cell office:value-type="float" office:value="0.7456511">
                <text:p>0.74565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.131727">
                <text:p>1.131727</text:p>
              </table:table-cell>
              <table:table-cell office:value-type="float" office:value="0.7450264">
                <text:p>0.74502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1.093839">
                <text:p>1.093839</text:p>
              </table:table-cell>
              <table:table-cell office:value-type="float" office:value="0.7408852">
                <text:p>0.74088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1.072369">
                <text:p>1.072369</text:p>
              </table:table-cell>
              <table:table-cell office:value-type="float" office:value="0.736744">
                <text:p>0.7367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1.044504">
                <text:p>1.044504</text:p>
              </table:table-cell>
              <table:table-cell office:value-type="float" office:value="0.7326028">
                <text:p>0.73260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1.021837">
                <text:p>1.021837</text:p>
              </table:table-cell>
              <table:table-cell office:value-type="float" office:value="0.7284616">
                <text:p>0.72846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1.016698">
                <text:p>1.016698</text:p>
              </table:table-cell>
              <table:table-cell office:value-type="float" office:value="0.7183784">
                <text:p>0.71837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1.020561">
                <text:p>1.020561</text:p>
              </table:table-cell>
              <table:table-cell office:value-type="float" office:value="0.7034979">
                <text:p>0.70349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1.023377">
                <text:p>1.023377</text:p>
              </table:table-cell>
              <table:table-cell office:value-type="float" office:value="0.6886174">
                <text:p>0.68861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1.028236">
                <text:p>1.028236</text:p>
              </table:table-cell>
              <table:table-cell office:value-type="float" office:value="0.6737369">
                <text:p>0.67373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1.033754">
                <text:p>1.033754</text:p>
              </table:table-cell>
              <table:table-cell office:value-type="float" office:value="0.6588564">
                <text:p>0.65885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1.046998">
                <text:p>1.046998</text:p>
              </table:table-cell>
              <table:table-cell office:value-type="float" office:value="0.6461093">
                <text:p>0.64610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1.05943">
                <text:p>1.05943</text:p>
              </table:table-cell>
              <table:table-cell office:value-type="float" office:value="0.6350846">
                <text:p>0.63508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1.071587">
                <text:p>1.071587</text:p>
              </table:table-cell>
              <table:table-cell office:value-type="float" office:value="0.62406">
                <text:p>0.624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1.097882">
                <text:p>1.097882</text:p>
              </table:table-cell>
              <table:table-cell office:value-type="float" office:value="0.6130353">
                <text:p>0.61303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1.136766">
                <text:p>1.136766</text:p>
              </table:table-cell>
              <table:table-cell office:value-type="float" office:value="0.6020106">
                <text:p>0.60201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1.120247">
                <text:p>1.120247</text:p>
              </table:table-cell>
              <table:table-cell office:value-type="float" office:value="0.5919058">
                <text:p>0.59190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1.084053">
                <text:p>1.084053</text:p>
              </table:table-cell>
              <table:table-cell office:value-type="float" office:value="0.5825437">
                <text:p>0.582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1.056093">
                <text:p>1.056093</text:p>
              </table:table-cell>
              <table:table-cell office:value-type="float" office:value="0.5731816">
                <text:p>0.57318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1.016426">
                <text:p>1.016426</text:p>
              </table:table-cell>
              <table:table-cell office:value-type="float" office:value="0.5638194">
                <text:p>0.5638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9730399">
                <text:p>0.9730399</text:p>
              </table:table-cell>
              <table:table-cell office:value-type="float" office:value="0.5544573">
                <text:p>0.55445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9428369">
                <text:p>0.9428369</text:p>
              </table:table-cell>
              <table:table-cell office:value-type="float" office:value="0.5419766">
                <text:p>0.5419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9336326">
                <text:p>0.9336326</text:p>
              </table:table-cell>
              <table:table-cell office:value-type="float" office:value="0.5269781">
                <text:p>0.52697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928159">
                <text:p>0.928159</text:p>
              </table:table-cell>
              <table:table-cell office:value-type="float" office:value="0.5119796">
                <text:p>0.51197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9192368">
                <text:p>0.9192368</text:p>
              </table:table-cell>
              <table:table-cell office:value-type="float" office:value="0.4969811">
                <text:p>0.49698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9093886">
                <text:p>0.9093886</text:p>
              </table:table-cell>
              <table:table-cell office:value-type="float" office:value="0.4819827">
                <text:p>0.48198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9069608">
                <text:p>0.9069608</text:p>
              </table:table-cell>
              <table:table-cell office:value-type="float" office:value="0.4678089">
                <text:p>0.46780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915489">
                <text:p>0.915489</text:p>
              </table:table-cell>
              <table:table-cell office:value-type="float" office:value="0.4543009">
                <text:p>0.45430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9258873">
                <text:p>0.9258873</text:p>
              </table:table-cell>
              <table:table-cell office:value-type="float" office:value="0.440793">
                <text:p>0.440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9333731">
                <text:p>0.9333731</text:p>
              </table:table-cell>
              <table:table-cell office:value-type="float" office:value="0.427285">
                <text:p>0.4272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9395625">
                <text:p>0.9395625</text:p>
              </table:table-cell>
              <table:table-cell office:value-type="float" office:value="0.4137771">
                <text:p>0.41377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9519913">
                <text:p>0.9519913</text:p>
              </table:table-cell>
              <table:table-cell office:value-type="float" office:value="0.4032992">
                <text:p>0.40329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9655382">
                <text:p>0.9655382</text:p>
              </table:table-cell>
              <table:table-cell office:value-type="float" office:value="0.3952676">
                <text:p>0.39526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9763166">
                <text:p>0.9763166</text:p>
              </table:table-cell>
              <table:table-cell office:value-type="float" office:value="0.387236">
                <text:p>0.387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9866489">
                <text:p>0.9866489</text:p>
              </table:table-cell>
              <table:table-cell office:value-type="float" office:value="0.3792043">
                <text:p>0.37920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9958857">
                <text:p>0.9958857</text:p>
              </table:table-cell>
              <table:table-cell office:value-type="float" office:value="0.3711727">
                <text:p>0.37117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993659">
                <text:p>0.993659</text:p>
              </table:table-cell>
              <table:table-cell office:value-type="float" office:value="0.3674126">
                <text:p>0.36741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9951292">
                <text:p>0.9951292</text:p>
              </table:table-cell>
              <table:table-cell office:value-type="float" office:value="0.367101">
                <text:p>0.3671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1.000421">
                <text:p>1.000421</text:p>
              </table:table-cell>
              <table:table-cell office:value-type="float" office:value="0.3667894">
                <text:p>0.36678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1.002128">
                <text:p>1.002128</text:p>
              </table:table-cell>
              <table:table-cell office:value-type="float" office:value="0.3664778">
                <text:p>0.36647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1.003193">
                <text:p>1.003193</text:p>
              </table:table-cell>
              <table:table-cell office:value-type="float" office:value="0.3661663">
                <text:p>0.36616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1.012706">
                <text:p>1.012706</text:p>
              </table:table-cell>
              <table:table-cell office:value-type="float" office:value="0.3682372">
                <text:p>0.3682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1.022003">
                <text:p>1.022003</text:p>
              </table:table-cell>
              <table:table-cell office:value-type="float" office:value="0.3722317">
                <text:p>0.37223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1.02841">
                <text:p>1.02841</text:p>
              </table:table-cell>
              <table:table-cell office:value-type="float" office:value="0.3762262">
                <text:p>0.37622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1.041231">
                <text:p>1.041231</text:p>
              </table:table-cell>
              <table:table-cell office:value-type="float" office:value="0.3802206">
                <text:p>0.38022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1.059541">
                <text:p>1.059541</text:p>
              </table:table-cell>
              <table:table-cell office:value-type="float" office:value="0.3842151">
                <text:p>0.38421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1.067309">
                <text:p>1.067309</text:p>
              </table:table-cell>
              <table:table-cell office:value-type="float" office:value="0.3975183">
                <text:p>0.39751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1.065561">
                <text:p>1.065561</text:p>
              </table:table-cell>
              <table:table-cell office:value-type="float" office:value="0.418337">
                <text:p>0.4183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1.06539">
                <text:p>1.06539</text:p>
              </table:table-cell>
              <table:table-cell office:value-type="float" office:value="0.4391557">
                <text:p>0.4391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1.064238">
                <text:p>1.064238</text:p>
              </table:table-cell>
              <table:table-cell office:value-type="float" office:value="0.4599744">
                <text:p>0.45997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1.063147">
                <text:p>1.063147</text:p>
              </table:table-cell>
              <table:table-cell office:value-type="float" office:value="0.480793">
                <text:p>0.4807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1.055588">
                <text:p>1.055588</text:p>
              </table:table-cell>
              <table:table-cell office:value-type="float" office:value="0.5001553">
                <text:p>0.50015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1.0533">
                <text:p>1.0533</text:p>
              </table:table-cell>
              <table:table-cell office:value-type="float" office:value="0.5183418">
                <text:p>0.51834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1.054163">
                <text:p>1.054163</text:p>
              </table:table-cell>
              <table:table-cell office:value-type="float" office:value="0.5365282">
                <text:p>0.53652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1.051849">
                <text:p>1.051849</text:p>
              </table:table-cell>
              <table:table-cell office:value-type="float" office:value="0.5547147">
                <text:p>0.55471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1.04985">
                <text:p>1.04985</text:p>
              </table:table-cell>
              <table:table-cell office:value-type="float" office:value="0.5729011">
                <text:p>0.57290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1.037169">
                <text:p>1.037169</text:p>
              </table:table-cell>
              <table:table-cell office:value-type="float" office:value="0.5897025">
                <text:p>0.58970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1.037581">
                <text:p>1.037581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.046901">
                <text:p>1.046901</text:p>
              </table:table-cell>
              <table:table-cell office:value-type="float" office:value="0.621069">
                <text:p>0.6210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.050936">
                <text:p>1.050936</text:p>
              </table:table-cell>
              <table:table-cell office:value-type="float" office:value="0.6367522">
                <text:p>0.63675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.056217">
                <text:p>1.056217</text:p>
              </table:table-cell>
              <table:table-cell office:value-type="float" office:value="0.6524355">
                <text:p>0.6524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.141864">
                <text:p>1.141864</text:p>
              </table:table-cell>
              <table:table-cell office:value-type="float" office:value="0.6710931">
                <text:p>0.67109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.273187">
                <text:p>1.273187</text:p>
              </table:table-cell>
              <table:table-cell office:value-type="float" office:value="0.6921522">
                <text:p>0.69215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.354821">
                <text:p>1.354821</text:p>
              </table:table-cell>
              <table:table-cell office:value-type="float" office:value="0.7132113">
                <text:p>0.71321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1.566044">
                <text:p>1.566044</text:p>
              </table:table-cell>
              <table:table-cell office:value-type="float" office:value="0.7342704">
                <text:p>0.73427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1.80025">
                <text:p>1.80025</text:p>
              </table:table-cell>
              <table:table-cell office:value-type="float" office:value="0.7553294">
                <text:p>0.75532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1.748003">
                <text:p>1.748003</text:p>
              </table:table-cell>
              <table:table-cell office:value-type="float" office:value="0.792453">
                <text:p>0.7924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1.683956">
                <text:p>1.683956</text:p>
              </table:table-cell>
              <table:table-cell office:value-type="float" office:value="0.8425466">
                <text:p>0.84254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1.717305">
                <text:p>1.717305</text:p>
              </table:table-cell>
              <table:table-cell office:value-type="float" office:value="0.8926401">
                <text:p>0.89264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1.690889">
                <text:p>1.690889</text:p>
              </table:table-cell>
              <table:table-cell office:value-type="float" office:value="0.9427336">
                <text:p>0.94273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1.670025">
                <text:p>1.670025</text:p>
              </table:table-cell>
              <table:table-cell office:value-type="float" office:value="0.9928271">
                <text:p>0.99282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1.626189">
                <text:p>1.626189</text:p>
              </table:table-cell>
              <table:table-cell office:value-type="float" office:value="1.03613">
                <text:p>1.036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1.727195">
                <text:p>1.727195</text:p>
              </table:table-cell>
              <table:table-cell office:value-type="float" office:value="1.073951">
                <text:p>1.073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1.9004">
                <text:p>1.9004</text:p>
              </table:table-cell>
              <table:table-cell office:value-type="float" office:value="1.111772">
                <text:p>1.1117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.019545">
                <text:p>2.019545</text:p>
              </table:table-cell>
              <table:table-cell office:value-type="float" office:value="1.149592">
                <text:p>1.1495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.120598">
                <text:p>2.120598</text:p>
              </table:table-cell>
              <table:table-cell office:value-type="float" office:value="1.187413">
                <text:p>1.187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.263551">
                <text:p>2.263551</text:p>
              </table:table-cell>
              <table:table-cell office:value-type="float" office:value="1.227996">
                <text:p>1.2279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.330222">
                <text:p>2.330222</text:p>
              </table:table-cell>
              <table:table-cell office:value-type="float" office:value="1.27081">
                <text:p>1.270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358884">
                <text:p>2.358884</text:p>
              </table:table-cell>
              <table:table-cell office:value-type="float" office:value="1.313624">
                <text:p>1.3136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384209">
                <text:p>2.384209</text:p>
              </table:table-cell>
              <table:table-cell office:value-type="float" office:value="1.356438">
                <text:p>1.3564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408393">
                <text:p>2.408393</text:p>
              </table:table-cell>
              <table:table-cell office:value-type="float" office:value="1.399252">
                <text:p>1.3992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434649">
                <text:p>2.434649</text:p>
              </table:table-cell>
              <table:table-cell office:value-type="float" office:value="1.453708">
                <text:p>1.4537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456485">
                <text:p>2.456485</text:p>
              </table:table-cell>
              <table:table-cell office:value-type="float" office:value="1.517563">
                <text:p>1.5175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470509">
                <text:p>2.470509</text:p>
              </table:table-cell>
              <table:table-cell office:value-type="float" office:value="1.581419">
                <text:p>1.5814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488799">
                <text:p>2.488799</text:p>
              </table:table-cell>
              <table:table-cell office:value-type="float" office:value="1.645275">
                <text:p>1.6452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.51575">
                <text:p>2.51575</text:p>
              </table:table-cell>
              <table:table-cell office:value-type="float" office:value="1.70913">
                <text:p>1.709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.435905">
                <text:p>2.435905</text:p>
              </table:table-cell>
              <table:table-cell office:value-type="float" office:value="1.773946">
                <text:p>1.7739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.40804">
                <text:p>2.40804</text:p>
              </table:table-cell>
              <table:table-cell office:value-type="float" office:value="1.839537">
                <text:p>1.8395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.427325">
                <text:p>2.427325</text:p>
              </table:table-cell>
              <table:table-cell office:value-type="float" office:value="1.905128">
                <text:p>1.905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.445017">
                <text:p>2.445017</text:p>
              </table:table-cell>
              <table:table-cell office:value-type="float" office:value="1.970719">
                <text:p>1.9707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.445619">
                <text:p>2.445619</text:p>
              </table:table-cell>
              <table:table-cell office:value-type="float" office:value="2.03631">
                <text:p>2.036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2.462575">
                <text:p>2.462575</text:p>
              </table:table-cell>
              <table:table-cell office:value-type="float" office:value="2.097272">
                <text:p>2.0972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.565034">
                <text:p>2.565034</text:p>
              </table:table-cell>
              <table:table-cell office:value-type="float" office:value="2.154496">
                <text:p>2.1544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2.930756">
                <text:p>2.930756</text:p>
              </table:table-cell>
              <table:table-cell office:value-type="float" office:value="2.21172">
                <text:p>2.211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3.570264">
                <text:p>3.570264</text:p>
              </table:table-cell>
              <table:table-cell office:value-type="float" office:value="2.268943">
                <text:p>2.2689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4.128413">
                <text:p>4.128413</text:p>
              </table:table-cell>
              <table:table-cell office:value-type="float" office:value="2.326167">
                <text:p>2.326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4.543426">
                <text:p>4.543426</text:p>
              </table:table-cell>
              <table:table-cell office:value-type="float" office:value="2.411298">
                <text:p>2.411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4.582063">
                <text:p>4.582063</text:p>
              </table:table-cell>
              <table:table-cell office:value-type="float" office:value="2.51896">
                <text:p>2.518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4.584466">
                <text:p>4.584466</text:p>
              </table:table-cell>
              <table:table-cell office:value-type="float" office:value="2.626622">
                <text:p>2.6266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4.585759">
                <text:p>4.585759</text:p>
              </table:table-cell>
              <table:table-cell office:value-type="float" office:value="2.734284">
                <text:p>2.734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4.586368">
                <text:p>4.586368</text:p>
              </table:table-cell>
              <table:table-cell office:value-type="float" office:value="2.841946">
                <text:p>2.8419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4.586435">
                <text:p>4.586435</text:p>
              </table:table-cell>
              <table:table-cell office:value-type="float" office:value="2.987797">
                <text:p>2.9877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4.586441">
                <text:p>4.586441</text:p>
              </table:table-cell>
              <table:table-cell office:value-type="float" office:value="3.164479">
                <text:p>3.1644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4.586501">
                <text:p>4.586501</text:p>
              </table:table-cell>
              <table:table-cell office:value-type="float" office:value="3.341161">
                <text:p>3.3411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4.586535">
                <text:p>4.586535</text:p>
              </table:table-cell>
              <table:table-cell office:value-type="float" office:value="3.517844">
                <text:p>3.5178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4.586552">
                <text:p>4.586552</text:p>
              </table:table-cell>
              <table:table-cell office:value-type="float" office:value="3.694526">
                <text:p>3.694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4.586587">
                <text:p>4.586587</text:p>
              </table:table-cell>
              <table:table-cell office:value-type="float" office:value="3.859689">
                <text:p>3.8596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4.58659">
                <text:p>4.58659</text:p>
              </table:table-cell>
              <table:table-cell office:value-type="float" office:value="4.015551">
                <text:p>4.0155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4.586589">
                <text:p>4.586589</text:p>
              </table:table-cell>
              <table:table-cell office:value-type="float" office:value="4.171413">
                <text:p>4.171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4.586589">
                <text:p>4.586589</text:p>
              </table:table-cell>
              <table:table-cell office:value-type="float" office:value="4.327276">
                <text:p>4.3272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4.586589">
                <text:p>4.586589</text:p>
              </table:table-cell>
              <table:table-cell office:value-type="float" office:value="4.483138">
                <text:p>4.4831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586584">
                <text:p>4.586584</text:p>
              </table:table-cell>
              <table:table-cell office:value-type="float" office:value="4.637091">
                <text:p>4.6370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586542">
                <text:p>4.586542</text:p>
              </table:table-cell>
              <table:table-cell office:value-type="float" office:value="4.789502">
                <text:p>4.7895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586498">
                <text:p>4.586498</text:p>
              </table:table-cell>
              <table:table-cell office:value-type="float" office:value="4.941914">
                <text:p>4.9419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586387">
                <text:p>4.586387</text:p>
              </table:table-cell>
              <table:table-cell office:value-type="float" office:value="5.094325">
                <text:p>5.0943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585957">
                <text:p>4.585957</text:p>
              </table:table-cell>
              <table:table-cell office:value-type="float" office:value="5.246736">
                <text:p>5.2467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580088">
                <text:p>4.580088</text:p>
              </table:table-cell>
              <table:table-cell office:value-type="float" office:value="5.335718">
                <text:p>5.3357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567393">
                <text:p>4.567393</text:p>
              </table:table-cell>
              <table:table-cell office:value-type="float" office:value="5.373491">
                <text:p>5.3734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580687">
                <text:p>4.580687</text:p>
              </table:table-cell>
              <table:table-cell office:value-type="float" office:value="5.411263">
                <text:p>5.4112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584284">
                <text:p>4.584284</text:p>
              </table:table-cell>
              <table:table-cell office:value-type="float" office:value="5.449036">
                <text:p>5.4490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585082">
                <text:p>4.585082</text:p>
              </table:table-cell>
              <table:table-cell office:value-type="float" office:value="5.486808">
                <text:p>5.4868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58656">
                <text:p>4.58656</text:p>
              </table:table-cell>
              <table:table-cell office:value-type="float" office:value="5.506632">
                <text:p>5.5066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4.586589">
                <text:p>4.586589</text:p>
              </table:table-cell>
              <table:table-cell office:value-type="float" office:value="5.511964">
                <text:p>5.5119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4.586589">
                <text:p>4.586589</text:p>
              </table:table-cell>
              <table:table-cell office:value-type="float" office:value="5.517296">
                <text:p>5.5172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4.58659">
                <text:p>4.58659</text:p>
              </table:table-cell>
              <table:table-cell office:value-type="float" office:value="5.522628">
                <text:p>5.5226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4.58659">
                <text:p>4.58659</text:p>
              </table:table-cell>
              <table:table-cell office:value-type="float" office:value="5.527961">
                <text:p>5.5279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4.58659">
                <text:p>4.58659</text:p>
              </table:table-cell>
              <table:table-cell office:value-type="float" office:value="5.59054">
                <text:p>5.590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4.586589">
                <text:p>4.586589</text:p>
              </table:table-cell>
              <table:table-cell office:value-type="float" office:value="5.69934">
                <text:p>5.699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4.586587">
                <text:p>4.586587</text:p>
              </table:table-cell>
              <table:table-cell office:value-type="float" office:value="5.808139">
                <text:p>5.8081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4.586582">
                <text:p>4.586582</text:p>
              </table:table-cell>
              <table:table-cell office:value-type="float" office:value="5.916939">
                <text:p>5.9169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4.586567">
                <text:p>4.586567</text:p>
              </table:table-cell>
              <table:table-cell office:value-type="float" office:value="6.025738">
                <text:p>6.0257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4.586469">
                <text:p>4.586469</text:p>
              </table:table-cell>
              <table:table-cell office:value-type="float" office:value="6.091508">
                <text:p>6.091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4.586181">
                <text:p>4.586181</text:p>
              </table:table-cell>
              <table:table-cell office:value-type="float" office:value="6.122538">
                <text:p>6.1225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4.586073">
                <text:p>4.586073</text:p>
              </table:table-cell>
              <table:table-cell office:value-type="float" office:value="6.153567">
                <text:p>6.1535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4.585864">
                <text:p>4.585864</text:p>
              </table:table-cell>
              <table:table-cell office:value-type="float" office:value="6.184597">
                <text:p>6.1845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585315">
                <text:p>4.585315</text:p>
              </table:table-cell>
              <table:table-cell office:value-type="float" office:value="6.215626">
                <text:p>6.2156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4.586023">
                <text:p>4.586023</text:p>
              </table:table-cell>
              <table:table-cell office:value-type="float" office:value="6.211658">
                <text:p>6.211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4.586335">
                <text:p>4.586335</text:p>
              </table:table-cell>
              <table:table-cell office:value-type="float" office:value="6.179433">
                <text:p>6.1794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4.586208">
                <text:p>4.586208</text:p>
              </table:table-cell>
              <table:table-cell office:value-type="float" office:value="6.147208">
                <text:p>6.1472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4.586096">
                <text:p>4.586096</text:p>
              </table:table-cell>
              <table:table-cell office:value-type="float" office:value="6.114983">
                <text:p>6.1149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4.58612">
                <text:p>4.58612</text:p>
              </table:table-cell>
              <table:table-cell office:value-type="float" office:value="6.082758">
                <text:p>6.0827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4.585591">
                <text:p>4.585591</text:p>
              </table:table-cell>
              <table:table-cell office:value-type="float" office:value="6.052966">
                <text:p>6.0529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4.583742">
                <text:p>4.583742</text:p>
              </table:table-cell>
              <table:table-cell office:value-type="float" office:value="6.025138">
                <text:p>6.0251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4.581012">
                <text:p>4.581012</text:p>
              </table:table-cell>
              <table:table-cell office:value-type="float" office:value="5.99731">
                <text:p>5.9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4.57519">
                <text:p>4.57519</text:p>
              </table:table-cell>
              <table:table-cell office:value-type="float" office:value="5.969482">
                <text:p>5.969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4.561122">
                <text:p>4.561122</text:p>
              </table:table-cell>
              <table:table-cell office:value-type="float" office:value="5.941654">
                <text:p>5.9416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4.491136">
                <text:p>4.491136</text:p>
              </table:table-cell>
              <table:table-cell office:value-type="float" office:value="5.8879">
                <text:p>5.88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4.334765">
                <text:p>4.334765</text:p>
              </table:table-cell>
              <table:table-cell office:value-type="float" office:value="5.813214">
                <text:p>5.8132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4.274687">
                <text:p>4.274687</text:p>
              </table:table-cell>
              <table:table-cell office:value-type="float" office:value="5.738528">
                <text:p>5.7385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4.170415">
                <text:p>4.170415</text:p>
              </table:table-cell>
              <table:table-cell office:value-type="float" office:value="5.663842">
                <text:p>5.6638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3.950248">
                <text:p>3.950248</text:p>
              </table:table-cell>
              <table:table-cell office:value-type="float" office:value="5.589157">
                <text:p>5.5891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3.984962">
                <text:p>3.984962</text:p>
              </table:table-cell>
              <table:table-cell office:value-type="float" office:value="5.501419">
                <text:p>5.5014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104355">
                <text:p>4.104355</text:p>
              </table:table-cell>
              <table:table-cell office:value-type="float" office:value="5.403143">
                <text:p>5.4031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092253">
                <text:p>4.092253</text:p>
              </table:table-cell>
              <table:table-cell office:value-type="float" office:value="5.304868">
                <text:p>5.3048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096369">
                <text:p>4.096369</text:p>
              </table:table-cell>
              <table:table-cell office:value-type="float" office:value="5.206593">
                <text:p>5.2065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4.133695">
                <text:p>4.133695</text:p>
              </table:table-cell>
              <table:table-cell office:value-type="float" office:value="5.108317">
                <text:p>5.1083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4.127102">
                <text:p>4.127102</text:p>
              </table:table-cell>
              <table:table-cell office:value-type="float" office:value="5.023638">
                <text:p>5.0236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4.074796">
                <text:p>4.074796</text:p>
              </table:table-cell>
              <table:table-cell office:value-type="float" office:value="4.949935">
                <text:p>4.9499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4.006964">
                <text:p>4.006964</text:p>
              </table:table-cell>
              <table:table-cell office:value-type="float" office:value="4.876232">
                <text:p>4.8762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3.935388">
                <text:p>3.935388</text:p>
              </table:table-cell>
              <table:table-cell office:value-type="float" office:value="4.80253">
                <text:p>4.80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3.862933">
                <text:p>3.862933</text:p>
              </table:table-cell>
              <table:table-cell office:value-type="float" office:value="4.728827">
                <text:p>4.7288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3.359588">
                <text:p>3.359588</text:p>
              </table:table-cell>
              <table:table-cell office:value-type="float" office:value="4.660224">
                <text:p>4.6602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2.966046">
                <text:p>2.966046</text:p>
              </table:table-cell>
              <table:table-cell office:value-type="float" office:value="4.595739">
                <text:p>4.5957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2.995935">
                <text:p>2.995935</text:p>
              </table:table-cell>
              <table:table-cell office:value-type="float" office:value="4.531253">
                <text:p>4.5312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2.97651">
                <text:p>2.97651</text:p>
              </table:table-cell>
              <table:table-cell office:value-type="float" office:value="4.466768">
                <text:p>4.4667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2.862057">
                <text:p>2.862057</text:p>
              </table:table-cell>
              <table:table-cell office:value-type="float" office:value="4.402282">
                <text:p>4.4022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2.98803">
                <text:p>2.98803</text:p>
              </table:table-cell>
              <table:table-cell office:value-type="float" office:value="4.339864">
                <text:p>4.3398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3.270742">
                <text:p>3.270742</text:p>
              </table:table-cell>
              <table:table-cell office:value-type="float" office:value="4.279114">
                <text:p>4.2791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3.460287">
                <text:p>3.460287</text:p>
              </table:table-cell>
              <table:table-cell office:value-type="float" office:value="4.218365">
                <text:p>4.2183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3.667388">
                <text:p>3.667388</text:p>
              </table:table-cell>
              <table:table-cell office:value-type="float" office:value="4.157615">
                <text:p>4.1576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3.892483">
                <text:p>3.892483</text:p>
              </table:table-cell>
              <table:table-cell office:value-type="float" office:value="4.096866">
                <text:p>4.0968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4.40993">
                <text:p>4.40993</text:p>
              </table:table-cell>
              <table:table-cell office:value-type="float" office:value="4.060341">
                <text:p>4.0603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4.536706">
                <text:p>4.536706</text:p>
              </table:table-cell>
              <table:table-cell office:value-type="float" office:value="4.043374">
                <text:p>4.043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4.530029">
                <text:p>4.530029</text:p>
              </table:table-cell>
              <table:table-cell office:value-type="float" office:value="4.026406">
                <text:p>4.0264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4.533442">
                <text:p>4.533442</text:p>
              </table:table-cell>
              <table:table-cell office:value-type="float" office:value="4.009439">
                <text:p>4.0094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4.553088">
                <text:p>4.553088</text:p>
              </table:table-cell>
              <table:table-cell office:value-type="float" office:value="3.992472">
                <text:p>3.9924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4.550475">
                <text:p>4.550475</text:p>
              </table:table-cell>
              <table:table-cell office:value-type="float" office:value="3.990835">
                <text:p>3.9908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4.525366">
                <text:p>4.525366</text:p>
              </table:table-cell>
              <table:table-cell office:value-type="float" office:value="4.001574">
                <text:p>4.0015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4.478264">
                <text:p>4.478264</text:p>
              </table:table-cell>
              <table:table-cell office:value-type="float" office:value="4.012314">
                <text:p>4.0123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4.401163">
                <text:p>4.401163</text:p>
              </table:table-cell>
              <table:table-cell office:value-type="float" office:value="4.023053">
                <text:p>4.0230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4.287162">
                <text:p>4.287162</text:p>
              </table:table-cell>
              <table:table-cell office:value-type="float" office:value="4.033792">
                <text:p>4.0337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3.520279">
                <text:p>3.520279</text:p>
              </table:table-cell>
              <table:table-cell office:value-type="float" office:value="4.016385">
                <text:p>4.0163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.730486">
                <text:p>2.730486</text:p>
              </table:table-cell>
              <table:table-cell office:value-type="float" office:value="3.976254">
                <text:p>3.976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.600089">
                <text:p>2.600089</text:p>
              </table:table-cell>
              <table:table-cell office:value-type="float" office:value="3.936122">
                <text:p>3.9361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.480401">
                <text:p>2.480401</text:p>
              </table:table-cell>
              <table:table-cell office:value-type="float" office:value="3.895991">
                <text:p>3.895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373308">
                <text:p>2.373308</text:p>
              </table:table-cell>
              <table:table-cell office:value-type="float" office:value="3.855859">
                <text:p>3.8558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334787">
                <text:p>2.334787</text:p>
              </table:table-cell>
              <table:table-cell office:value-type="float" office:value="3.788177">
                <text:p>3.7881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339629">
                <text:p>2.339629</text:p>
              </table:table-cell>
              <table:table-cell office:value-type="float" office:value="3.69825">
                <text:p>3.69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345612">
                <text:p>2.345612</text:p>
              </table:table-cell>
              <table:table-cell office:value-type="float" office:value="3.608324">
                <text:p>3.6083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350979">
                <text:p>2.350979</text:p>
              </table:table-cell>
              <table:table-cell office:value-type="float" office:value="3.518397">
                <text:p>3.5183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355994">
                <text:p>2.355994</text:p>
              </table:table-cell>
              <table:table-cell office:value-type="float" office:value="3.428471">
                <text:p>3.4284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423617">
                <text:p>2.423617</text:p>
              </table:table-cell>
              <table:table-cell office:value-type="float" office:value="3.348822">
                <text:p>3.3488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514595">
                <text:p>2.514595</text:p>
              </table:table-cell>
              <table:table-cell office:value-type="float" office:value="3.27747">
                <text:p>3.277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523893">
                <text:p>2.523893</text:p>
              </table:table-cell>
              <table:table-cell office:value-type="float" office:value="3.206119">
                <text:p>3.2061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563473">
                <text:p>2.563473</text:p>
              </table:table-cell>
              <table:table-cell office:value-type="float" office:value="3.134768">
                <text:p>3.1347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.672177">
                <text:p>2.672177</text:p>
              </table:table-cell>
              <table:table-cell office:value-type="float" office:value="3.063416">
                <text:p>3.0634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.549491">
                <text:p>2.549491</text:p>
              </table:table-cell>
              <table:table-cell office:value-type="float" office:value="3.005226">
                <text:p>3.0052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2.390231">
                <text:p>2.390231</text:p>
              </table:table-cell>
              <table:table-cell office:value-type="float" office:value="2.957662">
                <text:p>2.9576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.313644">
                <text:p>2.313644</text:p>
              </table:table-cell>
              <table:table-cell office:value-type="float" office:value="2.910098">
                <text:p>2.9100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.185512">
                <text:p>2.185512</text:p>
              </table:table-cell>
              <table:table-cell office:value-type="float" office:value="2.862534">
                <text:p>2.8625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.01702">
                <text:p>2.01702</text:p>
              </table:table-cell>
              <table:table-cell office:value-type="float" office:value="2.81497">
                <text:p>2.814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1.728929">
                <text:p>1.728929</text:p>
              </table:table-cell>
              <table:table-cell office:value-type="float" office:value="2.759319">
                <text:p>2.7593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1.617711">
                <text:p>1.617711</text:p>
              </table:table-cell>
              <table:table-cell office:value-type="float" office:value="2.697139">
                <text:p>2.6971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1.615857">
                <text:p>1.615857</text:p>
              </table:table-cell>
              <table:table-cell office:value-type="float" office:value="2.63496">
                <text:p>2.634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1.545117">
                <text:p>1.545117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.483712">
                <text:p>1.483712</text:p>
              </table:table-cell>
              <table:table-cell office:value-type="float" office:value="2.510601">
                <text:p>2.5106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.598546">
                <text:p>1.598546</text:p>
              </table:table-cell>
              <table:table-cell office:value-type="float" office:value="2.450399">
                <text:p>2.4503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.711886">
                <text:p>1.711886</text:p>
              </table:table-cell>
              <table:table-cell office:value-type="float" office:value="2.391794">
                <text:p>2.3917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1.759723">
                <text:p>1.759723</text:p>
              </table:table-cell>
              <table:table-cell office:value-type="float" office:value="2.333189">
                <text:p>2.3331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852098">
                <text:p>1.852098</text:p>
              </table:table-cell>
              <table:table-cell office:value-type="float" office:value="2.274584">
                <text:p>2.2745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.937143">
                <text:p>1.937143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1.986162">
                <text:p>1.986162</text:p>
              </table:table-cell>
              <table:table-cell office:value-type="float" office:value="2.172652">
                <text:p>2.1726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1.982399">
                <text:p>1.982399</text:p>
              </table:table-cell>
              <table:table-cell office:value-type="float" office:value="2.14166">
                <text:p>2.141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1.967232">
                <text:p>1.967232</text:p>
              </table:table-cell>
              <table:table-cell office:value-type="float" office:value="2.110668">
                <text:p>2.1106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1.959902">
                <text:p>1.959902</text:p>
              </table:table-cell>
              <table:table-cell office:value-type="float" office:value="2.079676">
                <text:p>2.0796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1.952087">
                <text:p>1.952087</text:p>
              </table:table-cell>
              <table:table-cell office:value-type="float" office:value="2.048684">
                <text:p>2.0486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1.966906">
                <text:p>1.966906</text:p>
              </table:table-cell>
              <table:table-cell office:value-type="float" office:value="2.023143">
                <text:p>2.0231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1.953181">
                <text:p>1.953181</text:p>
              </table:table-cell>
              <table:table-cell office:value-type="float" office:value="2.002003">
                <text:p>2.0020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1.919645">
                <text:p>1.919645</text:p>
              </table:table-cell>
              <table:table-cell office:value-type="float" office:value="1.980862">
                <text:p>1.9808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1.900806">
                <text:p>1.900806</text:p>
              </table:table-cell>
              <table:table-cell office:value-type="float" office:value="1.959722">
                <text:p>1.9597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1.881023">
                <text:p>1.881023</text:p>
              </table:table-cell>
              <table:table-cell office:value-type="float" office:value="1.938582">
                <text:p>1.9385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1.859295">
                <text:p>1.859295</text:p>
              </table:table-cell>
              <table:table-cell office:value-type="float" office:value="1.918711">
                <text:p>1.9187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1.811655">
                <text:p>1.811655</text:p>
              </table:table-cell>
              <table:table-cell office:value-type="float" office:value="1.899867">
                <text:p>1.8998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1.755167">
                <text:p>1.755167</text:p>
              </table:table-cell>
              <table:table-cell office:value-type="float" office:value="1.881022">
                <text:p>1.8810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1.707491">
                <text:p>1.707491</text:p>
              </table:table-cell>
              <table:table-cell office:value-type="float" office:value="1.862178">
                <text:p>1.8621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1.65959">
                <text:p>1.65959</text:p>
              </table:table-cell>
              <table:table-cell office:value-type="float" office:value="1.843333">
                <text:p>1.843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1.689034">
                <text:p>1.689034</text:p>
              </table:table-cell>
              <table:table-cell office:value-type="float" office:value="1.822403">
                <text:p>1.8224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1.680019">
                <text:p>1.680019</text:p>
              </table:table-cell>
              <table:table-cell office:value-type="float" office:value="1.799789">
                <text:p>1.7997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642348">
                <text:p>1.642348</text:p>
              </table:table-cell>
              <table:table-cell office:value-type="float" office:value="1.777176">
                <text:p>1.7771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649879">
                <text:p>1.649879</text:p>
              </table:table-cell>
              <table:table-cell office:value-type="float" office:value="1.754562">
                <text:p>1.7545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661528">
                <text:p>1.661528</text:p>
              </table:table-cell>
              <table:table-cell office:value-type="float" office:value="1.731948">
                <text:p>1.7319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353204">
                <text:p>1.353204</text:p>
              </table:table-cell>
              <table:table-cell office:value-type="float" office:value="1.706089">
                <text:p>1.7060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209802">
                <text:p>1.209802</text:p>
              </table:table-cell>
              <table:table-cell office:value-type="float" office:value="1.677612">
                <text:p>1.677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162314">
                <text:p>1.162314</text:p>
              </table:table-cell>
              <table:table-cell office:value-type="float" office:value="1.649134">
                <text:p>1.6491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093051">
                <text:p>1.093051</text:p>
              </table:table-cell>
              <table:table-cell office:value-type="float" office:value="1.620657">
                <text:p>1.6206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.055787">
                <text:p>1.055787</text:p>
              </table:table-cell>
              <table:table-cell office:value-type="float" office:value="1.592179">
                <text:p>1.5921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1.048272">
                <text:p>1.048272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.054654">
                <text:p>1.054654</text:p>
              </table:table-cell>
              <table:table-cell office:value-type="float" office:value="1.513883">
                <text:p>1.5138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.062251">
                <text:p>1.062251</text:p>
              </table:table-cell>
              <table:table-cell office:value-type="float" office:value="1.471666">
                <text:p>1.4716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071247">
                <text:p>1.071247</text:p>
              </table:table-cell>
              <table:table-cell office:value-type="float" office:value="1.429449">
                <text:p>1.4294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081759">
                <text:p>1.081759</text:p>
              </table:table-cell>
              <table:table-cell office:value-type="float" office:value="1.387233">
                <text:p>1.3872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128234">
                <text:p>1.128234</text:p>
              </table:table-cell>
              <table:table-cell office:value-type="float" office:value="1.356065">
                <text:p>1.3560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168176">
                <text:p>1.168176</text:p>
              </table:table-cell>
              <table:table-cell office:value-type="float" office:value="1.333817">
                <text:p>1.3338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190522">
                <text:p>1.190522</text:p>
              </table:table-cell>
              <table:table-cell office:value-type="float" office:value="1.311569">
                <text:p>1.3115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249899">
                <text:p>1.249899</text:p>
              </table:table-cell>
              <table:table-cell office:value-type="float" office:value="1.289322">
                <text:p>1.2893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321121">
                <text:p>1.321121</text:p>
              </table:table-cell>
              <table:table-cell office:value-type="float" office:value="1.267074">
                <text:p>1.2670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333316">
                <text:p>1.333316</text:p>
              </table:table-cell>
              <table:table-cell office:value-type="float" office:value="1.255684">
                <text:p>1.255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308502">
                <text:p>1.308502</text:p>
              </table:table-cell>
              <table:table-cell office:value-type="float" office:value="1.253061">
                <text:p>1.2530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290867">
                <text:p>1.290867</text:p>
              </table:table-cell>
              <table:table-cell office:value-type="float" office:value="1.250437">
                <text:p>1.2504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269117">
                <text:p>1.269117</text:p>
              </table:table-cell>
              <table:table-cell office:value-type="float" office:value="1.247813">
                <text:p>1.2478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249036">
                <text:p>1.249036</text:p>
              </table:table-cell>
              <table:table-cell office:value-type="float" office:value="1.245189">
                <text:p>1.2451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213852">
                <text:p>1.213852</text:p>
              </table:table-cell>
              <table:table-cell office:value-type="float" office:value="1.241592">
                <text:p>1.2415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198217">
                <text:p>1.198217</text:p>
              </table:table-cell>
              <table:table-cell office:value-type="float" office:value="1.237209">
                <text:p>1.2372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193181">
                <text:p>1.193181</text:p>
              </table:table-cell>
              <table:table-cell office:value-type="float" office:value="1.232826">
                <text:p>1.2328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179806">
                <text:p>1.179806</text:p>
              </table:table-cell>
              <table:table-cell office:value-type="float" office:value="1.228443">
                <text:p>1.2284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167884">
                <text:p>1.167884</text:p>
              </table:table-cell>
              <table:table-cell office:value-type="float" office:value="1.22406">
                <text:p>1.224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246675">
                <text:p>1.246675</text:p>
              </table:table-cell>
              <table:table-cell office:value-type="float" office:value="1.218628">
                <text:p>1.2186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308363">
                <text:p>1.308363</text:p>
              </table:table-cell>
              <table:table-cell office:value-type="float" office:value="1.212348">
                <text:p>1.2123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328549">
                <text:p>1.328549</text:p>
              </table:table-cell>
              <table:table-cell office:value-type="float" office:value="1.206069">
                <text:p>1.2060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416109">
                <text:p>1.416109</text:p>
              </table:table-cell>
              <table:table-cell office:value-type="float" office:value="1.19979">
                <text:p>1.199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521114">
                <text:p>1.521114</text:p>
              </table:table-cell>
              <table:table-cell office:value-type="float" office:value="1.19351">
                <text:p>1.193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455123">
                <text:p>1.455123</text:p>
              </table:table-cell>
              <table:table-cell office:value-type="float" office:value="1.189381">
                <text:p>1.1893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352646">
                <text:p>1.352646</text:p>
              </table:table-cell>
              <table:table-cell office:value-type="float" office:value="1.186988">
                <text:p>1.1869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291538">
                <text:p>1.291538</text:p>
              </table:table-cell>
              <table:table-cell office:value-type="float" office:value="1.184595">
                <text:p>1.1845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220437">
                <text:p>1.220437</text:p>
              </table:table-cell>
              <table:table-cell office:value-type="float" office:value="1.182202">
                <text:p>1.1822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164983">
                <text:p>1.164983</text:p>
              </table:table-cell>
              <table:table-cell office:value-type="float" office:value="1.179809">
                <text:p>1.1798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108341">
                <text:p>1.108341</text:p>
              </table:table-cell>
              <table:table-cell office:value-type="float" office:value="1.168204">
                <text:p>1.1682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085974">
                <text:p>1.085974</text:p>
              </table:table-cell>
              <table:table-cell office:value-type="float" office:value="1.149162">
                <text:p>1.1491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075373">
                <text:p>1.075373</text:p>
              </table:table-cell>
              <table:table-cell office:value-type="float" office:value="1.130121">
                <text:p>1.1301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1.059436">
                <text:p>1.059436</text:p>
              </table:table-cell>
              <table:table-cell office:value-type="float" office:value="1.111079">
                <text:p>1.1110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.046926">
                <text:p>1.046926</text:p>
              </table:table-cell>
              <table:table-cell office:value-type="float" office:value="1.092037">
                <text:p>1.0920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1.038626">
                <text:p>1.038626</text:p>
              </table:table-cell>
              <table:table-cell office:value-type="float" office:value="1.069414">
                <text:p>1.0694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1.037409">
                <text:p>1.037409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1.037759">
                <text:p>1.037759</text:p>
              </table:table-cell>
              <table:table-cell office:value-type="float" office:value="1.018386">
                <text:p>1.0183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1.036386">
                <text:p>1.036386</text:p>
              </table:table-cell>
              <table:table-cell office:value-type="float" office:value="0.9928716">
                <text:p>0.9928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1.035124">
                <text:p>1.035124</text:p>
              </table:table-cell>
              <table:table-cell office:value-type="float" office:value="0.9673574">
                <text:p>0.96735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1.036268">
                <text:p>1.036268</text:p>
              </table:table-cell>
              <table:table-cell office:value-type="float" office:value="0.9459834">
                <text:p>0.94598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1.039219">
                <text:p>1.039219</text:p>
              </table:table-cell>
              <table:table-cell office:value-type="float" office:value="0.9279519">
                <text:p>0.9279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1.042444">
                <text:p>1.042444</text:p>
              </table:table-cell>
              <table:table-cell office:value-type="float" office:value="0.9099204">
                <text:p>0.90992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1.046135">
                <text:p>1.046135</text:p>
              </table:table-cell>
              <table:table-cell office:value-type="float" office:value="0.8918889">
                <text:p>0.89188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1.050123">
                <text:p>1.050123</text:p>
              </table:table-cell>
              <table:table-cell office:value-type="float" office:value="0.8738574">
                <text:p>0.87385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1.06263">
                <text:p>1.06263</text:p>
              </table:table-cell>
              <table:table-cell office:value-type="float" office:value="0.8628732">
                <text:p>0.86287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1.072646">
                <text:p>1.072646</text:p>
              </table:table-cell>
              <table:table-cell office:value-type="float" office:value="0.8575788">
                <text:p>0.85757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1.079278">
                <text:p>1.079278</text:p>
              </table:table-cell>
              <table:table-cell office:value-type="float" office:value="0.8522845">
                <text:p>0.8522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.093475">
                <text:p>1.093475</text:p>
              </table:table-cell>
              <table:table-cell office:value-type="float" office:value="0.8469901">
                <text:p>0.84699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.109995">
                <text:p>1.109995</text:p>
              </table:table-cell>
              <table:table-cell office:value-type="float" office:value="0.8416957">
                <text:p>0.84169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140236">
                <text:p>1.140236</text:p>
              </table:table-cell>
              <table:table-cell office:value-type="float" office:value="0.842035">
                <text:p>0.8420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153017">
                <text:p>1.153017</text:p>
              </table:table-cell>
              <table:table-cell office:value-type="float" office:value="0.8469227">
                <text:p>0.84692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156257">
                <text:p>1.156257</text:p>
              </table:table-cell>
              <table:table-cell office:value-type="float" office:value="0.8518105">
                <text:p>0.85181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173774">
                <text:p>1.173774</text:p>
              </table:table-cell>
              <table:table-cell office:value-type="float" office:value="0.8566982">
                <text:p>0.85669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193013">
                <text:p>1.193013</text:p>
              </table:table-cell>
              <table:table-cell office:value-type="float" office:value="0.861586">
                <text:p>0.8615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145513">
                <text:p>1.145513</text:p>
              </table:table-cell>
              <table:table-cell office:value-type="float" office:value="0.8661089">
                <text:p>0.86610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113409">
                <text:p>1.113409</text:p>
              </table:table-cell>
              <table:table-cell office:value-type="float" office:value="0.8703372">
                <text:p>0.87033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098796">
                <text:p>1.098796</text:p>
              </table:table-cell>
              <table:table-cell office:value-type="float" office:value="0.8745654">
                <text:p>0.87456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075702">
                <text:p>1.075702</text:p>
              </table:table-cell>
              <table:table-cell office:value-type="float" office:value="0.8787937">
                <text:p>0.87879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.058744">
                <text:p>1.058744</text:p>
              </table:table-cell>
              <table:table-cell office:value-type="float" office:value="0.883022">
                <text:p>0.8830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1.057648">
                <text:p>1.057648</text:p>
              </table:table-cell>
              <table:table-cell office:value-type="float" office:value="0.8814873">
                <text:p>0.88148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1.062113">
                <text:p>1.062113</text:p>
              </table:table-cell>
              <table:table-cell office:value-type="float" office:value="0.8752997">
                <text:p>0.87529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1.06501">
                <text:p>1.06501</text:p>
              </table:table-cell>
              <table:table-cell office:value-type="float" office:value="0.869112">
                <text:p>0.869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1.070528">
                <text:p>1.070528</text:p>
              </table:table-cell>
              <table:table-cell office:value-type="float" office:value="0.8629244">
                <text:p>0.86292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.07646">
                <text:p>1.07646</text:p>
              </table:table-cell>
              <table:table-cell office:value-type="float" office:value="0.8567368">
                <text:p>0.85673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.077515">
                <text:p>1.077515</text:p>
              </table:table-cell>
              <table:table-cell office:value-type="float" office:value="0.8528014">
                <text:p>0.85280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.076639">
                <text:p>1.076639</text:p>
              </table:table-cell>
              <table:table-cell office:value-type="float" office:value="0.8506842">
                <text:p>0.85068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.076585">
                <text:p>1.076585</text:p>
              </table:table-cell>
              <table:table-cell office:value-type="float" office:value="0.8485671">
                <text:p>0.84856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.075768">
                <text:p>1.075768</text:p>
              </table:table-cell>
              <table:table-cell office:value-type="float" office:value="0.84645">
                <text:p>0.846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1.074997">
                <text:p>1.074997</text:p>
              </table:table-cell>
              <table:table-cell office:value-type="float" office:value="0.8443328">
                <text:p>0.84433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1.07378">
                <text:p>1.07378</text:p>
              </table:table-cell>
              <table:table-cell office:value-type="float" office:value="0.8428737">
                <text:p>0.84287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1.074018">
                <text:p>1.074018</text:p>
              </table:table-cell>
              <table:table-cell office:value-type="float" office:value="0.8419457">
                <text:p>0.84194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1.074856">
                <text:p>1.074856</text:p>
              </table:table-cell>
              <table:table-cell office:value-type="float" office:value="0.8410178">
                <text:p>0.84101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1.075031">
                <text:p>1.075031</text:p>
              </table:table-cell>
              <table:table-cell office:value-type="float" office:value="0.8400899">
                <text:p>0.84008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1.07524">
                <text:p>1.07524</text:p>
              </table:table-cell>
              <table:table-cell office:value-type="float" office:value="0.8391619">
                <text:p>0.83916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1.063173">
                <text:p>1.063173</text:p>
              </table:table-cell>
              <table:table-cell office:value-type="float" office:value="0.8391576">
                <text:p>0.83915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1.059964">
                <text:p>1.059964</text:p>
              </table:table-cell>
              <table:table-cell office:value-type="float" office:value="0.8398989">
                <text:p>0.83989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1.062501">
                <text:p>1.062501</text:p>
              </table:table-cell>
              <table:table-cell office:value-type="float" office:value="0.8406402">
                <text:p>0.84064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1.059779">
                <text:p>1.059779</text:p>
              </table:table-cell>
              <table:table-cell office:value-type="float" office:value="0.8413815">
                <text:p>0.84138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1.057585">
                <text:p>1.057585</text:p>
              </table:table-cell>
              <table:table-cell office:value-type="float" office:value="0.8421228">
                <text:p>0.84212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1.067147">
                <text:p>1.067147</text:p>
              </table:table-cell>
              <table:table-cell office:value-type="float" office:value="0.8441389">
                <text:p>0.84413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.081731">
                <text:p>1.081731</text:p>
              </table:table-cell>
              <table:table-cell office:value-type="float" office:value="0.8471843">
                <text:p>0.84718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096038">
                <text:p>1.096038</text:p>
              </table:table-cell>
              <table:table-cell office:value-type="float" office:value="0.8502297">
                <text:p>0.85022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118367">
                <text:p>1.118367</text:p>
              </table:table-cell>
              <table:table-cell office:value-type="float" office:value="0.8532751">
                <text:p>0.85327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145581">
                <text:p>1.145581</text:p>
              </table:table-cell>
              <table:table-cell office:value-type="float" office:value="0.8563205">
                <text:p>0.85632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077506">
                <text:p>1.077506</text:p>
              </table:table-cell>
              <table:table-cell office:value-type="float" office:value="0.866238">
                <text:p>0.8662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078774">
                <text:p>1.078774</text:p>
              </table:table-cell>
              <table:table-cell office:value-type="float" office:value="0.8817039">
                <text:p>0.88170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147372">
                <text:p>1.147372</text:p>
              </table:table-cell>
              <table:table-cell office:value-type="float" office:value="0.8971698">
                <text:p>0.89716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198536">
                <text:p>1.198536</text:p>
              </table:table-cell>
              <table:table-cell office:value-type="float" office:value="0.9126357">
                <text:p>0.91263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273973">
                <text:p>1.273973</text:p>
              </table:table-cell>
              <table:table-cell office:value-type="float" office:value="0.9281016">
                <text:p>0.92810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.831851">
                <text:p>1.831851</text:p>
              </table:table-cell>
              <table:table-cell office:value-type="float" office:value="0.9468446">
                <text:p>0.94684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2.191576">
                <text:p>2.191576</text:p>
              </table:table-cell>
              <table:table-cell office:value-type="float" office:value="0.9682334">
                <text:p>0.96823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2.282318">
                <text:p>2.282318</text:p>
              </table:table-cell>
              <table:table-cell office:value-type="float" office:value="0.9896223">
                <text:p>0.9896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.356071">
                <text:p>2.356071</text:p>
              </table:table-cell>
              <table:table-cell office:value-type="float" office:value="1.011011">
                <text:p>1.0110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401203">
                <text:p>2.401203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449469">
                <text:p>2.449469</text:p>
              </table:table-cell>
              <table:table-cell office:value-type="float" office:value="1.083843">
                <text:p>1.0838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.484954">
                <text:p>2.484954</text:p>
              </table:table-cell>
              <table:table-cell office:value-type="float" office:value="1.15955">
                <text:p>1.159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.495979">
                <text:p>2.495979</text:p>
              </table:table-cell>
              <table:table-cell office:value-type="float" office:value="1.235257">
                <text:p>1.2352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2.514592">
                <text:p>2.514592</text:p>
              </table:table-cell>
              <table:table-cell office:value-type="float" office:value="1.310964">
                <text:p>1.3109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.551277">
                <text:p>2.551277</text:p>
              </table:table-cell>
              <table:table-cell office:value-type="float" office:value="1.386672">
                <text:p>1.3866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.601853">
                <text:p>2.601853</text:p>
              </table:table-cell>
              <table:table-cell office:value-type="float" office:value="1.461486">
                <text:p>1.4614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.630529">
                <text:p>2.630529</text:p>
              </table:table-cell>
              <table:table-cell office:value-type="float" office:value="1.535579">
                <text:p>1.5355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.618115">
                <text:p>2.618115</text:p>
              </table:table-cell>
              <table:table-cell office:value-type="float" office:value="1.609672">
                <text:p>1.6096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.612316">
                <text:p>2.612316</text:p>
              </table:table-cell>
              <table:table-cell office:value-type="float" office:value="1.683765">
                <text:p>1.6837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.619322">
                <text:p>2.619322</text:p>
              </table:table-cell>
              <table:table-cell office:value-type="float" office:value="1.757859">
                <text:p>1.7578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2.725768">
                <text:p>2.725768</text:p>
              </table:table-cell>
              <table:table-cell office:value-type="float" office:value="1.819956">
                <text:p>1.8199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.842312">
                <text:p>2.842312</text:p>
              </table:table-cell>
              <table:table-cell office:value-type="float" office:value="1.872369">
                <text:p>1.8723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.808207">
                <text:p>2.808207</text:p>
              </table:table-cell>
              <table:table-cell office:value-type="float" office:value="1.924782">
                <text:p>1.9247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800466">
                <text:p>2.800466</text:p>
              </table:table-cell>
              <table:table-cell office:value-type="float" office:value="1.977195">
                <text:p>1.9771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846463">
                <text:p>2.846463</text:p>
              </table:table-cell>
              <table:table-cell office:value-type="float" office:value="2.029608">
                <text:p>2.029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672948">
                <text:p>2.672948</text:p>
              </table:table-cell>
              <table:table-cell office:value-type="float" office:value="2.066553">
                <text:p>2.0665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498556">
                <text:p>2.498556</text:p>
              </table:table-cell>
              <table:table-cell office:value-type="float" office:value="2.091011">
                <text:p>2.0910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420137">
                <text:p>2.420137</text:p>
              </table:table-cell>
              <table:table-cell office:value-type="float" office:value="2.115469">
                <text:p>2.1154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308654">
                <text:p>2.308654</text:p>
              </table:table-cell>
              <table:table-cell office:value-type="float" office:value="2.139927">
                <text:p>2.1399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159962">
                <text:p>2.159962</text:p>
              </table:table-cell>
              <table:table-cell office:value-type="float" office:value="2.164385">
                <text:p>2.1643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049448">
                <text:p>2.049448</text:p>
              </table:table-cell>
              <table:table-cell office:value-type="float" office:value="2.16583">
                <text:p>2.165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1.975974">
                <text:p>1.975974</text:p>
              </table:table-cell>
              <table:table-cell office:value-type="float" office:value="2.148695">
                <text:p>2.148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1.901708">
                <text:p>1.901708</text:p>
              </table:table-cell>
              <table:table-cell office:value-type="float" office:value="2.131561">
                <text:p>2.1315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1.835658">
                <text:p>1.835658</text:p>
              </table:table-cell>
              <table:table-cell office:value-type="float" office:value="2.114426">
                <text:p>2.1144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1.768011">
                <text:p>1.768011</text:p>
              </table:table-cell>
              <table:table-cell office:value-type="float" office:value="2.097292">
                <text:p>2.0972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1.630078">
                <text:p>1.630078</text:p>
              </table:table-cell>
              <table:table-cell office:value-type="float" office:value="2.070942">
                <text:p>2.0709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1.519733">
                <text:p>1.519733</text:p>
              </table:table-cell>
              <table:table-cell office:value-type="float" office:value="2.037153">
                <text:p>2.037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1.446404">
                <text:p>1.446404</text:p>
              </table:table-cell>
              <table:table-cell office:value-type="float" office:value="2.003364">
                <text:p>2.0033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362621">
                <text:p>1.362621</text:p>
              </table:table-cell>
              <table:table-cell office:value-type="float" office:value="1.969576">
                <text:p>1.9695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291261">
                <text:p>1.291261</text:p>
              </table:table-cell>
              <table:table-cell office:value-type="float" office:value="1.935787">
                <text:p>1.9357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251922">
                <text:p>1.251922</text:p>
              </table:table-cell>
              <table:table-cell office:value-type="float" office:value="1.896295">
                <text:p>1.8962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232286">
                <text:p>1.232286</text:p>
              </table:table-cell>
              <table:table-cell office:value-type="float" office:value="1.8522">
                <text:p>1.85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217671">
                <text:p>1.217671</text:p>
              </table:table-cell>
              <table:table-cell office:value-type="float" office:value="1.808105">
                <text:p>1.808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206836">
                <text:p>1.206836</text:p>
              </table:table-cell>
              <table:table-cell office:value-type="float" office:value="1.76401">
                <text:p>1.764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196608">
                <text:p>1.196608</text:p>
              </table:table-cell>
              <table:table-cell office:value-type="float" office:value="1.719914">
                <text:p>1.7199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192147">
                <text:p>1.192147</text:p>
              </table:table-cell>
              <table:table-cell office:value-type="float" office:value="1.675552">
                <text:p>1.6755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186943">
                <text:p>1.186943</text:p>
              </table:table-cell>
              <table:table-cell office:value-type="float" office:value="1.630973">
                <text:p>1.6309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183318">
                <text:p>1.183318</text:p>
              </table:table-cell>
              <table:table-cell office:value-type="float" office:value="1.586394">
                <text:p>1.58639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184441">
                <text:p>1.184441</text:p>
              </table:table-cell>
              <table:table-cell office:value-type="float" office:value="1.541815">
                <text:p>1.5418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186147">
                <text:p>1.186147</text:p>
              </table:table-cell>
              <table:table-cell office:value-type="float" office:value="1.497237">
                <text:p>1.4972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140305">
                <text:p>1.140305</text:p>
              </table:table-cell>
              <table:table-cell office:value-type="float" office:value="1.45312">
                <text:p>1.453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107685">
                <text:p>1.107685</text:p>
              </table:table-cell>
              <table:table-cell office:value-type="float" office:value="1.409376">
                <text:p>1.4093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089133">
                <text:p>1.089133</text:p>
              </table:table-cell>
              <table:table-cell office:value-type="float" office:value="1.365632">
                <text:p>1.3656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1.064026">
                <text:p>1.064026</text:p>
              </table:table-cell>
              <table:table-cell office:value-type="float" office:value="1.321888">
                <text:p>1.3218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1.042937">
                <text:p>1.042937</text:p>
              </table:table-cell>
              <table:table-cell office:value-type="float" office:value="1.278144">
                <text:p>1.2781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1.025552">
                <text:p>1.025552</text:p>
              </table:table-cell>
              <table:table-cell office:value-type="float" office:value="1.234152">
                <text:p>1.2341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1.020255">
                <text:p>1.020255</text:p>
              </table:table-cell>
              <table:table-cell office:value-type="float" office:value="1.189962">
                <text:p>1.1899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1.018335">
                <text:p>1.018335</text:p>
              </table:table-cell>
              <table:table-cell office:value-type="float" office:value="1.145771">
                <text:p>1.1457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1.013964">
                <text:p>1.013964</text:p>
              </table:table-cell>
              <table:table-cell office:value-type="float" office:value="1.101581">
                <text:p>1.1015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1.010082">
                <text:p>1.010082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1.011491">
                <text:p>1.011491</text:p>
              </table:table-cell>
              <table:table-cell office:value-type="float" office:value="1.018466">
                <text:p>1.0184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1.015842">
                <text:p>1.015842</text:p>
              </table:table-cell>
              <table:table-cell office:value-type="float" office:value="0.9837934">
                <text:p>0.98379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1.019598">
                <text:p>1.019598</text:p>
              </table:table-cell>
              <table:table-cell office:value-type="float" office:value="0.9491208">
                <text:p>0.94912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1.023132">
                <text:p>1.023132</text:p>
              </table:table-cell>
              <table:table-cell office:value-type="float" office:value="0.9144482">
                <text:p>0.9144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1.026346">
                <text:p>1.026346</text:p>
              </table:table-cell>
              <table:table-cell office:value-type="float" office:value="0.8797757">
                <text:p>0.87977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1.029693">
                <text:p>1.029693</text:p>
              </table:table-cell>
              <table:table-cell office:value-type="float" office:value="0.8543984">
                <text:p>0.8543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1.032547">
                <text:p>1.032547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.035371">
                <text:p>1.035371</text:p>
              </table:table-cell>
              <table:table-cell office:value-type="float" office:value="0.8186535">
                <text:p>0.8186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.038832">
                <text:p>1.038832</text:p>
              </table:table-cell>
              <table:table-cell office:value-type="float" office:value="0.800781">
                <text:p>0.8007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.04249">
                <text:p>1.04249</text:p>
              </table:table-cell>
              <table:table-cell office:value-type="float" office:value="0.7829085">
                <text:p>0.78290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.043418">
                <text:p>1.043418</text:p>
              </table:table-cell>
              <table:table-cell office:value-type="float" office:value="0.772407">
                <text:p>0.7724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.045021">
                <text:p>1.045021</text:p>
              </table:table-cell>
              <table:table-cell office:value-type="float" office:value="0.7678564">
                <text:p>0.76785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1.047991">
                <text:p>1.047991</text:p>
              </table:table-cell>
              <table:table-cell office:value-type="float" office:value="0.7633058">
                <text:p>0.76330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.050056">
                <text:p>1.050056</text:p>
              </table:table-cell>
              <table:table-cell office:value-type="float" office:value="0.7587553">
                <text:p>0.75875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.052266">
                <text:p>1.052266</text:p>
              </table:table-cell>
              <table:table-cell office:value-type="float" office:value="0.7542047">
                <text:p>0.75420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.057428">
                <text:p>1.057428</text:p>
              </table:table-cell>
              <table:table-cell office:value-type="float" office:value="0.7544219">
                <text:p>0.75442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.06419">
                <text:p>1.06419</text:p>
              </table:table-cell>
              <table:table-cell office:value-type="float" office:value="0.7584882">
                <text:p>0.75848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.071617">
                <text:p>1.071617</text:p>
              </table:table-cell>
              <table:table-cell office:value-type="float" office:value="0.7625546">
                <text:p>0.76255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081148">
                <text:p>1.081148</text:p>
              </table:table-cell>
              <table:table-cell office:value-type="float" office:value="0.766621">
                <text:p>0.7666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092029">
                <text:p>1.092029</text:p>
              </table:table-cell>
              <table:table-cell office:value-type="float" office:value="0.7706874">
                <text:p>0.77068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168002">
                <text:p>1.168002</text:p>
              </table:table-cell>
              <table:table-cell office:value-type="float" office:value="0.7797726">
                <text:p>0.77977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233439">
                <text:p>1.233439</text:p>
              </table:table-cell>
              <table:table-cell office:value-type="float" office:value="0.79291">
                <text:p>0.792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262949">
                <text:p>1.262949</text:p>
              </table:table-cell>
              <table:table-cell office:value-type="float" office:value="0.8060473">
                <text:p>0.80604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368021">
                <text:p>1.368021</text:p>
              </table:table-cell>
              <table:table-cell office:value-type="float" office:value="0.8191847">
                <text:p>0.81918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502534">
                <text:p>1.502534</text:p>
              </table:table-cell>
              <table:table-cell office:value-type="float" office:value="0.832322">
                <text:p>0.8323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477254">
                <text:p>1.477254</text:p>
              </table:table-cell>
              <table:table-cell office:value-type="float" office:value="0.8487307">
                <text:p>0.84873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384494">
                <text:p>1.384494</text:p>
              </table:table-cell>
              <table:table-cell office:value-type="float" office:value="0.8677806">
                <text:p>0.86778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324942">
                <text:p>1.324942</text:p>
              </table:table-cell>
              <table:table-cell office:value-type="float" office:value="0.8868305">
                <text:p>0.88683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258133">
                <text:p>1.258133</text:p>
              </table:table-cell>
              <table:table-cell office:value-type="float" office:value="0.9058804">
                <text:p>0.90588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203114">
                <text:p>1.203114</text:p>
              </table:table-cell>
              <table:table-cell office:value-type="float" office:value="0.9249302">
                <text:p>0.92493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144136">
                <text:p>1.144136</text:p>
              </table:table-cell>
              <table:table-cell office:value-type="float" office:value="0.9322276">
                <text:p>0.93222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117202">
                <text:p>1.117202</text:p>
              </table:table-cell>
              <table:table-cell office:value-type="float" office:value="0.9300363">
                <text:p>0.93003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103548">
                <text:p>1.103548</text:p>
              </table:table-cell>
              <table:table-cell office:value-type="float" office:value="0.927845">
                <text:p>0.9278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.084459">
                <text:p>1.084459</text:p>
              </table:table-cell>
              <table:table-cell office:value-type="float" office:value="0.9256537">
                <text:p>0.92565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1.068318">
                <text:p>1.068318</text:p>
              </table:table-cell>
              <table:table-cell office:value-type="float" office:value="0.9234624">
                <text:p>0.92346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.071764">
                <text:p>1.071764</text:p>
              </table:table-cell>
              <table:table-cell office:value-type="float" office:value="0.9139007">
                <text:p>0.91390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.081187">
                <text:p>1.081187</text:p>
              </table:table-cell>
              <table:table-cell office:value-type="float" office:value="0.8983885">
                <text:p>0.89838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.089148">
                <text:p>1.089148</text:p>
              </table:table-cell>
              <table:table-cell office:value-type="float" office:value="0.8828763">
                <text:p>0.88287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106313">
                <text:p>1.106313</text:p>
              </table:table-cell>
              <table:table-cell office:value-type="float" office:value="0.8673641">
                <text:p>0.86736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128555">
                <text:p>1.128555</text:p>
              </table:table-cell>
              <table:table-cell office:value-type="float" office:value="0.8518519">
                <text:p>0.85185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.096375">
                <text:p>1.096375</text:p>
              </table:table-cell>
              <table:table-cell office:value-type="float" office:value="0.8359565">
                <text:p>0.83595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1.066642">
                <text:p>1.066642</text:p>
              </table:table-cell>
              <table:table-cell office:value-type="float" office:value="0.8197518">
                <text:p>0.81975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1.04902">
                <text:p>1.04902</text:p>
              </table:table-cell>
              <table:table-cell office:value-type="float" office:value="0.803547">
                <text:p>0.8035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1.025698">
                <text:p>1.025698</text:p>
              </table:table-cell>
              <table:table-cell office:value-type="float" office:value="0.7873423">
                <text:p>0.78734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1.005608">
                <text:p>1.005608</text:p>
              </table:table-cell>
              <table:table-cell office:value-type="float" office:value="0.7711375">
                <text:p>0.77113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1.004208">
                <text:p>1.004208</text:p>
              </table:table-cell>
              <table:table-cell office:value-type="float" office:value="0.7523939">
                <text:p>0.752393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1.011452">
                <text:p>1.011452</text:p>
              </table:table-cell>
              <table:table-cell office:value-type="float" office:value="0.7316005">
                <text:p>0.73160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1.01669">
                <text:p>1.01669</text:p>
              </table:table-cell>
              <table:table-cell office:value-type="float" office:value="0.710807">
                <text:p>0.7108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1.025421">
                <text:p>1.025421</text:p>
              </table:table-cell>
              <table:table-cell office:value-type="float" office:value="0.6900136">
                <text:p>0.69001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1.03567">
                <text:p>1.03567</text:p>
              </table:table-cell>
              <table:table-cell office:value-type="float" office:value="0.6692202">
                <text:p>0.66922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1.048386">
                <text:p>1.048386</text:p>
              </table:table-cell>
              <table:table-cell office:value-type="float" office:value="0.6528172">
                <text:p>0.65281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1.056403">
                <text:p>1.056403</text:p>
              </table:table-cell>
              <table:table-cell office:value-type="float" office:value="0.6399588">
                <text:p>0.63995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1.063451">
                <text:p>1.063451</text:p>
              </table:table-cell>
              <table:table-cell office:value-type="float" office:value="0.6271005">
                <text:p>0.62710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1.078763">
                <text:p>1.078763</text:p>
              </table:table-cell>
              <table:table-cell office:value-type="float" office:value="0.6142421">
                <text:p>0.61424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1.099817">
                <text:p>1.099817</text:p>
              </table:table-cell>
              <table:table-cell office:value-type="float" office:value="0.6013838">
                <text:p>0.60138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1.071815">
                <text:p>1.071815</text:p>
              </table:table-cell>
              <table:table-cell office:value-type="float" office:value="0.5896631">
                <text:p>0.58966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1.039014">
                <text:p>1.039014</text:p>
              </table:table-cell>
              <table:table-cell office:value-type="float" office:value="0.5788609">
                <text:p>0.57886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1.016538">
                <text:p>1.016538</text:p>
              </table:table-cell>
              <table:table-cell office:value-type="float" office:value="0.5680587">
                <text:p>0.56805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9861208">
                <text:p>0.9861208</text:p>
              </table:table-cell>
              <table:table-cell office:value-type="float" office:value="0.5572565">
                <text:p>0.55725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9550213">
                <text:p>0.9550213</text:p>
              </table:table-cell>
              <table:table-cell office:value-type="float" office:value="0.5464543">
                <text:p>0.54645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948183">
                <text:p>0.948183</text:p>
              </table:table-cell>
              <table:table-cell office:value-type="float" office:value="0.5334871">
                <text:p>0.53348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9576585">
                <text:p>0.9576585</text:p>
              </table:table-cell>
              <table:table-cell office:value-type="float" office:value="0.5187722">
                <text:p>0.51877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9652326">
                <text:p>0.9652326</text:p>
              </table:table-cell>
              <table:table-cell office:value-type="float" office:value="0.5040572">
                <text:p>0.50405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9737485">
                <text:p>0.9737485</text:p>
              </table:table-cell>
              <table:table-cell office:value-type="float" office:value="0.4893422">
                <text:p>0.48934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982211">
                <text:p>0.982211</text:p>
              </table:table-cell>
              <table:table-cell office:value-type="float" office:value="0.4746272">
                <text:p>0.47462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9898337">
                <text:p>0.9898337</text:p>
              </table:table-cell>
              <table:table-cell office:value-type="float" office:value="0.4630543">
                <text:p>0.46305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9938831">
                <text:p>0.9938831</text:p>
              </table:table-cell>
              <table:table-cell office:value-type="float" office:value="0.4540181">
                <text:p>0.45401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9968233">
                <text:p>0.9968233</text:p>
              </table:table-cell>
              <table:table-cell office:value-type="float" office:value="0.4449819">
                <text:p>0.44498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1.002081">
                <text:p>1.002081</text:p>
              </table:table-cell>
              <table:table-cell office:value-type="float" office:value="0.4359458">
                <text:p>0.43594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1.008325">
                <text:p>1.008325</text:p>
              </table:table-cell>
              <table:table-cell office:value-type="float" office:value="0.4269096">
                <text:p>0.42690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1.00851">
                <text:p>1.00851</text:p>
              </table:table-cell>
              <table:table-cell office:value-type="float" office:value="0.4199007">
                <text:p>0.41990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1.004677">
                <text:p>1.004677</text:p>
              </table:table-cell>
              <table:table-cell office:value-type="float" office:value="0.4145287">
                <text:p>0.41452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1.001169">
                <text:p>1.001169</text:p>
              </table:table-cell>
              <table:table-cell office:value-type="float" office:value="0.4091566">
                <text:p>0.40915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9968433">
                <text:p>0.9968433</text:p>
              </table:table-cell>
              <table:table-cell office:value-type="float" office:value="0.4037846">
                <text:p>0.40378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9921431">
                <text:p>0.9921431</text:p>
              </table:table-cell>
              <table:table-cell office:value-type="float" office:value="0.3984125">
                <text:p>0.3984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9802104">
                <text:p>0.9802104</text:p>
              </table:table-cell>
              <table:table-cell office:value-type="float" office:value="0.3931188">
                <text:p>0.39311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9729077">
                <text:p>0.9729077</text:p>
              </table:table-cell>
              <table:table-cell office:value-type="float" office:value="0.3878884">
                <text:p>0.38788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9697051">
                <text:p>0.9697051</text:p>
              </table:table-cell>
              <table:table-cell office:value-type="float" office:value="0.3826579">
                <text:p>0.38265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9632031">
                <text:p>0.9632031</text:p>
              </table:table-cell>
              <table:table-cell office:value-type="float" office:value="0.3774275">
                <text:p>0.37742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9563093">
                <text:p>0.9563093</text:p>
              </table:table-cell>
              <table:table-cell office:value-type="float" office:value="0.372197">
                <text:p>0.3721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9627639">
                <text:p>0.9627639</text:p>
              </table:table-cell>
              <table:table-cell office:value-type="float" office:value="0.3671546">
                <text:p>0.36715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9742276">
                <text:p>0.9742276</text:p>
              </table:table-cell>
              <table:table-cell office:value-type="float" office:value="0.362264">
                <text:p>0.3622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9828771">
                <text:p>0.9828771</text:p>
              </table:table-cell>
              <table:table-cell office:value-type="float" office:value="0.3573734">
                <text:p>0.35737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9928221">
                <text:p>0.9928221</text:p>
              </table:table-cell>
              <table:table-cell office:value-type="float" office:value="0.3524828">
                <text:p>0.3524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1.002692">
                <text:p>1.002692</text:p>
              </table:table-cell>
              <table:table-cell office:value-type="float" office:value="0.3475922">
                <text:p>0.34759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1.011131">
                <text:p>1.011131</text:p>
              </table:table-cell>
              <table:table-cell office:value-type="float" office:value="0.3457883">
                <text:p>0.34578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1.015159">
                <text:p>1.015159</text:p>
              </table:table-cell>
              <table:table-cell office:value-type="float" office:value="0.3464765">
                <text:p>0.34647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1.018047">
                <text:p>1.018047</text:p>
              </table:table-cell>
              <table:table-cell office:value-type="float" office:value="0.3471647">
                <text:p>0.34716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1.023702">
                <text:p>1.023702</text:p>
              </table:table-cell>
              <table:table-cell office:value-type="float" office:value="0.3478529">
                <text:p>0.34785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1.030564">
                <text:p>1.030564</text:p>
              </table:table-cell>
              <table:table-cell office:value-type="float" office:value="0.3485411">
                <text:p>0.34854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1.025456">
                <text:p>1.025456</text:p>
              </table:table-cell>
              <table:table-cell office:value-type="float" office:value="0.3500028">
                <text:p>0.350002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1.017575">
                <text:p>1.017575</text:p>
              </table:table-cell>
              <table:table-cell office:value-type="float" office:value="0.3520891">
                <text:p>0.35208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1.012043">
                <text:p>1.012043</text:p>
              </table:table-cell>
              <table:table-cell office:value-type="float" office:value="0.3541753">
                <text:p>0.35417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1.003871">
                <text:p>1.003871</text:p>
              </table:table-cell>
              <table:table-cell office:value-type="float" office:value="0.3562616">
                <text:p>0.35626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9954672">
                <text:p>0.9954672</text:p>
              </table:table-cell>
              <table:table-cell office:value-type="float" office:value="0.3583478">
                <text:p>0.35834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9966792">
                <text:p>0.9966792</text:p>
              </table:table-cell>
              <table:table-cell office:value-type="float" office:value="0.3589391">
                <text:p>0.35893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1.001759">
                <text:p>1.001759</text:p>
              </table:table-cell>
              <table:table-cell office:value-type="float" office:value="0.3583236">
                <text:p>0.35832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1.005439">
                <text:p>1.005439</text:p>
              </table:table-cell>
              <table:table-cell office:value-type="float" office:value="0.357708">
                <text:p>0.3577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1.011561">
                <text:p>1.011561</text:p>
              </table:table-cell>
              <table:table-cell office:value-type="float" office:value="0.3570924">
                <text:p>0.3570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1.018665">
                <text:p>1.018665</text:p>
              </table:table-cell>
              <table:table-cell office:value-type="float" office:value="0.3564768">
                <text:p>0.35647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1.018328">
                <text:p>1.018328</text:p>
              </table:table-cell>
              <table:table-cell office:value-type="float" office:value="0.3566665">
                <text:p>0.35666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1.014283">
                <text:p>1.014283</text:p>
              </table:table-cell>
              <table:table-cell office:value-type="float" office:value="0.3575064">
                <text:p>0.35750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1.011062">
                <text:p>1.011062</text:p>
              </table:table-cell>
              <table:table-cell office:value-type="float" office:value="0.3583463">
                <text:p>0.35834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1.006547">
                <text:p>1.006547</text:p>
              </table:table-cell>
              <table:table-cell office:value-type="float" office:value="0.3591862">
                <text:p>0.35918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1.001735">
                <text:p>1.001735</text:p>
              </table:table-cell>
              <table:table-cell office:value-type="float" office:value="0.3600261">
                <text:p>0.36002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1.002801">
                <text:p>1.002801</text:p>
              </table:table-cell>
              <table:table-cell office:value-type="float" office:value="0.3600316">
                <text:p>0.36003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1.005635">
                <text:p>1.005635</text:p>
              </table:table-cell>
              <table:table-cell office:value-type="float" office:value="0.3593636">
                <text:p>0.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